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654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1.74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0.188825711999925" calcext:value-type="float">
            <text:p>0.1888257119999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0525377999984" calcext:value-type="float">
            <text:p>0.290525377999984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3" calcext:value-type="float">
            <text:p>5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3727515999672" calcext:value-type="float">
            <text:p>0.393727515999672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3" calcext:value-type="float">
            <text:p>5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5718280999427" calcext:value-type="float">
            <text:p>0.495718280999427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7197258000051" calcext:value-type="float">
            <text:p>0.597197258000051</text:p>
          </table:table-cell>
          <table:table-cell office:value-type="float" office:value="100000" calcext:value-type="float">
            <text:p>100000</text:p>
          </table:table-cell>
          <table:table-cell office:value-type="float" office:value="45" calcext:value-type="float">
            <text:p>4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8928513999817" calcext:value-type="float">
            <text:p>0.6989285139998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" calcext:value-type="float">
            <text:p>96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0407820000146" calcext:value-type="float">
            <text:p>0.800407820000146</text:p>
          </table:table-cell>
          <table:table-cell office:value-type="float" office:value="100000" calcext:value-type="float">
            <text:p>100000</text:p>
          </table:table-cell>
          <table:table-cell office:value-type="float" office:value="51" calcext:value-type="float">
            <text:p>51</text:p>
          </table:table-cell>
          <table:table-cell office:value-type="float" office:value="1.3607619047619" calcext:value-type="float">
            <text:p>1.3607619047619</text:p>
          </table:table-cell>
          <table:table-cell office:value-type="float" office:value="0.201111093000691" calcext:value-type="float">
            <text:p>0.201111093000691</text:p>
          </table:table-cell>
        </table:table-row>
        <table:table-row table:style-name="ro1">
          <table:table-cell office:value-type="float" office:value="0.901727914999356" calcext:value-type="float">
            <text:p>0.90172791499935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3928" calcext:value-type="float">
            <text:p>63928</text:p>
          </table:table-cell>
          <table:table-cell office:value-type="float" office:value="1.08860952380952" calcext:value-type="float">
            <text:p>1.08860952380952</text:p>
          </table:table-cell>
          <table:table-cell office:value-type="float" office:value="0.225965859999633" calcext:value-type="float">
            <text:p>0.225965859999633</text:p>
          </table:table-cell>
        </table:table-row>
        <table:table-row table:style-name="ro1">
          <table:table-cell office:value-type="float" office:value="1.0499179769995" calcext:value-type="float">
            <text:p>1.0499179769995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870887619047619" calcext:value-type="float">
            <text:p>0.870887619047619</text:p>
          </table:table-cell>
          <table:table-cell office:value-type="float" office:value="0.225965859999633" calcext:value-type="float">
            <text:p>0.225965859999633</text:p>
          </table:table-cell>
        </table:table-row>
        <table:table-row table:style-name="ro1">
          <table:table-cell office:value-type="float" office:value="1.15095033899979" calcext:value-type="float">
            <text:p>1.15095033899979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696710095238095" calcext:value-type="float">
            <text:p>0.696710095238095</text:p>
          </table:table-cell>
          <table:table-cell office:value-type="float" office:value="0.245842616000118" calcext:value-type="float">
            <text:p>0.245842616000118</text:p>
          </table:table-cell>
        </table:table-row>
        <table:table-row table:style-name="ro1">
          <table:table-cell office:value-type="float" office:value="1.2524016540001" calcext:value-type="float">
            <text:p>1.2524016540001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739186258008658" calcext:value-type="float">
            <text:p>0.739186258008658</text:p>
          </table:table-cell>
          <table:table-cell office:value-type="float" office:value="0.201244412000051" calcext:value-type="float">
            <text:p>0.201244412000051</text:p>
          </table:table-cell>
        </table:table-row>
        <table:table-row table:style-name="ro1">
          <table:table-cell office:value-type="float" office:value="1.35399595599938" calcext:value-type="float">
            <text:p>1.35399595599938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758015673073593" calcext:value-type="float">
            <text:p>0.758015673073593</text:p>
          </table:table-cell>
          <table:table-cell office:value-type="float" office:value="0.210736804000589" calcext:value-type="float">
            <text:p>0.210736804000589</text:p>
          </table:table-cell>
        </table:table-row>
        <table:table-row table:style-name="ro1">
          <table:table-cell office:value-type="float" office:value="1.45601546899979" calcext:value-type="float">
            <text:p>1.45601546899979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914104846151182" calcext:value-type="float">
            <text:p>0.914104846151182</text:p>
          </table:table-cell>
          <table:table-cell office:value-type="float" office:value="0.202509030999863" calcext:value-type="float">
            <text:p>0.202509030999863</text:p>
          </table:table-cell>
        </table:table-row>
        <table:table-row table:style-name="ro1">
          <table:table-cell office:value-type="float" office:value="1.55697754099947" calcext:value-type="float">
            <text:p>1.55697754099947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1.01699816263523" calcext:value-type="float">
            <text:p>1.01699816263523</text:p>
          </table:table-cell>
          <table:table-cell office:value-type="float" office:value="0.20483683600014" calcext:value-type="float">
            <text:p>0.20483683600014</text:p>
          </table:table-cell>
        </table:table-row>
        <table:table-row table:style-name="ro1">
          <table:table-cell office:value-type="float" office:value="1.65821010299987" calcext:value-type="float">
            <text:p>1.65821010299987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1.08026519677485" calcext:value-type="float">
            <text:p>1.08026519677485</text:p>
          </table:table-cell>
          <table:table-cell office:value-type="float" office:value="0.201761031999922" calcext:value-type="float">
            <text:p>0.201761031999922</text:p>
          </table:table-cell>
        </table:table-row>
        <table:table-row table:style-name="ro1">
          <table:table-cell office:value-type="float" office:value="1.76051485799962" calcext:value-type="float">
            <text:p>1.76051485799962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1.11421215741988" calcext:value-type="float">
            <text:p>1.11421215741988</text:p>
          </table:table-cell>
          <table:table-cell office:value-type="float" office:value="0.20377743500012" calcext:value-type="float">
            <text:p>0.20377743500012</text:p>
          </table:table-cell>
        </table:table-row>
        <table:table-row table:style-name="ro1">
          <table:table-cell office:value-type="float" office:value="1.86232094399929" calcext:value-type="float">
            <text:p>1.86232094399929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1.12666384358296" calcext:value-type="float">
            <text:p>1.12666384358296</text:p>
          </table:table-cell>
          <table:table-cell office:value-type="float" office:value="0.202622947999771" calcext:value-type="float">
            <text:p>0.202622947999771</text:p>
          </table:table-cell>
        </table:table-row>
        <table:table-row table:style-name="ro1">
          <table:table-cell office:value-type="float" office:value="1.96377527299956" calcext:value-type="float">
            <text:p>1.96377527299956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1.12355329708859" calcext:value-type="float">
            <text:p>1.12355329708859</text:p>
          </table:table-cell>
          <table:table-cell office:value-type="float" office:value="0.206556396999986" calcext:value-type="float">
            <text:p>0.206556396999986</text:p>
          </table:table-cell>
        </table:table-row>
        <table:table-row table:style-name="ro1">
          <table:table-cell office:value-type="float" office:value="2.06523850399935" calcext:value-type="float">
            <text:p>2.06523850399935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1.00410579556561" calcext:value-type="float">
            <text:p>1.00410579556561</text:p>
          </table:table-cell>
          <table:table-cell office:value-type="float" office:value="0.20288803800031" calcext:value-type="float">
            <text:p>0.20288803800031</text:p>
          </table:table-cell>
        </table:table-row>
        <table:table-row table:style-name="ro1">
          <table:table-cell office:value-type="float" office:value="2.16601067099964" calcext:value-type="float">
            <text:p>2.16601067099964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90328463645249" calcext:value-type="float">
            <text:p>0.90328463645249</text:p>
          </table:table-cell>
          <table:table-cell office:value-type="float" office:value="0.203972989999784" calcext:value-type="float">
            <text:p>0.203972989999784</text:p>
          </table:table-cell>
        </table:table-row>
        <table:table-row table:style-name="ro1">
          <table:table-cell office:value-type="float" office:value="2.26857088399993" calcext:value-type="float">
            <text:p>2.26857088399993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817865804400087" calcext:value-type="float">
            <text:p>0.817865804400087</text:p>
          </table:table-cell>
          <table:table-cell office:value-type="float" office:value="0.21303934000025" calcext:value-type="float">
            <text:p>0.21303934000025</text:p>
          </table:table-cell>
        </table:table-row>
        <table:table-row table:style-name="ro1">
          <table:table-cell office:value-type="float" office:value="2.37003957999968" calcext:value-type="float">
            <text:p>2.37003957999968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745201734429161" calcext:value-type="float">
            <text:p>0.745201734429161</text:p>
          </table:table-cell>
          <table:table-cell office:value-type="float" office:value="0.204242105000048" calcext:value-type="float">
            <text:p>0.204242105000048</text:p>
          </table:table-cell>
        </table:table-row>
        <table:table-row table:style-name="ro1">
          <table:table-cell office:value-type="float" office:value="2.47110103399973" calcext:value-type="float">
            <text:p>2.47110103399973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683117909282459" calcext:value-type="float">
            <text:p>0.683117909282459</text:p>
          </table:table-cell>
          <table:table-cell office:value-type="float" office:value="0.204236829000365" calcext:value-type="float">
            <text:p>0.204236829000365</text:p>
          </table:table-cell>
        </table:table-row>
        <table:table-row table:style-name="ro1">
          <table:table-cell office:value-type="float" office:value="2.57267901799969" calcext:value-type="float">
            <text:p>2.57267901799969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629827660759301" calcext:value-type="float">
            <text:p>0.629827660759301</text:p>
          </table:table-cell>
          <table:table-cell office:value-type="float" office:value="0.204817134000223" calcext:value-type="float">
            <text:p>0.204817134000223</text:p>
          </table:table-cell>
        </table:table-row>
        <table:table-row table:style-name="ro1">
          <table:table-cell office:value-type="float" office:value="2.67458603700015" calcext:value-type="float">
            <text:p>2.67458603700015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58386212860744" calcext:value-type="float">
            <text:p>0.58386212860744</text:p>
          </table:table-cell>
          <table:table-cell office:value-type="float" office:value="0.203983750999214" calcext:value-type="float">
            <text:p>0.203983750999214</text:p>
          </table:table-cell>
        </table:table-row>
        <table:table-row table:style-name="ro1">
          <table:table-cell office:value-type="float" office:value="2.77667767999992" calcext:value-type="float">
            <text:p>2.77667767999992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544012779809029" calcext:value-type="float">
            <text:p>0.544012779809029</text:p>
          </table:table-cell>
          <table:table-cell office:value-type="float" office:value="0.204707206000421" calcext:value-type="float">
            <text:p>0.204707206000421</text:p>
          </table:table-cell>
        </table:table-row>
        <table:table-row table:style-name="ro1">
          <table:table-cell office:value-type="float" office:value="2.87831341799938" calcext:value-type="float">
            <text:p>2.87831341799938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509284297921298" calcext:value-type="float">
            <text:p>0.509284297921298</text:p>
          </table:table-cell>
          <table:table-cell office:value-type="float" office:value="0.204676742999254" calcext:value-type="float">
            <text:p>0.204676742999254</text:p>
          </table:table-cell>
        </table:table-row>
        <table:table-row table:style-name="ro1">
          <table:table-cell office:value-type="float" office:value="2.98011258899987" calcext:value-type="float">
            <text:p>2.98011258899987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478856009765609" calcext:value-type="float">
            <text:p>0.478856009765609</text:p>
          </table:table-cell>
          <table:table-cell office:value-type="float" office:value="0.204704254999342" calcext:value-type="float">
            <text:p>0.204704254999342</text:p>
          </table:table-cell>
        </table:table-row>
        <table:table-row table:style-name="ro1">
          <table:table-cell office:value-type="float" office:value="3.08156868300011" calcext:value-type="float">
            <text:p>3.08156868300011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452050325053867" calcext:value-type="float">
            <text:p>0.452050325053867</text:p>
          </table:table-cell>
          <table:table-cell office:value-type="float" office:value="0.204238470000746" calcext:value-type="float">
            <text:p>0.204238470000746</text:p>
          </table:table-cell>
        </table:table-row>
        <table:table-row table:style-name="ro1">
          <table:table-cell office:value-type="float" office:value="3.1837503529996" calcext:value-type="float">
            <text:p>3.1837503529996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42830692670976" calcext:value-type="float">
            <text:p>0.42830692670976</text:p>
          </table:table-cell>
          <table:table-cell office:value-type="float" office:value="0.204306296000141" calcext:value-type="float">
            <text:p>0.204306296000141</text:p>
          </table:table-cell>
        </table:table-row>
        <table:table-row table:style-name="ro1">
          <table:table-cell office:value-type="float" office:value="3.28581954099991" calcext:value-type="float">
            <text:p>3.28581954099991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407161670400066" calcext:value-type="float">
            <text:p>0.407161670400066</text:p>
          </table:table-cell>
          <table:table-cell office:value-type="float" office:value="0.204030201000023" calcext:value-type="float">
            <text:p>0.204030201000023</text:p>
          </table:table-cell>
        </table:table-row>
        <table:table-row table:style-name="ro1">
          <table:table-cell office:value-type="float" office:value="3.38710153699958" calcext:value-type="float">
            <text:p>3.38710153699958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325729336320053" calcext:value-type="float">
            <text:p>0.325729336320053</text:p>
          </table:table-cell>
          <table:table-cell office:value-type="float" office:value="0.204156337000313" calcext:value-type="float">
            <text:p>0.204156337000313</text:p>
          </table:table-cell>
        </table:table-row>
        <table:table-row table:style-name="ro1">
          <table:table-cell office:value-type="float" office:value="3.48853452499952" calcext:value-type="float">
            <text:p>3.48853452499952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260583469056042" calcext:value-type="float">
            <text:p>0.260583469056042</text:p>
          </table:table-cell>
          <table:table-cell office:value-type="float" office:value="0.204225678000512" calcext:value-type="float">
            <text:p>0.204225678000512</text:p>
          </table:table-cell>
        </table:table-row>
        <table:table-row table:style-name="ro1">
          <table:table-cell office:value-type="float" office:value="3.58961062599974" calcext:value-type="float">
            <text:p>3.58961062599974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208466775244834" calcext:value-type="float">
            <text:p>0.208466775244834</text:p>
          </table:table-cell>
          <table:table-cell office:value-type="float" office:value="0.204316366000057" calcext:value-type="float">
            <text:p>0.204316366000057</text:p>
          </table:table-cell>
        </table:table-row>
        <table:table-row table:style-name="ro1">
          <table:table-cell office:value-type="float" office:value="3.69178785999975" calcext:value-type="float">
            <text:p>3.69178785999975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166773420195867" calcext:value-type="float">
            <text:p>0.166773420195867</text:p>
          </table:table-cell>
          <table:table-cell office:value-type="float" office:value="0.204390631000024" calcext:value-type="float">
            <text:p>0.204390631000024</text:p>
          </table:table-cell>
        </table:table-row>
        <table:table-row table:style-name="ro1">
          <table:table-cell office:value-type="float" office:value="3.79283587800001" calcext:value-type="float">
            <text:p>3.79283587800001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133418736156694" calcext:value-type="float">
            <text:p>0.133418736156694</text:p>
          </table:table-cell>
          <table:table-cell office:value-type="float" office:value="0.203955028000564" calcext:value-type="float">
            <text:p>0.203955028000564</text:p>
          </table:table-cell>
        </table:table-row>
        <table:table-row table:style-name="ro1">
          <table:table-cell office:value-type="float" office:value="3.89440832699984" calcext:value-type="float">
            <text:p>3.89440832699984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106734988925355" calcext:value-type="float">
            <text:p>0.106734988925355</text:p>
          </table:table-cell>
          <table:table-cell office:value-type="float" office:value="0.204028333999304" calcext:value-type="float">
            <text:p>0.204028333999304</text:p>
          </table:table-cell>
        </table:table-row>
        <table:table-row table:style-name="ro1">
          <table:table-cell office:value-type="float" office:value="3.99556117300017" calcext:value-type="float">
            <text:p>3.99556117300017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85387991140284" calcext:value-type="float">
            <text:p>0.085387991140284</text:p>
          </table:table-cell>
          <table:table-cell office:value-type="float" office:value="0.206021154999689" calcext:value-type="float">
            <text:p>0.206021154999689</text:p>
          </table:table-cell>
        </table:table-row>
        <table:table-row table:style-name="ro1">
          <table:table-cell office:value-type="float" office:value="4.09616253799959" calcext:value-type="float">
            <text:p>4.09616253799959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683103929122272" calcext:value-type="float">
            <text:p>0.0683103929122272</text:p>
          </table:table-cell>
          <table:table-cell office:value-type="float" office:value="0.203956418000416" calcext:value-type="float">
            <text:p>0.203956418000416</text:p>
          </table:table-cell>
        </table:table-row>
        <table:table-row table:style-name="ro1">
          <table:table-cell office:value-type="float" office:value="4.19784936499946" calcext:value-type="float">
            <text:p>4.19784936499946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546483143297818" calcext:value-type="float">
            <text:p>0.0546483143297818</text:p>
          </table:table-cell>
          <table:table-cell office:value-type="float" office:value="0.204586975999518" calcext:value-type="float">
            <text:p>0.204586975999518</text:p>
          </table:table-cell>
        </table:table-row>
        <table:table-row table:style-name="ro1">
          <table:table-cell office:value-type="float" office:value="4.29936251299932" calcext:value-type="float">
            <text:p>4.29936251299932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437186514638254" calcext:value-type="float">
            <text:p>0.0437186514638254</text:p>
          </table:table-cell>
          <table:table-cell office:value-type="float" office:value="0.21436874400024" calcext:value-type="float">
            <text:p>0.21436874400024</text:p>
          </table:table-cell>
        </table:table-row>
        <table:table-row table:style-name="ro1">
          <table:table-cell office:value-type="float" office:value="4.40097809999952" calcext:value-type="float">
            <text:p>4.40097809999952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349749211710603" calcext:value-type="float">
            <text:p>0.0349749211710603</text:p>
          </table:table-cell>
          <table:table-cell office:value-type="float" office:value="0.204474277000372" calcext:value-type="float">
            <text:p>0.204474277000372</text:p>
          </table:table-cell>
        </table:table-row>
        <table:table-row table:style-name="ro1">
          <table:table-cell office:value-type="float" office:value="4.50252856099996" calcext:value-type="float">
            <text:p>4.50252856099996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279799369368483" calcext:value-type="float">
            <text:p>0.0279799369368483</text:p>
          </table:table-cell>
          <table:table-cell office:value-type="float" office:value="0.20496610400005" calcext:value-type="float">
            <text:p>0.20496610400005</text:p>
          </table:table-cell>
        </table:table-row>
        <table:table-row table:style-name="ro1">
          <table:table-cell office:value-type="float" office:value="4.6039812049994" calcext:value-type="float">
            <text:p>4.6039812049994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223839495494786" calcext:value-type="float">
            <text:p>0.0223839495494786</text:p>
          </table:table-cell>
          <table:table-cell office:value-type="float" office:value="0.204186074999598" calcext:value-type="float">
            <text:p>0.204186074999598</text:p>
          </table:table-cell>
        </table:table-row>
        <table:table-row table:style-name="ro1">
          <table:table-cell office:value-type="float" office:value="4.70518042999993" calcext:value-type="float">
            <text:p>4.70518042999993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179071596395829" calcext:value-type="float">
            <text:p>0.0179071596395829</text:p>
          </table:table-cell>
          <table:table-cell office:value-type="float" office:value="0.205621703999896" calcext:value-type="float">
            <text:p>0.205621703999896</text:p>
          </table:table-cell>
        </table:table-row>
        <table:table-row table:style-name="ro1">
          <table:table-cell office:value-type="float" office:value="4.80673857300008" calcext:value-type="float">
            <text:p>4.80673857300008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143257277116663" calcext:value-type="float">
            <text:p>0.0143257277116663</text:p>
          </table:table-cell>
          <table:table-cell office:value-type="float" office:value="0.204508219999298" calcext:value-type="float">
            <text:p>0.204508219999298</text:p>
          </table:table-cell>
        </table:table-row>
        <table:table-row table:style-name="ro1">
          <table:table-cell office:value-type="float" office:value="4.90844197600018" calcext:value-type="float">
            <text:p>4.90844197600018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114605821693331" calcext:value-type="float">
            <text:p>0.0114605821693331</text:p>
          </table:table-cell>
          <table:table-cell office:value-type="float" office:value="0.204868296999848" calcext:value-type="float">
            <text:p>0.204868296999848</text:p>
          </table:table-cell>
        </table:table-row>
        <table:table-row table:style-name="ro1">
          <table:table-cell office:value-type="float" office:value="5.01060250299997" calcext:value-type="float">
            <text:p>5.01060250299997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916846573546644" calcext:value-type="float">
            <text:p>0.00916846573546644</text:p>
          </table:table-cell>
          <table:table-cell office:value-type="float" office:value="0.203479112000423" calcext:value-type="float">
            <text:p>0.203479112000423</text:p>
          </table:table-cell>
        </table:table-row>
        <table:table-row table:style-name="ro1">
          <table:table-cell office:value-type="float" office:value="5.11236811099934" calcext:value-type="float">
            <text:p>5.11236811099934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733477258837316" calcext:value-type="float">
            <text:p>0.00733477258837316</text:p>
          </table:table-cell>
          <table:table-cell office:value-type="float" office:value="0.204292714000076" calcext:value-type="float">
            <text:p>0.204292714000076</text:p>
          </table:table-cell>
        </table:table-row>
        <table:table-row table:style-name="ro1">
          <table:table-cell office:value-type="float" office:value="5.21334583899989" calcext:value-type="float">
            <text:p>5.21334583899989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586781807069853" calcext:value-type="float">
            <text:p>0.00586781807069853</text:p>
          </table:table-cell>
          <table:table-cell office:value-type="float" office:value="0.203898302999733" calcext:value-type="float">
            <text:p>0.203898302999733</text:p>
          </table:table-cell>
        </table:table-row>
        <table:table-row table:style-name="ro1">
          <table:table-cell office:value-type="float" office:value="5.31452243500007" calcext:value-type="float">
            <text:p>5.31452243500007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469425445655882" calcext:value-type="float">
            <text:p>0.00469425445655882</text:p>
          </table:table-cell>
          <table:table-cell office:value-type="float" office:value="0.203968552000333" calcext:value-type="float">
            <text:p>0.203968552000333</text:p>
          </table:table-cell>
        </table:table-row>
        <table:table-row table:style-name="ro1">
          <table:table-cell office:value-type="float" office:value="5.4152828819997" calcext:value-type="float">
            <text:p>5.4152828819997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375540356524706" calcext:value-type="float">
            <text:p>0.00375540356524706</text:p>
          </table:table-cell>
          <table:table-cell office:value-type="float" office:value="0.204422340999372" calcext:value-type="float">
            <text:p>0.204422340999372</text:p>
          </table:table-cell>
        </table:table-row>
        <table:table-row table:style-name="ro1">
          <table:table-cell office:value-type="float" office:value="5.51650582399998" calcext:value-type="float">
            <text:p>5.51650582399998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300432285219765" calcext:value-type="float">
            <text:p>0.00300432285219765</text:p>
          </table:table-cell>
          <table:table-cell office:value-type="float" office:value="0.203963338999529" calcext:value-type="float">
            <text:p>0.203963338999529</text:p>
          </table:table-cell>
        </table:table-row>
        <table:table-row table:style-name="ro1">
          <table:table-cell office:value-type="float" office:value="5.61779036999997" calcext:value-type="float">
            <text:p>5.61779036999997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240345828175812" calcext:value-type="float">
            <text:p>0.00240345828175812</text:p>
          </table:table-cell>
          <table:table-cell office:value-type="float" office:value="0.204412291999688" calcext:value-type="float">
            <text:p>0.204412291999688</text:p>
          </table:table-cell>
        </table:table-row>
        <table:table-row table:style-name="ro1">
          <table:table-cell office:value-type="float" office:value="5.71990835999986" calcext:value-type="float">
            <text:p>5.71990835999986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192276662540649" calcext:value-type="float">
            <text:p>0.00192276662540649</text:p>
          </table:table-cell>
          <table:table-cell office:value-type="float" office:value="0.203859691000616" calcext:value-type="float">
            <text:p>0.203859691000616</text:p>
          </table:table-cell>
        </table:table-row>
        <table:table-row table:style-name="ro1">
          <table:table-cell office:value-type="float" office:value="5.82180960299957" calcext:value-type="float">
            <text:p>5.82180960299957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153821330032519" calcext:value-type="float">
            <text:p>0.00153821330032519</text:p>
          </table:table-cell>
          <table:table-cell office:value-type="float" office:value="0.204730896000001" calcext:value-type="float">
            <text:p>0.204730896000001</text:p>
          </table:table-cell>
        </table:table-row>
        <table:table-row table:style-name="ro1">
          <table:table-cell office:value-type="float" office:value="5.92445923200012" calcext:value-type="float">
            <text:p>5.92445923200012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123057064026016" calcext:value-type="float">
            <text:p>0.00123057064026016</text:p>
          </table:table-cell>
          <table:table-cell office:value-type="float" office:value="0.204482467999696" calcext:value-type="float">
            <text:p>0.204482467999696</text:p>
          </table:table-cell>
        </table:table-row>
        <table:table-row table:style-name="ro1">
          <table:table-cell office:value-type="float" office:value="6.02726532399993" calcext:value-type="float">
            <text:p>6.02726532399993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984456512208125" calcext:value-type="float">
            <text:p>0.000984456512208125</text:p>
          </table:table-cell>
          <table:table-cell office:value-type="float" office:value="0.207845211999484" calcext:value-type="float">
            <text:p>0.207845211999484</text:p>
          </table:table-cell>
        </table:table-row>
        <table:table-row table:style-name="ro1">
          <table:table-cell office:value-type="float" office:value="6.12905189799949" calcext:value-type="float">
            <text:p>6.12905189799949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7875652097665" calcext:value-type="float">
            <text:p>0.0007875652097665</text:p>
          </table:table-cell>
          <table:table-cell office:value-type="float" office:value="0.204430163999859" calcext:value-type="float">
            <text:p>0.204430163999859</text:p>
          </table:table-cell>
        </table:table-row>
        <table:table-row table:style-name="ro1">
          <table:table-cell office:value-type="float" office:value="6.23065711900017" calcext:value-type="float">
            <text:p>6.23065711900017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6300521678132" calcext:value-type="float">
            <text:p>0.0006300521678132</text:p>
          </table:table-cell>
          <table:table-cell office:value-type="float" office:value="0.205578080999658" calcext:value-type="float">
            <text:p>0.205578080999658</text:p>
          </table:table-cell>
        </table:table-row>
        <table:table-row table:style-name="ro1">
          <table:table-cell office:value-type="float" office:value="6.33235582699945" calcext:value-type="float">
            <text:p>6.33235582699945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50404173425056" calcext:value-type="float">
            <text:p>0.00050404173425056</text:p>
          </table:table-cell>
          <table:table-cell office:value-type="float" office:value="0.209829862000333" calcext:value-type="float">
            <text:p>0.209829862000333</text:p>
          </table:table-cell>
        </table:table-row>
        <table:table-row table:style-name="ro1">
          <table:table-cell office:value-type="float" office:value="6.43378568899971" calcext:value-type="float">
            <text:p>6.43378568899971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403233387400448" calcext:value-type="float">
            <text:p>0.000403233387400448</text:p>
          </table:table-cell>
          <table:table-cell office:value-type="float" office:value="0.20487753299949" calcext:value-type="float">
            <text:p>0.20487753299949</text:p>
          </table:table-cell>
        </table:table-row>
        <table:table-row table:style-name="ro1">
          <table:table-cell office:value-type="float" office:value="6.53473009499976" calcext:value-type="float">
            <text:p>6.53473009499976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322586709920358" calcext:value-type="float">
            <text:p>0.000322586709920358</text:p>
          </table:table-cell>
          <table:table-cell office:value-type="float" office:value="0.204257819999839" calcext:value-type="float">
            <text:p>0.204257819999839</text:p>
          </table:table-cell>
        </table:table-row>
        <table:table-row table:style-name="ro1">
          <table:table-cell office:value-type="float" office:value="6.63627989599991" calcext:value-type="float">
            <text:p>6.63627989599991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258069367936287" calcext:value-type="float">
            <text:p>0.000258069367936287</text:p>
          </table:table-cell>
          <table:table-cell office:value-type="float" office:value="0.20546780100085" calcext:value-type="float">
            <text:p>0.20546780100085</text:p>
          </table:table-cell>
        </table:table-row>
        <table:table-row table:style-name="ro1">
          <table:table-cell office:value-type="float" office:value="6.73804359399946" calcext:value-type="float">
            <text:p>6.73804359399946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206455494349029" calcext:value-type="float">
            <text:p>0.000206455494349029</text:p>
          </table:table-cell>
          <table:table-cell office:value-type="float" office:value="0.205045259999679" calcext:value-type="float">
            <text:p>0.205045259999679</text:p>
          </table:table-cell>
        </table:table-row>
        <table:table-row table:style-name="ro1">
          <table:table-cell office:value-type="float" office:value="6.83935093699984" calcext:value-type="float">
            <text:p>6.83935093699984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165164395479223" calcext:value-type="float">
            <text:p>0.000165164395479223</text:p>
          </table:table-cell>
          <table:table-cell office:value-type="float" office:value="0.204344267000124" calcext:value-type="float">
            <text:p>0.204344267000124</text:p>
          </table:table-cell>
        </table:table-row>
        <table:table-row table:style-name="ro1">
          <table:table-cell office:value-type="float" office:value="6.94014100099957" calcext:value-type="float">
            <text:p>6.94014100099957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132131516383379" calcext:value-type="float">
            <text:p>0.000132131516383379</text:p>
          </table:table-cell>
          <table:table-cell office:value-type="float" office:value="0.204167793999659" calcext:value-type="float">
            <text:p>0.204167793999659</text:p>
          </table:table-cell>
        </table:table-row>
        <table:table-row table:style-name="ro1">
          <table:table-cell office:value-type="float" office:value="7.04156333299943" calcext:value-type="float">
            <text:p>7.04156333299943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105705213106703" calcext:value-type="float">
            <text:p>0.000105705213106703</text:p>
          </table:table-cell>
          <table:table-cell office:value-type="float" office:value="0.204092078000031" calcext:value-type="float">
            <text:p>0.204092078000031</text:p>
          </table:table-cell>
        </table:table-row>
        <table:table-row table:style-name="ro1">
          <table:table-cell office:value-type="float" office:value="7.14357299899984" calcext:value-type="float">
            <text:p>7.14357299899984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845641704853625" calcext:value-type="float">
            <text:p>8.45641704853625E-05</text:p>
          </table:table-cell>
          <table:table-cell office:value-type="float" office:value="0.2043492469993" calcext:value-type="float">
            <text:p>0.2043492469993</text:p>
          </table:table-cell>
        </table:table-row>
        <table:table-row table:style-name="ro1">
          <table:table-cell office:value-type="float" office:value="7.24616281899944" calcext:value-type="float">
            <text:p>7.24616281899944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6765133638829" calcext:value-type="float">
            <text:p>6.765133638829E-05</text:p>
          </table:table-cell>
          <table:table-cell office:value-type="float" office:value="0.203930454999863" calcext:value-type="float">
            <text:p>0.203930454999863</text:p>
          </table:table-cell>
        </table:table-row>
        <table:table-row table:style-name="ro1">
          <table:table-cell office:value-type="float" office:value="7.34851502899983" calcext:value-type="float">
            <text:p>7.34851502899983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54121069110632" calcext:value-type="float">
            <text:p>5.4121069110632E-05</text:p>
          </table:table-cell>
          <table:table-cell office:value-type="float" office:value="0.20464907799942" calcext:value-type="float">
            <text:p>0.20464907799942</text:p>
          </table:table-cell>
        </table:table-row>
        <table:table-row table:style-name="ro1">
          <table:table-cell office:value-type="float" office:value="7.45061387699934" calcext:value-type="float">
            <text:p>7.45061387699934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432968552885056" calcext:value-type="float">
            <text:p>4.32968552885056E-05</text:p>
          </table:table-cell>
          <table:table-cell office:value-type="float" office:value="0.204590118999477" calcext:value-type="float">
            <text:p>0.204590118999477</text:p>
          </table:table-cell>
        </table:table-row>
        <table:table-row table:style-name="ro1">
          <table:table-cell office:value-type="float" office:value="7.55232197499936" calcext:value-type="float">
            <text:p>7.55232197499936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346374842308045" calcext:value-type="float">
            <text:p>3.46374842308045E-05</text:p>
          </table:table-cell>
          <table:table-cell office:value-type="float" office:value="0.204470786000456" calcext:value-type="float">
            <text:p>0.204470786000456</text:p>
          </table:table-cell>
        </table:table-row>
        <table:table-row table:style-name="ro1">
          <table:table-cell office:value-type="float" office:value="7.65337104399987" calcext:value-type="float">
            <text:p>7.65337104399987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277099873846436" calcext:value-type="float">
            <text:p>2.77099873846436E-05</text:p>
          </table:table-cell>
          <table:table-cell office:value-type="float" office:value="0.207228063999537" calcext:value-type="float">
            <text:p>0.207228063999537</text:p>
          </table:table-cell>
        </table:table-row>
        <table:table-row table:style-name="ro1">
          <table:table-cell office:value-type="float" office:value="7.75527334700018" calcext:value-type="float">
            <text:p>7.75527334700018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221679899077149" calcext:value-type="float">
            <text:p>2.21679899077149E-05</text:p>
          </table:table-cell>
          <table:table-cell office:value-type="float" office:value="0.208319366000069" calcext:value-type="float">
            <text:p>0.208319366000069</text:p>
          </table:table-cell>
        </table:table-row>
        <table:table-row table:style-name="ro1">
          <table:table-cell office:value-type="float" office:value="7.85720550199949" calcext:value-type="float">
            <text:p>7.85720550199949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177343919261719" calcext:value-type="float">
            <text:p>1.77343919261719E-05</text:p>
          </table:table-cell>
          <table:table-cell office:value-type="float" office:value="0.204494758000692" calcext:value-type="float">
            <text:p>0.204494758000692</text:p>
          </table:table-cell>
        </table:table-row>
        <table:table-row table:style-name="ro1">
          <table:table-cell office:value-type="float" office:value="7.95916058900002" calcext:value-type="float">
            <text:p>7.95916058900002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141875135409375" calcext:value-type="float">
            <text:p>1.41875135409375E-05</text:p>
          </table:table-cell>
          <table:table-cell office:value-type="float" office:value="0.204319264999867" calcext:value-type="float">
            <text:p>0.204319264999867</text:p>
          </table:table-cell>
        </table:table-row>
        <table:table-row table:style-name="ro1">
          <table:table-cell office:value-type="float" office:value="8.06207109800016" calcext:value-type="float">
            <text:p>8.06207109800016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1135001083275" calcext:value-type="float">
            <text:p>1.135001083275E-05</text:p>
          </table:table-cell>
          <table:table-cell office:value-type="float" office:value="0.213401177999913" calcext:value-type="float">
            <text:p>0.213401177999913</text:p>
          </table:table-cell>
        </table:table-row>
        <table:table-row table:style-name="ro1">
          <table:table-cell office:value-type="float" office:value="8.16323917599948" calcext:value-type="float">
            <text:p>8.16323917599948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908000866620001" calcext:value-type="float">
            <text:p>0.00000908000866620001</text:p>
          </table:table-cell>
          <table:table-cell office:value-type="float" office:value="0.206035203999818" calcext:value-type="float">
            <text:p>0.206035203999818</text:p>
          </table:table-cell>
        </table:table-row>
        <table:table-row table:style-name="ro1">
          <table:table-cell office:value-type="float" office:value="8.2641148419998" calcext:value-type="float">
            <text:p>8.2641148419998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726400693296001" calcext:value-type="float">
            <text:p>7.26400693296001E-06</text:p>
          </table:table-cell>
          <table:table-cell office:value-type="float" office:value="0.204221807000067" calcext:value-type="float">
            <text:p>0.204221807000067</text:p>
          </table:table-cell>
        </table:table-row>
        <table:table-row table:style-name="ro1">
          <table:table-cell office:value-type="float" office:value="8.36582828599967" calcext:value-type="float">
            <text:p>8.36582828599967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581120554636801" calcext:value-type="float">
            <text:p>5.81120554636801E-06</text:p>
          </table:table-cell>
          <table:table-cell office:value-type="float" office:value="0.204730641000424" calcext:value-type="float">
            <text:p>0.204730641000424</text:p>
          </table:table-cell>
        </table:table-row>
        <table:table-row table:style-name="ro1">
          <table:table-cell office:value-type="float" office:value="8.46856971699981" calcext:value-type="float">
            <text:p>8.46856971699981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464896443709441" calcext:value-type="float">
            <text:p>4.64896443709441E-06</text:p>
          </table:table-cell>
          <table:table-cell office:value-type="float" office:value="0.206779341000583" calcext:value-type="float">
            <text:p>0.206779341000583</text:p>
          </table:table-cell>
        </table:table-row>
        <table:table-row table:style-name="ro1">
          <table:table-cell office:value-type="float" office:value="8.57018629300001" calcext:value-type="float">
            <text:p>8.57018629300001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371917154967553" calcext:value-type="float">
            <text:p>3.71917154967553E-06</text:p>
          </table:table-cell>
          <table:table-cell office:value-type="float" office:value="0.203606021000269" calcext:value-type="float">
            <text:p>0.203606021000269</text:p>
          </table:table-cell>
        </table:table-row>
        <table:table-row table:style-name="ro1">
          <table:table-cell office:value-type="float" office:value="8.67131745299957" calcext:value-type="float">
            <text:p>8.67131745299957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297533723974042" calcext:value-type="float">
            <text:p>2.97533723974042E-06</text:p>
          </table:table-cell>
          <table:table-cell office:value-type="float" office:value="0.20597786899998" calcext:value-type="float">
            <text:p>0.20597786899998</text:p>
          </table:table-cell>
        </table:table-row>
        <table:table-row table:style-name="ro1">
          <table:table-cell office:value-type="float" office:value="8.77290307699968" calcext:value-type="float">
            <text:p>8.77290307699968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238026979179234" calcext:value-type="float">
            <text:p>2.38026979179234E-06</text:p>
          </table:table-cell>
          <table:table-cell office:value-type="float" office:value="0.204688342999361" calcext:value-type="float">
            <text:p>0.204688342999361</text:p>
          </table:table-cell>
        </table:table-row>
        <table:table-row table:style-name="ro1">
          <table:table-cell office:value-type="float" office:value="8.87436036199961" calcext:value-type="float">
            <text:p>8.87436036199961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190421583343387" calcext:value-type="float">
            <text:p>1.90421583343387E-06</text:p>
          </table:table-cell>
          <table:table-cell office:value-type="float" office:value="0.206384869999965" calcext:value-type="float">
            <text:p>0.206384869999965</text:p>
          </table:table-cell>
        </table:table-row>
        <table:table-row table:style-name="ro1">
          <table:table-cell office:value-type="float" office:value="8.97589134200007" calcext:value-type="float">
            <text:p>8.97589134200007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15233726667471" calcext:value-type="float">
            <text:p>1.5233726667471E-06</text:p>
          </table:table-cell>
          <table:table-cell office:value-type="float" office:value="0.203995940999448" calcext:value-type="float">
            <text:p>0.203995940999448</text:p>
          </table:table-cell>
        </table:table-row>
        <table:table-row table:style-name="ro1">
          <table:table-cell office:value-type="float" office:value="9.0776708909998" calcext:value-type="float">
            <text:p>9.0776708909998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121869813339768" calcext:value-type="float">
            <text:p>1.21869813339768E-06</text:p>
          </table:table-cell>
          <table:table-cell office:value-type="float" office:value="0.204194746000212" calcext:value-type="float">
            <text:p>0.204194746000212</text:p>
          </table:table-cell>
        </table:table-row>
        <table:table-row table:style-name="ro1">
          <table:table-cell office:value-type="float" office:value="9.17909496299944" calcext:value-type="float">
            <text:p>9.17909496299944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974958506718141" calcext:value-type="float">
            <text:p>9.74958506718141E-07</text:p>
          </table:table-cell>
          <table:table-cell office:value-type="float" office:value="0.203958787000374" calcext:value-type="float">
            <text:p>0.203958787000374</text:p>
          </table:table-cell>
        </table:table-row>
        <table:table-row table:style-name="ro1">
          <table:table-cell office:value-type="float" office:value="9.28042839599948" calcext:value-type="float">
            <text:p>9.28042839599948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779966805374513" calcext:value-type="float">
            <text:p>7.79966805374513E-07</text:p>
          </table:table-cell>
          <table:table-cell office:value-type="float" office:value="0.20620140399933" calcext:value-type="float">
            <text:p>0.20620140399933</text:p>
          </table:table-cell>
        </table:table-row>
        <table:table-row table:style-name="ro1">
          <table:table-cell office:value-type="float" office:value="9.38238454299972" calcext:value-type="float">
            <text:p>9.38238454299972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623973444299611" calcext:value-type="float">
            <text:p>6.23973444299611E-07</text:p>
          </table:table-cell>
          <table:table-cell office:value-type="float" office:value="0.204061769000873" calcext:value-type="float">
            <text:p>0.204061769000873</text:p>
          </table:table-cell>
        </table:table-row>
        <table:table-row table:style-name="ro1">
          <table:table-cell office:value-type="float" office:value="9.48527882100007" calcext:value-type="float">
            <text:p>9.48527882100007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499178755439688" calcext:value-type="float">
            <text:p>4.99178755439688E-07</text:p>
          </table:table-cell>
          <table:table-cell office:value-type="float" office:value="0.204520529999172" calcext:value-type="float">
            <text:p>0.204520529999172</text:p>
          </table:table-cell>
        </table:table-row>
        <table:table-row table:style-name="ro1">
          <table:table-cell office:value-type="float" office:value="9.58678189399961" calcext:value-type="float">
            <text:p>9.58678189399961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399343004351751" calcext:value-type="float">
            <text:p>3.99343004351751E-07</text:p>
          </table:table-cell>
          <table:table-cell office:value-type="float" office:value="0.204427531999499" calcext:value-type="float">
            <text:p>0.204427531999499</text:p>
          </table:table-cell>
        </table:table-row>
        <table:table-row table:style-name="ro1">
          <table:table-cell office:value-type="float" office:value="9.68864426399978" calcext:value-type="float">
            <text:p>9.68864426399978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319474403481401" calcext:value-type="float">
            <text:p>3.19474403481401E-07</text:p>
          </table:table-cell>
          <table:table-cell office:value-type="float" office:value="0.204063506000239" calcext:value-type="float">
            <text:p>0.204063506000239</text:p>
          </table:table-cell>
        </table:table-row>
        <table:table-row table:style-name="ro1">
          <table:table-cell office:value-type="float" office:value="9.78988758699961" calcext:value-type="float">
            <text:p>9.78988758699961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255579522785121" calcext:value-type="float">
            <text:p>2.55579522785121E-07</text:p>
          </table:table-cell>
          <table:table-cell office:value-type="float" office:value="0.204154383000059" calcext:value-type="float">
            <text:p>0.204154383000059</text:p>
          </table:table-cell>
        </table:table-row>
        <table:table-row table:style-name="ro1">
          <table:table-cell office:value-type="float" office:value="9.89115495299939" calcext:value-type="float">
            <text:p>9.89115495299939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204463618228096" calcext:value-type="float">
            <text:p>2.04463618228096E-07</text:p>
          </table:table-cell>
          <table:table-cell office:value-type="float" office:value="0.204742887000066" calcext:value-type="float">
            <text:p>0.204742887000066</text:p>
          </table:table-cell>
        </table:table-row>
        <table:table-row table:style-name="ro1">
          <table:table-cell office:value-type="float" office:value="9.99293817699981" calcext:value-type="float">
            <text:p>9.99293817699981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163570894582477" calcext:value-type="float">
            <text:p>1.63570894582477E-07</text:p>
          </table:table-cell>
          <table:table-cell office:value-type="float" office:value="0.203733911000199" calcext:value-type="float">
            <text:p>0.203733911000199</text:p>
          </table:table-cell>
        </table:table-row>
        <table:table-row table:style-name="ro1">
          <table:table-cell office:value-type="float" office:value="10.0957073250001" calcext:value-type="float">
            <text:p>10.0957073250001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130856715665982" calcext:value-type="float">
            <text:p>1.30856715665982E-07</text:p>
          </table:table-cell>
          <table:table-cell office:value-type="float" office:value="0.204695791999256" calcext:value-type="float">
            <text:p>0.204695791999256</text:p>
          </table:table-cell>
        </table:table-row>
        <table:table-row table:style-name="ro1">
          <table:table-cell office:value-type="float" office:value="10.1975088099998" calcext:value-type="float">
            <text:p>10.1975088099998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104685372532785" calcext:value-type="float">
            <text:p>1.04685372532785E-07</text:p>
          </table:table-cell>
          <table:table-cell office:value-type="float" office:value="0.205788844999915" calcext:value-type="float">
            <text:p>0.205788844999915</text:p>
          </table:table-cell>
        </table:table-row>
        <table:table-row table:style-name="ro1">
          <table:table-cell office:value-type="float" office:value="10.3000486259998" calcext:value-type="float">
            <text:p>10.3000486259998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837482980262283" calcext:value-type="float">
            <text:p>8.37482980262283E-08</text:p>
          </table:table-cell>
          <table:table-cell office:value-type="float" office:value="0.221403730999555" calcext:value-type="float">
            <text:p>0.221403730999555</text:p>
          </table:table-cell>
        </table:table-row>
        <table:table-row table:style-name="ro1">
          <table:table-cell office:value-type="float" office:value="10.4012959649999" calcext:value-type="float">
            <text:p>10.4012959649999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669986384209827" calcext:value-type="float">
            <text:p>6.69986384209827E-08</text:p>
          </table:table-cell>
          <table:table-cell office:value-type="float" office:value="0.204723056000148" calcext:value-type="float">
            <text:p>0.204723056000148</text:p>
          </table:table-cell>
        </table:table-row>
        <table:table-row table:style-name="ro1">
          <table:table-cell office:value-type="float" office:value="10.5037436539997" calcext:value-type="float">
            <text:p>10.5037436539997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535989107367861" calcext:value-type="float">
            <text:p>5.35989107367861E-08</text:p>
          </table:table-cell>
          <table:table-cell office:value-type="float" office:value="0.204372378999324" calcext:value-type="float">
            <text:p>0.204372378999324</text:p>
          </table:table-cell>
        </table:table-row>
        <table:table-row table:style-name="ro1">
          <table:table-cell office:value-type="float" office:value="10.6055107819993" calcext:value-type="float">
            <text:p>10.6055107819993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428791285894289" calcext:value-type="float">
            <text:p>4.28791285894289E-08</text:p>
          </table:table-cell>
          <table:table-cell office:value-type="float" office:value="0.204830323000351" calcext:value-type="float">
            <text:p>0.204830323000351</text:p>
          </table:table-cell>
        </table:table-row>
        <table:table-row table:style-name="ro1">
          <table:table-cell office:value-type="float" office:value="10.7067861329997" calcext:value-type="float">
            <text:p>10.7067861329997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343033028715431" calcext:value-type="float">
            <text:p>3.43033028715431E-08</text:p>
          </table:table-cell>
          <table:table-cell office:value-type="float" office:value="0.204157433000546" calcext:value-type="float">
            <text:p>0.204157433000546</text:p>
          </table:table-cell>
        </table:table-row>
        <table:table-row table:style-name="ro1">
          <table:table-cell office:value-type="float" office:value="10.8084682749995" calcext:value-type="float">
            <text:p>10.8084682749995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274426422972345" calcext:value-type="float">
            <text:p>2.74426422972345E-08</text:p>
          </table:table-cell>
          <table:table-cell office:value-type="float" office:value="0.205113144000279" calcext:value-type="float">
            <text:p>0.205113144000279</text:p>
          </table:table-cell>
        </table:table-row>
        <table:table-row table:style-name="ro1">
          <table:table-cell office:value-type="float" office:value="10.9110804359998" calcext:value-type="float">
            <text:p>10.9110804359998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219541138377876" calcext:value-type="float">
            <text:p>2.19541138377876E-08</text:p>
          </table:table-cell>
          <table:table-cell office:value-type="float" office:value="0.204706873999385" calcext:value-type="float">
            <text:p>0.204706873999385</text:p>
          </table:table-cell>
        </table:table-row>
        <table:table-row table:style-name="ro1">
          <table:table-cell office:value-type="float" office:value="11.0128737959994" calcext:value-type="float">
            <text:p>11.0128737959994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175632910702301" calcext:value-type="float">
            <text:p>1.75632910702301E-08</text:p>
          </table:table-cell>
          <table:table-cell office:value-type="float" office:value="0.205155036999713" calcext:value-type="float">
            <text:p>0.205155036999713</text:p>
          </table:table-cell>
        </table:table-row>
        <table:table-row table:style-name="ro1">
          <table:table-cell office:value-type="float" office:value="11.1151825449997" calcext:value-type="float">
            <text:p>11.1151825449997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140506328561841" calcext:value-type="float">
            <text:p>1.40506328561841E-08</text:p>
          </table:table-cell>
          <table:table-cell office:value-type="float" office:value="0.2032561850001" calcext:value-type="float">
            <text:p>0.2032561850001</text:p>
          </table:table-cell>
        </table:table-row>
        <table:table-row table:style-name="ro1">
          <table:table-cell office:value-type="float" office:value="11.2166210380001" calcext:value-type="float">
            <text:p>11.2166210380001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112405062849473" calcext:value-type="float">
            <text:p>1.12405062849473E-08</text:p>
          </table:table-cell>
          <table:table-cell office:value-type="float" office:value="0.204599345999668" calcext:value-type="float">
            <text:p>0.204599345999668</text:p>
          </table:table-cell>
        </table:table-row>
        <table:table-row table:style-name="ro1">
          <table:table-cell office:value-type="float" office:value="11.3186999319996" calcext:value-type="float">
            <text:p>11.3186999319996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899240502795781" calcext:value-type="float">
            <text:p>8.99240502795781E-09</text:p>
          </table:table-cell>
          <table:table-cell office:value-type="float" office:value="0.204310136999993" calcext:value-type="float">
            <text:p>0.204310136999993</text:p>
          </table:table-cell>
        </table:table-row>
        <table:table-row table:style-name="ro1">
          <table:table-cell office:value-type="float" office:value="11.4200816659995" calcext:value-type="float">
            <text:p>11.4200816659995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719392402236624" calcext:value-type="float">
            <text:p>7.19392402236624E-09</text:p>
          </table:table-cell>
          <table:table-cell office:value-type="float" office:value="0.204642705999504" calcext:value-type="float">
            <text:p>0.204642705999504</text:p>
          </table:table-cell>
        </table:table-row>
        <table:table-row table:style-name="ro1">
          <table:table-cell office:value-type="float" office:value="11.5208033109993" calcext:value-type="float">
            <text:p>11.5208033109993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5755139217893" calcext:value-type="float">
            <text:p>5.755139217893E-09</text:p>
          </table:table-cell>
          <table:table-cell office:value-type="float" office:value="0.204957322000155" calcext:value-type="float">
            <text:p>0.204957322000155</text:p>
          </table:table-cell>
        </table:table-row>
        <table:table-row table:style-name="ro1">
          <table:table-cell office:value-type="float" office:value="11.6217107799994" calcext:value-type="float">
            <text:p>11.6217107799994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46041113743144" calcext:value-type="float">
            <text:p>4.6041113743144E-09</text:p>
          </table:table-cell>
          <table:table-cell office:value-type="float" office:value="0.206146870999874" calcext:value-type="float">
            <text:p>0.206146870999874</text:p>
          </table:table-cell>
        </table:table-row>
        <table:table-row table:style-name="ro1">
          <table:table-cell office:value-type="float" office:value="11.7235250160002" calcext:value-type="float">
            <text:p>11.7235250160002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368328909945152" calcext:value-type="float">
            <text:p>3.68328909945152E-09</text:p>
          </table:table-cell>
          <table:table-cell office:value-type="float" office:value="0.20685098299964" calcext:value-type="float">
            <text:p>0.20685098299964</text:p>
          </table:table-cell>
        </table:table-row>
        <table:table-row table:style-name="ro1">
          <table:table-cell office:value-type="float" office:value="11.8254350500001" calcext:value-type="float">
            <text:p>11.8254350500001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294663127956121" calcext:value-type="float">
            <text:p>2.94663127956121E-09</text:p>
          </table:table-cell>
          <table:table-cell office:value-type="float" office:value="0.204612395999902" calcext:value-type="float">
            <text:p>0.204612395999902</text:p>
          </table:table-cell>
        </table:table-row>
        <table:table-row table:style-name="ro1">
          <table:table-cell office:value-type="float" office:value="11.9269753859999" calcext:value-type="float">
            <text:p>11.9269753859999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235730502364897" calcext:value-type="float">
            <text:p>2.35730502364897E-09</text:p>
          </table:table-cell>
          <table:table-cell office:value-type="float" office:value="0.204784560000007" calcext:value-type="float">
            <text:p>0.204784560000007</text:p>
          </table:table-cell>
        </table:table-row>
        <table:table-row table:style-name="ro1">
          <table:table-cell office:value-type="float" office:value="12.0289012409994" calcext:value-type="float">
            <text:p>12.0289012409994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188584401891918" calcext:value-type="float">
            <text:p>1.88584401891918E-09</text:p>
          </table:table-cell>
          <table:table-cell office:value-type="float" office:value="0.204898328000127" calcext:value-type="float">
            <text:p>0.204898328000127</text:p>
          </table:table-cell>
        </table:table-row>
        <table:table-row table:style-name="ro1">
          <table:table-cell office:value-type="float" office:value="12.1312655289994" calcext:value-type="float">
            <text:p>12.1312655289994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150867521513534" calcext:value-type="float">
            <text:p>1.50867521513534E-09</text:p>
          </table:table-cell>
          <table:table-cell office:value-type="float" office:value="0.204966392999268" calcext:value-type="float">
            <text:p>0.204966392999268</text:p>
          </table:table-cell>
        </table:table-row>
        <table:table-row table:style-name="ro1">
          <table:table-cell office:value-type="float" office:value="12.2330436129996" calcext:value-type="float">
            <text:p>12.2330436129996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120694017210827" calcext:value-type="float">
            <text:p>1.20694017210827E-09</text:p>
          </table:table-cell>
          <table:table-cell office:value-type="float" office:value="0.204729805999705" calcext:value-type="float">
            <text:p>0.204729805999705</text:p>
          </table:table-cell>
        </table:table-row>
        <table:table-row table:style-name="ro1">
          <table:table-cell office:value-type="float" office:value="12.334784484" calcext:value-type="float">
            <text:p>12.334784484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0965552137686619" calcext:value-type="float">
            <text:p>9.65552137686619E-10</text:p>
          </table:table-cell>
          <table:table-cell office:value-type="float" office:value="0.202578223999808" calcext:value-type="float">
            <text:p>0.202578223999808</text:p>
          </table:table-cell>
        </table:table-row>
        <table:table-row table:style-name="ro1">
          <table:table-cell office:value-type="float" office:value="12.4359343159995" calcext:value-type="float">
            <text:p>12.4359343159995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0772441710149295" calcext:value-type="float">
            <text:p>7.72441710149295E-10</text:p>
          </table:table-cell>
          <table:table-cell office:value-type="float" office:value="0.205235968999659" calcext:value-type="float">
            <text:p>0.205235968999659</text:p>
          </table:table-cell>
        </table:table-row>
        <table:table-row table:style-name="ro1">
          <table:table-cell office:value-type="float" office:value="12.5367781649993" calcext:value-type="float">
            <text:p>12.5367781649993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0617953368119436" calcext:value-type="float">
            <text:p>6.17953368119436E-10</text:p>
          </table:table-cell>
          <table:table-cell office:value-type="float" office:value="0.204135001000395" calcext:value-type="float">
            <text:p>0.204135001000395</text:p>
          </table:table-cell>
        </table:table-row>
        <table:table-row table:style-name="ro1">
          <table:table-cell office:value-type="float" office:value="12.6387253069997" calcext:value-type="float">
            <text:p>12.6387253069997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0494362694495549" calcext:value-type="float">
            <text:p>4.94362694495549E-10</text:p>
          </table:table-cell>
          <table:table-cell office:value-type="float" office:value="0.20692500899986" calcext:value-type="float">
            <text:p>0.20692500899986</text:p>
          </table:table-cell>
        </table:table-row>
        <table:table-row table:style-name="ro1">
          <table:table-cell office:value-type="float" office:value="12.7396672629993" calcext:value-type="float">
            <text:p>12.7396672629993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0395490155596439" calcext:value-type="float">
            <text:p>3.95490155596439E-10</text:p>
          </table:table-cell>
          <table:table-cell office:value-type="float" office:value="0.204919169999812" calcext:value-type="float">
            <text:p>0.204919169999812</text:p>
          </table:table-cell>
        </table:table-row>
        <table:table-row table:style-name="ro1">
          <table:table-cell office:value-type="float" office:value="12.8410547129997" calcext:value-type="float">
            <text:p>12.8410547129997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0316392124477151" calcext:value-type="float">
            <text:p>3.16392124477151E-10</text:p>
          </table:table-cell>
          <table:table-cell office:value-type="float" office:value="0.206687732000319" calcext:value-type="float">
            <text:p>0.206687732000319</text:p>
          </table:table-cell>
        </table:table-row>
        <table:table-row table:style-name="ro1">
          <table:table-cell office:value-type="float" office:value="12.9428925069997" calcext:value-type="float">
            <text:p>12.9428925069997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0253113699581721" calcext:value-type="float">
            <text:p>2.53113699581721E-10</text:p>
          </table:table-cell>
          <table:table-cell office:value-type="float" office:value="0.206694632000108" calcext:value-type="float">
            <text:p>0.206694632000108</text:p>
          </table:table-cell>
        </table:table-row>
        <table:table-row table:style-name="ro1">
          <table:table-cell office:value-type="float" office:value="13.0445493469997" calcext:value-type="float">
            <text:p>13.0445493469997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0202490959665377" calcext:value-type="float">
            <text:p>2.02490959665377E-10</text:p>
          </table:table-cell>
          <table:table-cell office:value-type="float" office:value="0.203370895000262" calcext:value-type="float">
            <text:p>0.203370895000262</text:p>
          </table:table-cell>
        </table:table-row>
        <table:table-row table:style-name="ro1">
          <table:table-cell office:value-type="float" office:value="13.1457573629996" calcext:value-type="float">
            <text:p>13.1457573629996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0161992767732302" calcext:value-type="float">
            <text:p>1.61992767732302E-10</text:p>
          </table:table-cell>
          <table:table-cell office:value-type="float" office:value="0.206788148999294" calcext:value-type="float">
            <text:p>0.206788148999294</text:p>
          </table:table-cell>
        </table:table-row>
        <table:table-row table:style-name="ro1">
          <table:table-cell office:value-type="float" office:value="13.2469282470001" calcext:value-type="float">
            <text:p>13.2469282470001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0129594214185841" calcext:value-type="float">
            <text:p>1.29594214185841E-10</text:p>
          </table:table-cell>
          <table:table-cell office:value-type="float" office:value="0.204583135000576" calcext:value-type="float">
            <text:p>0.204583135000576</text:p>
          </table:table-cell>
        </table:table-row>
        <table:table-row table:style-name="ro1">
          <table:table-cell office:value-type="float" office:value="13.3482565599998" calcext:value-type="float">
            <text:p>13.3482565599998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0103675371348673" calcext:value-type="float">
            <text:p>1.03675371348673E-10</text:p>
          </table:table-cell>
          <table:table-cell office:value-type="float" office:value="0.206362926000111" calcext:value-type="float">
            <text:p>0.206362926000111</text:p>
          </table:table-cell>
        </table:table-row>
        <table:table-row table:style-name="ro1">
          <table:table-cell office:value-type="float" office:value="13.4500667069997" calcext:value-type="float">
            <text:p>13.4500667069997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00829402970789384" calcext:value-type="float">
            <text:p>8.29402970789384E-11</text:p>
          </table:table-cell>
          <table:table-cell office:value-type="float" office:value="0.204367261999323" calcext:value-type="float">
            <text:p>0.204367261999323</text:p>
          </table:table-cell>
        </table:table-row>
        <table:table-row table:style-name="ro1">
          <table:table-cell office:value-type="float" office:value="13.551114717" calcext:value-type="float">
            <text:p>13.551114717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00663522376631507" calcext:value-type="float">
            <text:p>6.63522376631507E-11</text:p>
          </table:table-cell>
          <table:table-cell office:value-type="float" office:value="0.20465417000014" calcext:value-type="float">
            <text:p>0.20465417000014</text:p>
          </table:table-cell>
        </table:table-row>
        <table:table-row table:style-name="ro1">
          <table:table-cell office:value-type="float" office:value="13.651928669" calcext:value-type="float">
            <text:p>13.651928669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00530817901305206" calcext:value-type="float">
            <text:p>5.30817901305206E-11</text:p>
          </table:table-cell>
          <table:table-cell office:value-type="float" office:value="0.204195915999662" calcext:value-type="float">
            <text:p>0.204195915999662</text:p>
          </table:table-cell>
        </table:table-row>
        <table:table-row table:style-name="ro1">
          <table:table-cell office:value-type="float" office:value="13.7532472889998" calcext:value-type="float">
            <text:p>13.7532472889998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00424654321044165" calcext:value-type="float">
            <text:p>4.24654321044165E-11</text:p>
          </table:table-cell>
          <table:table-cell office:value-type="float" office:value="0.204281282000011" calcext:value-type="float">
            <text:p>0.204281282000011</text:p>
          </table:table-cell>
        </table:table-row>
        <table:table-row table:style-name="ro1">
          <table:table-cell office:value-type="float" office:value="13.8543702050001" calcext:value-type="float">
            <text:p>13.8543702050001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00339723456835332" calcext:value-type="float">
            <text:p>3.39723456835332E-11</text:p>
          </table:table-cell>
          <table:table-cell office:value-type="float" office:value="0.204201547000594" calcext:value-type="float">
            <text:p>0.204201547000594</text:p>
          </table:table-cell>
        </table:table-row>
        <table:table-row table:style-name="ro1">
          <table:table-cell office:value-type="float" office:value="13.9565280669995" calcext:value-type="float">
            <text:p>13.9565280669995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00271778765468265" calcext:value-type="float">
            <text:p>2.71778765468265E-11</text:p>
          </table:table-cell>
          <table:table-cell office:value-type="float" office:value="0.204212077000193" calcext:value-type="float">
            <text:p>0.204212077000193</text:p>
          </table:table-cell>
        </table:table-row>
        <table:table-row table:style-name="ro1">
          <table:table-cell office:value-type="float" office:value="14.0585207069998" calcext:value-type="float">
            <text:p>14.0585207069998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00217423012374612" calcext:value-type="float">
            <text:p>2.17423012374612E-11</text:p>
          </table:table-cell>
          <table:table-cell office:value-type="float" office:value="0.205456359999516" calcext:value-type="float">
            <text:p>0.205456359999516</text:p>
          </table:table-cell>
        </table:table-row>
        <table:table-row table:style-name="ro1">
          <table:table-cell office:value-type="float" office:value="14.1611253629999" calcext:value-type="float">
            <text:p>14.1611253629999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0017393840989969" calcext:value-type="float">
            <text:p>1.7393840989969E-11</text:p>
          </table:table-cell>
          <table:table-cell office:value-type="float" office:value="0.204683171999932" calcext:value-type="float">
            <text:p>0.204683171999932</text:p>
          </table:table-cell>
        </table:table-row>
        <table:table-row table:style-name="ro1">
          <table:table-cell office:value-type="float" office:value="14.2625078179999" calcext:value-type="float">
            <text:p>14.2625078179999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00139150727919752" calcext:value-type="float">
            <text:p>1.39150727919752E-11</text:p>
          </table:table-cell>
          <table:table-cell office:value-type="float" office:value="0.205044319000081" calcext:value-type="float">
            <text:p>0.205044319000081</text:p>
          </table:table-cell>
        </table:table-row>
        <table:table-row table:style-name="ro1">
          <table:table-cell office:value-type="float" office:value="14.3648208069999" calcext:value-type="float">
            <text:p>14.3648208069999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00111320582335802" calcext:value-type="float">
            <text:p>1.11320582335802E-11</text:p>
          </table:table-cell>
          <table:table-cell office:value-type="float" office:value="0.205222927999785" calcext:value-type="float">
            <text:p>0.205222927999785</text:p>
          </table:table-cell>
        </table:table-row>
        <table:table-row table:style-name="ro1">
          <table:table-cell office:value-type="float" office:value="14.4667703389996" calcext:value-type="float">
            <text:p>14.4667703389996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000890564658686413" calcext:value-type="float">
            <text:p>8.90564658686413E-12</text:p>
          </table:table-cell>
          <table:table-cell office:value-type="float" office:value="0.203406257999632" calcext:value-type="float">
            <text:p>0.203406257999632</text:p>
          </table:table-cell>
        </table:table-row>
        <table:table-row table:style-name="ro1">
          <table:table-cell office:value-type="float" office:value="14.5684108979995" calcext:value-type="float">
            <text:p>14.5684108979995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00071245172694913" calcext:value-type="float">
            <text:p>7.1245172694913E-12</text:p>
          </table:table-cell>
          <table:table-cell office:value-type="float" office:value="0.204133042000649" calcext:value-type="float">
            <text:p>0.204133042000649</text:p>
          </table:table-cell>
        </table:table-row>
        <table:table-row table:style-name="ro1">
          <table:table-cell office:value-type="float" office:value="14.6692806199999" calcext:value-type="float">
            <text:p>14.6692806199999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000569961381559304" calcext:value-type="float">
            <text:p>5.69961381559304E-12</text:p>
          </table:table-cell>
          <table:table-cell office:value-type="float" office:value="0.20859749400006" calcext:value-type="float">
            <text:p>0.20859749400006</text:p>
          </table:table-cell>
        </table:table-row>
        <table:table-row table:style-name="ro1">
          <table:table-cell office:value-type="float" office:value="14.7710008149998" calcext:value-type="float">
            <text:p>14.7710008149998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000455969105247443" calcext:value-type="float">
            <text:p>4.55969105247443E-12</text:p>
          </table:table-cell>
          <table:table-cell office:value-type="float" office:value="0.204301484000098" calcext:value-type="float">
            <text:p>0.204301484000098</text:p>
          </table:table-cell>
        </table:table-row>
        <table:table-row table:style-name="ro1">
          <table:table-cell office:value-type="float" office:value="14.8725148550002" calcext:value-type="float">
            <text:p>14.8725148550002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000364775284197955" calcext:value-type="float">
            <text:p>3.64775284197955E-12</text:p>
          </table:table-cell>
          <table:table-cell office:value-type="float" office:value="0.204957723000007" calcext:value-type="float">
            <text:p>0.204957723000007</text:p>
          </table:table-cell>
        </table:table-row>
        <table:table-row table:style-name="ro1">
          <table:table-cell office:value-type="float" office:value="14.9751403169994" calcext:value-type="float">
            <text:p>14.9751403169994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000291820227358364" calcext:value-type="float">
            <text:p>2.91820227358364E-12</text:p>
          </table:table-cell>
          <table:table-cell office:value-type="float" office:value="0.20514024699969" calcext:value-type="float">
            <text:p>0.20514024699969</text:p>
          </table:table-cell>
        </table:table-row>
        <table:table-row table:style-name="ro1">
          <table:table-cell office:value-type="float" office:value="15.0820434569996" calcext:value-type="float">
            <text:p>15.0820434569996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000233456181886691" calcext:value-type="float">
            <text:p>2.33456181886691E-12</text:p>
          </table:table-cell>
          <table:table-cell office:value-type="float" office:value="0.214225261000138" calcext:value-type="float">
            <text:p>0.214225261000138</text:p>
          </table:table-cell>
        </table:table-row>
        <table:table-row table:style-name="ro1">
          <table:table-cell office:value-type="float" office:value="15.18305624" calcext:value-type="float">
            <text:p>15.18305624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000186764945509353" calcext:value-type="float">
            <text:p>1.86764945509353E-12</text:p>
          </table:table-cell>
          <table:table-cell office:value-type="float" office:value="0.204051405000428" calcext:value-type="float">
            <text:p>0.204051405000428</text:p>
          </table:table-cell>
        </table:table-row>
        <table:table-row table:style-name="ro1">
          <table:table-cell office:value-type="float" office:value="15.285319652" calcext:value-type="float">
            <text:p>15.285319652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000149411956407482" calcext:value-type="float">
            <text:p>1.49411956407482E-12</text:p>
          </table:table-cell>
          <table:table-cell office:value-type="float" office:value="0.205486181000197" calcext:value-type="float">
            <text:p>0.205486181000197</text:p>
          </table:table-cell>
        </table:table-row>
        <table:table-row table:style-name="ro1">
          <table:table-cell office:value-type="float" office:value="15.3879901629998" calcext:value-type="float">
            <text:p>15.3879901629998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000119529565125986" calcext:value-type="float">
            <text:p>1.19529565125986E-12</text:p>
          </table:table-cell>
          <table:table-cell office:value-type="float" office:value="0.204391182999643" calcext:value-type="float">
            <text:p>0.204391182999643</text:p>
          </table:table-cell>
        </table:table-row>
        <table:table-row table:style-name="ro1">
          <table:table-cell office:value-type="float" office:value="15.4897875589995" calcext:value-type="float">
            <text:p>15.4897875589995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0000956236521007887" calcext:value-type="float">
            <text:p>9.56236521007887E-13</text:p>
          </table:table-cell>
          <table:table-cell office:value-type="float" office:value="0.20433281700025" calcext:value-type="float">
            <text:p>0.20433281700025</text:p>
          </table:table-cell>
        </table:table-row>
        <table:table-row table:style-name="ro1">
          <table:table-cell office:value-type="float" office:value="15.5917585779998" calcext:value-type="float">
            <text:p>15.5917585779998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0000764989216806309" calcext:value-type="float">
            <text:p>7.64989216806309E-13</text:p>
          </table:table-cell>
          <table:table-cell office:value-type="float" office:value="0.205053149999912" calcext:value-type="float">
            <text:p>0.205053149999912</text:p>
          </table:table-cell>
        </table:table-row>
        <table:table-row table:style-name="ro1">
          <table:table-cell office:value-type="float" office:value="15.6930115039995" calcext:value-type="float">
            <text:p>15.6930115039995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0000611991373445048" calcext:value-type="float">
            <text:p>6.11991373445048E-13</text:p>
          </table:table-cell>
          <table:table-cell office:value-type="float" office:value="0.206421752000097" calcext:value-type="float">
            <text:p>0.206421752000097</text:p>
          </table:table-cell>
        </table:table-row>
        <table:table-row table:style-name="ro1">
          <table:table-cell office:value-type="float" office:value="15.7947752370001" calcext:value-type="float">
            <text:p>15.7947752370001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0000489593098756038" calcext:value-type="float">
            <text:p>4.89593098756038E-13</text:p>
          </table:table-cell>
          <table:table-cell office:value-type="float" office:value="0.2039296869998" calcext:value-type="float">
            <text:p>0.2039296869998</text:p>
          </table:table-cell>
        </table:table-row>
        <table:table-row table:style-name="ro1">
          <table:table-cell office:value-type="float" office:value="15.8955416270001" calcext:value-type="float">
            <text:p>15.8955416270001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0000391674479004831" calcext:value-type="float">
            <text:p>3.91674479004831E-13</text:p>
          </table:table-cell>
          <table:table-cell office:value-type="float" office:value="0.206389388999924" calcext:value-type="float">
            <text:p>0.206389388999924</text:p>
          </table:table-cell>
        </table:table-row>
        <table:table-row table:style-name="ro1">
          <table:table-cell office:value-type="float" office:value="15.9967781609994" calcext:value-type="float">
            <text:p>15.9967781609994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0000313339583203864" calcext:value-type="float">
            <text:p>3.13339583203864E-13</text:p>
          </table:table-cell>
          <table:table-cell office:value-type="float" office:value="0.207438796999668" calcext:value-type="float">
            <text:p>0.207438796999668</text:p>
          </table:table-cell>
        </table:table-row>
        <table:table-row table:style-name="ro1">
          <table:table-cell office:value-type="float" office:value="16.098419936" calcext:value-type="float">
            <text:p>16.098419936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0000250671666563092" calcext:value-type="float">
            <text:p>2.50671666563092E-13</text:p>
          </table:table-cell>
          <table:table-cell office:value-type="float" office:value="0.222020797999903" calcext:value-type="float">
            <text:p>0.222020797999903</text:p>
          </table:table-cell>
        </table:table-row>
        <table:table-row table:style-name="ro1">
          <table:table-cell office:value-type="float" office:value="16.1998284729998" calcext:value-type="float">
            <text:p>16.1998284729998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0000200537333250473" calcext:value-type="float">
            <text:p>2.00537333250473E-13</text:p>
          </table:table-cell>
          <table:table-cell office:value-type="float" office:value="0.204951521999647" calcext:value-type="float">
            <text:p>0.204951521999647</text:p>
          </table:table-cell>
        </table:table-row>
        <table:table-row table:style-name="ro1">
          <table:table-cell office:value-type="float" office:value="16.3007753109996" calcext:value-type="float">
            <text:p>16.3007753109996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0000160429866600379" calcext:value-type="float">
            <text:p>1.60429866600379E-13</text:p>
          </table:table-cell>
          <table:table-cell office:value-type="float" office:value="0.205374598999697" calcext:value-type="float">
            <text:p>0.205374598999697</text:p>
          </table:table-cell>
        </table:table-row>
        <table:table-row table:style-name="ro1">
          <table:table-cell office:value-type="float" office:value="16.4020231309996" calcext:value-type="float">
            <text:p>16.4020231309996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0000128343893280303" calcext:value-type="float">
            <text:p>1.28343893280303E-13</text:p>
          </table:table-cell>
          <table:table-cell office:value-type="float" office:value="0.203870413000004" calcext:value-type="float">
            <text:p>0.203870413000004</text:p>
          </table:table-cell>
        </table:table-row>
        <table:table-row table:style-name="ro1">
          <table:table-cell office:value-type="float" office:value="16.503206937" calcext:value-type="float">
            <text:p>16.503206937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0000102675114624242" calcext:value-type="float">
            <text:p>1.02675114624242E-13</text:p>
          </table:table-cell>
          <table:table-cell office:value-type="float" office:value="0.204203387000234" calcext:value-type="float">
            <text:p>0.204203387000234</text:p>
          </table:table-cell>
        </table:table-row>
        <table:table-row table:style-name="ro1">
          <table:table-cell office:value-type="float" office:value="16.6044373369996" calcext:value-type="float">
            <text:p>16.6044373369996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00000821400916993939" calcext:value-type="float">
            <text:p>8.21400916993939E-14</text:p>
          </table:table-cell>
          <table:table-cell office:value-type="float" office:value="0.206129490000421" calcext:value-type="float">
            <text:p>0.206129490000421</text:p>
          </table:table-cell>
        </table:table-row>
        <table:table-row table:style-name="ro1">
          <table:table-cell office:value-type="float" office:value="16.7070484579999" calcext:value-type="float">
            <text:p>16.7070484579999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00000657120733595151" calcext:value-type="float">
            <text:p>6.57120733595151E-14</text:p>
          </table:table-cell>
          <table:table-cell office:value-type="float" office:value="0.20489514899964" calcext:value-type="float">
            <text:p>0.20489514899964</text:p>
          </table:table-cell>
        </table:table-row>
        <table:table-row table:style-name="ro1">
          <table:table-cell office:value-type="float" office:value="16.8080457299993" calcext:value-type="float">
            <text:p>16.8080457299993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00000525696586876121" calcext:value-type="float">
            <text:p>5.25696586876121E-14</text:p>
          </table:table-cell>
          <table:table-cell office:value-type="float" office:value="0.204441294999924" calcext:value-type="float">
            <text:p>0.204441294999924</text:p>
          </table:table-cell>
        </table:table-row>
        <table:table-row table:style-name="ro1">
          <table:table-cell office:value-type="float" office:value="16.9099402679994" calcext:value-type="float">
            <text:p>16.9099402679994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00000420557269500897" calcext:value-type="float">
            <text:p>4.20557269500897E-14</text:p>
          </table:table-cell>
          <table:table-cell office:value-type="float" office:value="0.20577126399985" calcext:value-type="float">
            <text:p>0.20577126399985</text:p>
          </table:table-cell>
        </table:table-row>
        <table:table-row table:style-name="ro1">
          <table:table-cell office:value-type="float" office:value="17.012258148" calcext:value-type="float">
            <text:p>17.012258148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00000336445815600717" calcext:value-type="float">
            <text:p>3.36445815600717E-14</text:p>
          </table:table-cell>
          <table:table-cell office:value-type="float" office:value="0.204454355999587" calcext:value-type="float">
            <text:p>0.204454355999587</text:p>
          </table:table-cell>
        </table:table-row>
        <table:table-row table:style-name="ro1">
          <table:table-cell office:value-type="float" office:value="17.1136214669996" calcext:value-type="float">
            <text:p>17.1136214669996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00000269156652480574" calcext:value-type="float">
            <text:p>2.69156652480574E-14</text:p>
          </table:table-cell>
          <table:table-cell office:value-type="float" office:value="0.209831563999614" calcext:value-type="float">
            <text:p>0.209831563999614</text:p>
          </table:table-cell>
        </table:table-row>
        <table:table-row table:style-name="ro1">
          <table:table-cell office:value-type="float" office:value="17.2149808059994" calcext:value-type="float">
            <text:p>17.2149808059994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00000215325321984459" calcext:value-type="float">
            <text:p>2.15325321984459E-14</text:p>
          </table:table-cell>
          <table:table-cell office:value-type="float" office:value="0.204799230999924" calcext:value-type="float">
            <text:p>0.204799230999924</text:p>
          </table:table-cell>
        </table:table-row>
        <table:table-row table:style-name="ro1">
          <table:table-cell office:value-type="float" office:value="17.3157503040002" calcext:value-type="float">
            <text:p>17.3157503040002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00000172260257587567" calcext:value-type="float">
            <text:p>1.72260257587567E-14</text:p>
          </table:table-cell>
          <table:table-cell office:value-type="float" office:value="0.211942993000775" calcext:value-type="float">
            <text:p>0.211942993000775</text:p>
          </table:table-cell>
        </table:table-row>
        <table:table-row table:style-name="ro1">
          <table:table-cell office:value-type="float" office:value="17.4190519419999" calcext:value-type="float">
            <text:p>17.4190519419999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00000137808206070054" calcext:value-type="float">
            <text:p>1.37808206070054E-14</text:p>
          </table:table-cell>
          <table:table-cell office:value-type="float" office:value="0.205640442000004" calcext:value-type="float">
            <text:p>0.205640442000004</text:p>
          </table:table-cell>
        </table:table-row>
        <table:table-row table:style-name="ro1">
          <table:table-cell office:value-type="float" office:value="17.5209285339997" calcext:value-type="float">
            <text:p>17.5209285339997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000000000000110246564856043" calcext:value-type="float">
            <text:p>1.10246564856043E-14</text:p>
          </table:table-cell>
          <table:table-cell office:value-type="float" office:value="0.207624200999817" calcext:value-type="float">
            <text:p>0.207624200999817</text:p>
          </table:table-cell>
        </table:table-row>
        <table:table-row table:style-name="ro1">
          <table:table-cell office:value-type="float" office:value="17.6229808689995" calcext:value-type="float">
            <text:p>17.6229808689995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8.81972518848345E-015" calcext:value-type="float">
            <text:p>8.81972518848345E-15</text:p>
          </table:table-cell>
          <table:table-cell office:value-type="float" office:value="0.206008461000238" calcext:value-type="float">
            <text:p>0.206008461000238</text:p>
          </table:table-cell>
        </table:table-row>
        <table:table-row table:style-name="ro1">
          <table:table-cell office:value-type="float" office:value="17.7251709749999" calcext:value-type="float">
            <text:p>17.7251709749999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7.05578015078676E-015" calcext:value-type="float">
            <text:p>7.05578015078676E-15</text:p>
          </table:table-cell>
          <table:table-cell office:value-type="float" office:value="0.204402592999941" calcext:value-type="float">
            <text:p>0.204402592999941</text:p>
          </table:table-cell>
        </table:table-row>
        <table:table-row table:style-name="ro1">
          <table:table-cell office:value-type="float" office:value="17.8265250089999" calcext:value-type="float">
            <text:p>17.8265250089999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5.64462412062941E-015" calcext:value-type="float">
            <text:p>5.64462412062941E-15</text:p>
          </table:table-cell>
          <table:table-cell office:value-type="float" office:value="0.20614740200017" calcext:value-type="float">
            <text:p>0.20614740200017</text:p>
          </table:table-cell>
        </table:table-row>
        <table:table-row table:style-name="ro1">
          <table:table-cell office:value-type="float" office:value="17.9279945110002" calcext:value-type="float">
            <text:p>17.9279945110002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4.51569929650353E-015" calcext:value-type="float">
            <text:p>4.51569929650353E-15</text:p>
          </table:table-cell>
          <table:table-cell office:value-type="float" office:value="0.204093588999967" calcext:value-type="float">
            <text:p>0.204093588999967</text:p>
          </table:table-cell>
        </table:table-row>
        <table:table-row table:style-name="ro1">
          <table:table-cell office:value-type="float" office:value="18.0294181199997" calcext:value-type="float">
            <text:p>18.0294181199997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3.61255943720282E-015" calcext:value-type="float">
            <text:p>3.61255943720282E-15</text:p>
          </table:table-cell>
          <table:table-cell office:value-type="float" office:value="0.2041232520005" calcext:value-type="float">
            <text:p>0.2041232520005</text:p>
          </table:table-cell>
        </table:table-row>
        <table:table-row table:style-name="ro1">
          <table:table-cell office:value-type="float" office:value="18.1302045020002" calcext:value-type="float">
            <text:p>18.1302045020002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2.89004754976226E-015" calcext:value-type="float">
            <text:p>2.89004754976226E-15</text:p>
          </table:table-cell>
          <table:table-cell office:value-type="float" office:value="0.204240301000027" calcext:value-type="float">
            <text:p>0.204240301000027</text:p>
          </table:table-cell>
        </table:table-row>
        <table:table-row table:style-name="ro1">
          <table:table-cell office:value-type="float" office:value="18.2313621109997" calcext:value-type="float">
            <text:p>18.2313621109997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2.31203803980981E-015" calcext:value-type="float">
            <text:p>2.31203803980981E-15</text:p>
          </table:table-cell>
          <table:table-cell office:value-type="float" office:value="0.204871107999679" calcext:value-type="float">
            <text:p>0.204871107999679</text:p>
          </table:table-cell>
        </table:table-row>
        <table:table-row table:style-name="ro1">
          <table:table-cell office:value-type="float" office:value="18.3330812719996" calcext:value-type="float">
            <text:p>18.3330812719996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1.84963043184784E-015" calcext:value-type="float">
            <text:p>1.84963043184784E-15</text:p>
          </table:table-cell>
          <table:table-cell office:value-type="float" office:value="0.205014948999633" calcext:value-type="float">
            <text:p>0.205014948999633</text:p>
          </table:table-cell>
        </table:table-row>
        <table:table-row table:style-name="ro1">
          <table:table-cell office:value-type="float" office:value="18.4350038329994" calcext:value-type="float">
            <text:p>18.4350038329994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1.47970434547828E-015" calcext:value-type="float">
            <text:p>1.47970434547828E-15</text:p>
          </table:table-cell>
          <table:table-cell office:value-type="float" office:value="0.207403590000467" calcext:value-type="float">
            <text:p>0.207403590000467</text:p>
          </table:table-cell>
        </table:table-row>
        <table:table-row table:style-name="ro1">
          <table:table-cell office:value-type="float" office:value="18.5366810859996" calcext:value-type="float">
            <text:p>18.5366810859996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1.18376347638262E-015" calcext:value-type="float">
            <text:p>1.18376347638262E-15</text:p>
          </table:table-cell>
          <table:table-cell office:value-type="float" office:value="0.204792342000474" calcext:value-type="float">
            <text:p>0.204792342000474</text:p>
          </table:table-cell>
        </table:table-row>
        <table:table-row table:style-name="ro1">
          <table:table-cell office:value-type="float" office:value="18.6394645809996" calcext:value-type="float">
            <text:p>18.6394645809996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9.47010781106097E-016" calcext:value-type="float">
            <text:p>9.47010781106097E-16</text:p>
          </table:table-cell>
          <table:table-cell office:value-type="float" office:value="0.205253916000402" calcext:value-type="float">
            <text:p>0.205253916000402</text:p>
          </table:table-cell>
        </table:table-row>
        <table:table-row table:style-name="ro1">
          <table:table-cell office:value-type="float" office:value="18.7405325689997" calcext:value-type="float">
            <text:p>18.7405325689997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7.57608624884877E-016" calcext:value-type="float">
            <text:p>7.57608624884877E-16</text:p>
          </table:table-cell>
          <table:table-cell office:value-type="float" office:value="0.204137953999634" calcext:value-type="float">
            <text:p>0.204137953999634</text:p>
          </table:table-cell>
        </table:table-row>
        <table:table-row table:style-name="ro1">
          <table:table-cell office:value-type="float" office:value="18.8414998689996" calcext:value-type="float">
            <text:p>18.8414998689996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6.06086899907902E-016" calcext:value-type="float">
            <text:p>6.06086899907902E-16</text:p>
          </table:table-cell>
          <table:table-cell office:value-type="float" office:value="0.20627303099991" calcext:value-type="float">
            <text:p>0.20627303099991</text:p>
          </table:table-cell>
        </table:table-row>
        <table:table-row table:style-name="ro1">
          <table:table-cell office:value-type="float" office:value="18.9437617959993" calcext:value-type="float">
            <text:p>18.9437617959993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4.84869519926322E-016" calcext:value-type="float">
            <text:p>4.84869519926322E-16</text:p>
          </table:table-cell>
          <table:table-cell office:value-type="float" office:value="0.20413597300012" calcext:value-type="float">
            <text:p>0.20413597300012</text:p>
          </table:table-cell>
        </table:table-row>
        <table:table-row table:style-name="ro1">
          <table:table-cell office:value-type="float" office:value="19.0453577219996" calcext:value-type="float">
            <text:p>19.0453577219996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3.87895615941057E-016" calcext:value-type="float">
            <text:p>3.87895615941057E-16</text:p>
          </table:table-cell>
          <table:table-cell office:value-type="float" office:value="0.205035539999699" calcext:value-type="float">
            <text:p>0.205035539999699</text:p>
          </table:table-cell>
        </table:table-row>
        <table:table-row table:style-name="ro1">
          <table:table-cell office:value-type="float" office:value="19.1468861739995" calcext:value-type="float">
            <text:p>19.1468861739995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3.10316492752846E-016" calcext:value-type="float">
            <text:p>3.10316492752846E-16</text:p>
          </table:table-cell>
          <table:table-cell office:value-type="float" office:value="0.204434315999606" calcext:value-type="float">
            <text:p>0.204434315999606</text:p>
          </table:table-cell>
        </table:table-row>
        <table:table-row table:style-name="ro1">
          <table:table-cell office:value-type="float" office:value="19.2486718149994" calcext:value-type="float">
            <text:p>19.2486718149994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2.48253194202277E-016" calcext:value-type="float">
            <text:p>2.48253194202277E-16</text:p>
          </table:table-cell>
          <table:table-cell office:value-type="float" office:value="0.205021208999824" calcext:value-type="float">
            <text:p>0.205021208999824</text:p>
          </table:table-cell>
        </table:table-row>
        <table:table-row table:style-name="ro1">
          <table:table-cell office:value-type="float" office:value="19.3504141009998" calcext:value-type="float">
            <text:p>19.3504141009998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1.98602555361821E-016" calcext:value-type="float">
            <text:p>1.98602555361821E-16</text:p>
          </table:table-cell>
          <table:table-cell office:value-type="float" office:value="0.204642249000244" calcext:value-type="float">
            <text:p>0.204642249000244</text:p>
          </table:table-cell>
        </table:table-row>
        <table:table-row table:style-name="ro1">
          <table:table-cell office:value-type="float" office:value="19.4521613349998" calcext:value-type="float">
            <text:p>19.4521613349998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1.58882044289457E-016" calcext:value-type="float">
            <text:p>1.58882044289457E-16</text:p>
          </table:table-cell>
          <table:table-cell office:value-type="float" office:value="0.204674535999402" calcext:value-type="float">
            <text:p>0.204674535999402</text:p>
          </table:table-cell>
        </table:table-row>
        <table:table-row table:style-name="ro1">
          <table:table-cell office:value-type="float" office:value="19.553407421" calcext:value-type="float">
            <text:p>19.553407421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1.27105635431566E-016" calcext:value-type="float">
            <text:p>1.27105635431566E-16</text:p>
          </table:table-cell>
          <table:table-cell office:value-type="float" office:value="0.204856487000143" calcext:value-type="float">
            <text:p>0.204856487000143</text:p>
          </table:table-cell>
        </table:table-row>
        <table:table-row table:style-name="ro1">
          <table:table-cell office:value-type="float" office:value="19.6552087789996" calcext:value-type="float">
            <text:p>19.6552087789996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1.01684508345253E-016" calcext:value-type="float">
            <text:p>1.01684508345253E-16</text:p>
          </table:table-cell>
          <table:table-cell office:value-type="float" office:value="0.205280168000172" calcext:value-type="float">
            <text:p>0.205280168000172</text:p>
          </table:table-cell>
        </table:table-row>
        <table:table-row table:style-name="ro1">
          <table:table-cell office:value-type="float" office:value="19.7566445689999" calcext:value-type="float">
            <text:p>19.7566445689999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8.1347606676202E-017" calcext:value-type="float">
            <text:p>8.1347606676202E-17</text:p>
          </table:table-cell>
          <table:table-cell office:value-type="float" office:value="0.205000107999695" calcext:value-type="float">
            <text:p>0.205000107999695</text:p>
          </table:table-cell>
        </table:table-row>
        <table:table-row table:style-name="ro1">
          <table:table-cell office:value-type="float" office:value="19.8584914599996" calcext:value-type="float">
            <text:p>19.8584914599996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800" calcext:value-type="float">
            <text:p>98800</text:p>
          </table:table-cell>
          <table:table-cell office:value-type="float" office:value="6.50780853409616E-017" calcext:value-type="float">
            <text:p>6.50780853409616E-17</text:p>
          </table:table-cell>
          <table:table-cell office:value-type="float" office:value="0.205105425000511" calcext:value-type="float">
            <text:p>0.205105425000511</text:p>
          </table:table-cell>
        </table:table-row>
        <table:table-row table:style-name="ro1">
          <table:table-cell office:value-type="float" office:value="19.9624005019996" calcext:value-type="float">
            <text:p>19.9624005019996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5.20624682727693E-017" calcext:value-type="float">
            <text:p>5.20624682727693E-17</text:p>
          </table:table-cell>
          <table:table-cell office:value-type="float" office:value="0.208136698000089" calcext:value-type="float">
            <text:p>0.208136698000089</text:p>
          </table:table-cell>
        </table:table-row>
        <table:table-row table:style-name="ro1">
          <table:table-cell office:value-type="float" office:value="20.0642982169993" calcext:value-type="float">
            <text:p>20.0642982169993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4.16499746182155E-017" calcext:value-type="float">
            <text:p>4.16499746182155E-17</text:p>
          </table:table-cell>
          <table:table-cell office:value-type="float" office:value="0.206192024999837" calcext:value-type="float">
            <text:p>0.206192024999837</text:p>
          </table:table-cell>
        </table:table-row>
        <table:table-row table:style-name="ro1">
          <table:table-cell office:value-type="float" office:value="20.166124206" calcext:value-type="float">
            <text:p>20.166124206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3.33199796945724E-017" calcext:value-type="float">
            <text:p>3.33199796945724E-17</text:p>
          </table:table-cell>
          <table:table-cell office:value-type="float" office:value="0.208208844000183" calcext:value-type="float">
            <text:p>0.208208844000183</text:p>
          </table:table-cell>
        </table:table-row>
        <table:table-row table:style-name="ro1">
          <table:table-cell office:value-type="float" office:value="20.2674079150002" calcext:value-type="float">
            <text:p>20.2674079150002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2.66559837556579E-017" calcext:value-type="float">
            <text:p>2.66559837556579E-17</text:p>
          </table:table-cell>
          <table:table-cell office:value-type="float" office:value="0.207859617999929" calcext:value-type="float">
            <text:p>0.207859617999929</text:p>
          </table:table-cell>
        </table:table-row>
        <table:table-row table:style-name="ro1">
          <table:table-cell office:value-type="float" office:value="20.3689990929997" calcext:value-type="float">
            <text:p>20.3689990929997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2.13247870045263E-017" calcext:value-type="float">
            <text:p>2.13247870045263E-17</text:p>
          </table:table-cell>
          <table:table-cell office:value-type="float" office:value="0.204927376999876" calcext:value-type="float">
            <text:p>0.204927376999876</text:p>
          </table:table-cell>
        </table:table-row>
        <table:table-row table:style-name="ro1">
          <table:table-cell office:value-type="float" office:value="20.4711623819994" calcext:value-type="float">
            <text:p>20.4711623819994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1.70598296036211E-017" calcext:value-type="float">
            <text:p>1.70598296036211E-17</text:p>
          </table:table-cell>
          <table:table-cell office:value-type="float" office:value="0.209427343999778" calcext:value-type="float">
            <text:p>0.209427343999778</text:p>
          </table:table-cell>
        </table:table-row>
        <table:table-row table:style-name="ro1">
          <table:table-cell office:value-type="float" office:value="20.5732480159995" calcext:value-type="float">
            <text:p>20.5732480159995</text:p>
          </table:table-cell>
          <table:table-cell office:value-type="float" office:value="150000" calcext:value-type="float">
            <text:p>1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36478636828968E-017" calcext:value-type="float">
            <text:p>1.36478636828968E-17</text:p>
          </table:table-cell>
          <table:table-cell office:value-type="float" office:value="0.204574976999538" calcext:value-type="float">
            <text:p>0.204574976999538</text:p>
          </table:table-cell>
        </table:table-row>
        <table:table-row table:style-name="ro1">
          <table:table-cell office:value-type="float" office:value="20.6753599919994" calcext:value-type="float">
            <text:p>20.6753599919994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1.09182909463175E-017" calcext:value-type="float">
            <text:p>1.09182909463175E-17</text:p>
          </table:table-cell>
          <table:table-cell office:value-type="float" office:value="0.204384892999769" calcext:value-type="float">
            <text:p>0.204384892999769</text:p>
          </table:table-cell>
        </table:table-row>
        <table:table-row table:style-name="ro1">
          <table:table-cell office:value-type="float" office:value="20.7767905769997" calcext:value-type="float">
            <text:p>20.7767905769997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8.73463275705398E-018" calcext:value-type="float">
            <text:p>8.73463275705398E-18</text:p>
          </table:table-cell>
          <table:table-cell office:value-type="float" office:value="0.204774322000048" calcext:value-type="float">
            <text:p>0.204774322000048</text:p>
          </table:table-cell>
        </table:table-row>
        <table:table-row table:style-name="ro1">
          <table:table-cell office:value-type="float" office:value="20.879253219" calcext:value-type="float">
            <text:p>20.879253219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0966183574879228" calcext:value-type="float">
            <text:p>0.00966183574879228</text:p>
          </table:table-cell>
          <table:table-cell office:value-type="float" office:value="0.252125596999576" calcext:value-type="float">
            <text:p>0.252125596999576</text:p>
          </table:table-cell>
        </table:table-row>
        <table:table-row table:style-name="ro1">
          <table:table-cell office:value-type="float" office:value="20.982543571" calcext:value-type="float">
            <text:p>20.982543571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173448532144184" calcext:value-type="float">
            <text:p>0.0173448532144184</text:p>
          </table:table-cell>
          <table:table-cell office:value-type="float" office:value="0.259403831999407" calcext:value-type="float">
            <text:p>0.259403831999407</text:p>
          </table:table-cell>
        </table:table-row>
        <table:table-row table:style-name="ro1">
          <table:table-cell office:value-type="float" office:value="21.0847523829998" calcext:value-type="float">
            <text:p>21.0847523829998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234452605619654" calcext:value-type="float">
            <text:p>0.0234452605619654</text:p>
          </table:table-cell>
          <table:table-cell office:value-type="float" office:value="0.24713612100004" calcext:value-type="float">
            <text:p>0.24713612100004</text:p>
          </table:table-cell>
        </table:table-row>
        <table:table-row table:style-name="ro1">
          <table:table-cell office:value-type="float" office:value="21.189560367" calcext:value-type="float">
            <text:p>21.189560367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282348814353543" calcext:value-type="float">
            <text:p>0.0282348814353543</text:p>
          </table:table-cell>
          <table:table-cell office:value-type="float" office:value="0.249750633000076" calcext:value-type="float">
            <text:p>0.249750633000076</text:p>
          </table:table-cell>
        </table:table-row>
        <table:table-row table:style-name="ro1">
          <table:table-cell office:value-type="float" office:value="21.2916463769998" calcext:value-type="float">
            <text:p>21.2916463769998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20218674124344" calcext:value-type="float">
            <text:p>0.0320218674124344</text:p>
          </table:table-cell>
          <table:table-cell office:value-type="float" office:value="0.245617835999838" calcext:value-type="float">
            <text:p>0.245617835999838</text:p>
          </table:table-cell>
        </table:table-row>
        <table:table-row table:style-name="ro1">
          <table:table-cell office:value-type="float" office:value="21.3923217129995" calcext:value-type="float">
            <text:p>21.3923217129995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50071652914498" calcext:value-type="float">
            <text:p>0.0350071652914498</text:p>
          </table:table-cell>
          <table:table-cell office:value-type="float" office:value="0.244258742000056" calcext:value-type="float">
            <text:p>0.244258742000056</text:p>
          </table:table-cell>
        </table:table-row>
        <table:table-row table:style-name="ro1">
          <table:table-cell office:value-type="float" office:value="21.4941302910001" calcext:value-type="float">
            <text:p>21.4941302910001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73515266256832" calcext:value-type="float">
            <text:p>0.0373515266256832</text:p>
          </table:table-cell>
          <table:table-cell office:value-type="float" office:value="0.247127437999552" calcext:value-type="float">
            <text:p>0.247127437999552</text:p>
          </table:table-cell>
        </table:table-row>
        <table:table-row table:style-name="ro1">
          <table:table-cell office:value-type="float" office:value="21.5951245400001" calcext:value-type="float">
            <text:p>21.5951245400001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91835468819419" calcext:value-type="float">
            <text:p>0.0391835468819419</text:p>
          </table:table-cell>
          <table:table-cell office:value-type="float" office:value="0.249564112999906" calcext:value-type="float">
            <text:p>0.249564112999906</text:p>
          </table:table-cell>
        </table:table-row>
        <table:table-row table:style-name="ro1">
          <table:table-cell office:value-type="float" office:value="21.6972189799999" calcext:value-type="float">
            <text:p>21.6972189799999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06060967648128" calcext:value-type="float">
            <text:p>0.0406060967648128</text:p>
          </table:table-cell>
          <table:table-cell office:value-type="float" office:value="0.249506969000322" calcext:value-type="float">
            <text:p>0.249506969000322</text:p>
          </table:table-cell>
        </table:table-row>
        <table:table-row table:style-name="ro1">
          <table:table-cell office:value-type="float" office:value="21.7978902549994" calcext:value-type="float">
            <text:p>21.7978902549994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17014672736014" calcext:value-type="float">
            <text:p>0.0417014672736014</text:p>
          </table:table-cell>
          <table:table-cell office:value-type="float" office:value="0.24692948000029" calcext:value-type="float">
            <text:p>0.24692948000029</text:p>
          </table:table-cell>
        </table:table-row>
        <table:table-row table:style-name="ro1">
          <table:table-cell office:value-type="float" office:value="21.8997518779997" calcext:value-type="float">
            <text:p>21.8997518779997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25354857454866" calcext:value-type="float">
            <text:p>0.0425354857454866</text:p>
          </table:table-cell>
          <table:table-cell office:value-type="float" office:value="0.242949739000323" calcext:value-type="float">
            <text:p>0.242949739000323</text:p>
          </table:table-cell>
        </table:table-row>
        <table:table-row table:style-name="ro1">
          <table:table-cell office:value-type="float" office:value="22.0010960129994" calcext:value-type="float">
            <text:p>22.0010960129994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31608086877135" calcext:value-type="float">
            <text:p>0.0431608086877135</text:p>
          </table:table-cell>
          <table:table-cell office:value-type="float" office:value="0.237967844000195" calcext:value-type="float">
            <text:p>0.237967844000195</text:p>
          </table:table-cell>
        </table:table-row>
        <table:table-row table:style-name="ro1">
          <table:table-cell office:value-type="float" office:value="22.1109455209999" calcext:value-type="float">
            <text:p>22.1109455209999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36195560410799" calcext:value-type="float">
            <text:p>0.0436195560410799</text:p>
          </table:table-cell>
          <table:table-cell office:value-type="float" office:value="0.259288846000345" calcext:value-type="float">
            <text:p>0.259288846000345</text:p>
          </table:table-cell>
        </table:table-row>
        <table:table-row table:style-name="ro1">
          <table:table-cell office:value-type="float" office:value="22.213044141" calcext:value-type="float">
            <text:p>22.213044141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394541858852" calcext:value-type="float">
            <text:p>0.04394541858852</text:p>
          </table:table-cell>
          <table:table-cell office:value-type="float" office:value="0.244750761000432" calcext:value-type="float">
            <text:p>0.244750761000432</text:p>
          </table:table-cell>
        </table:table-row>
        <table:table-row table:style-name="ro1">
          <table:table-cell office:value-type="float" office:value="22.3146815800001" calcext:value-type="float">
            <text:p>22.3146815800001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4165343879825" calcext:value-type="float">
            <text:p>0.044165343879825</text:p>
          </table:table-cell>
          <table:table-cell office:value-type="float" office:value="0.248924110000189" calcext:value-type="float">
            <text:p>0.248924110000189</text:p>
          </table:table-cell>
        </table:table-row>
        <table:table-row table:style-name="ro1">
          <table:table-cell office:value-type="float" office:value="22.4167560739998" calcext:value-type="float">
            <text:p>22.4167560739998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43008849693309" calcext:value-type="float">
            <text:p>0.0443008849693309</text:p>
          </table:table-cell>
          <table:table-cell office:value-type="float" office:value="0.245876302000397" calcext:value-type="float">
            <text:p>0.245876302000397</text:p>
          </table:table-cell>
        </table:table-row>
        <table:table-row table:style-name="ro1">
          <table:table-cell office:value-type="float" office:value="22.5184471590001" calcext:value-type="float">
            <text:p>22.5184471590001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43692794040361" calcext:value-type="float">
            <text:p>0.0443692794040361</text:p>
          </table:table-cell>
          <table:table-cell office:value-type="float" office:value="0.242894730999979" calcext:value-type="float">
            <text:p>0.242894730999979</text:p>
          </table:table-cell>
        </table:table-row>
        <table:table-row table:style-name="ro1">
          <table:table-cell office:value-type="float" office:value="22.6195782340001" calcext:value-type="float">
            <text:p>22.6195782340001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43843124121178" calcext:value-type="float">
            <text:p>0.0443843124121178</text:p>
          </table:table-cell>
          <table:table-cell office:value-type="float" office:value="0.241944909999802" calcext:value-type="float">
            <text:p>0.241944909999802</text:p>
          </table:table-cell>
        </table:table-row>
        <table:table-row table:style-name="ro1">
          <table:table-cell office:value-type="float" office:value="22.7221084109997" calcext:value-type="float">
            <text:p>22.7221084109997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43570074518181" calcext:value-type="float">
            <text:p>0.0443570074518181</text:p>
          </table:table-cell>
          <table:table-cell office:value-type="float" office:value="0.243777605000105" calcext:value-type="float">
            <text:p>0.243777605000105</text:p>
          </table:table-cell>
        </table:table-row>
        <table:table-row table:style-name="ro1">
          <table:table-cell office:value-type="float" office:value="22.8240879369996" calcext:value-type="float">
            <text:p>22.8240879369996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42961786486792" calcext:value-type="float">
            <text:p>0.0442961786486792</text:p>
          </table:table-cell>
          <table:table-cell office:value-type="float" office:value="0.24509160100024" calcext:value-type="float">
            <text:p>0.24509160100024</text:p>
          </table:table-cell>
        </table:table-row>
        <table:table-row table:style-name="ro1">
          <table:table-cell office:value-type="float" office:value="22.9261688910001" calcext:value-type="float">
            <text:p>22.9261688910001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42088727435048" calcext:value-type="float">
            <text:p>0.0442088727435048</text:p>
          </table:table-cell>
          <table:table-cell office:value-type="float" office:value="0.246930925000015" calcext:value-type="float">
            <text:p>0.246930925000015</text:p>
          </table:table-cell>
        </table:table-row>
        <table:table-row table:style-name="ro1">
          <table:table-cell office:value-type="float" office:value="23.0273931829997" calcext:value-type="float">
            <text:p>23.0273931829997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41007226489523" calcext:value-type="float">
            <text:p>0.0441007226489523</text:p>
          </table:table-cell>
          <table:table-cell office:value-type="float" office:value="0.245477839000159" calcext:value-type="float">
            <text:p>0.245477839000159</text:p>
          </table:table-cell>
        </table:table-row>
        <table:table-row table:style-name="ro1">
          <table:table-cell office:value-type="float" office:value="23.1295215700002" calcext:value-type="float">
            <text:p>23.1295215700002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39762302930749" calcext:value-type="float">
            <text:p>0.0439762302930749</text:p>
          </table:table-cell>
          <table:table-cell office:value-type="float" office:value="0.248483299000327" calcext:value-type="float">
            <text:p>0.248483299000327</text:p>
          </table:table-cell>
        </table:table-row>
        <table:table-row table:style-name="ro1">
          <table:table-cell office:value-type="float" office:value="23.2306961579998" calcext:value-type="float">
            <text:p>23.2306961579998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38389928924685" calcext:value-type="float">
            <text:p>0.0438389928924685</text:p>
          </table:table-cell>
          <table:table-cell office:value-type="float" office:value="0.248731876999955" calcext:value-type="float">
            <text:p>0.248731876999955</text:p>
          </table:table-cell>
        </table:table-row>
        <table:table-row table:style-name="ro1">
          <table:table-cell office:value-type="float" office:value="23.3320365989994" calcext:value-type="float">
            <text:p>23.3320365989994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36918839691473" calcext:value-type="float">
            <text:p>0.0436918839691473</text:p>
          </table:table-cell>
          <table:table-cell office:value-type="float" office:value="0.247072297000159" calcext:value-type="float">
            <text:p>0.247072297000159</text:p>
          </table:table-cell>
        </table:table-row>
        <table:table-row table:style-name="ro1">
          <table:table-cell office:value-type="float" office:value="23.4346865799998" calcext:value-type="float">
            <text:p>23.4346865799998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35371981624423" calcext:value-type="float">
            <text:p>0.0435371981624423</text:p>
          </table:table-cell>
          <table:table-cell office:value-type="float" office:value="0.242477615999633" calcext:value-type="float">
            <text:p>0.242477615999633</text:p>
          </table:table-cell>
        </table:table-row>
        <table:table-row table:style-name="ro1">
          <table:table-cell office:value-type="float" office:value="23.5358609329996" calcext:value-type="float">
            <text:p>23.5358609329996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33767670769624" calcext:value-type="float">
            <text:p>0.0433767670769624</text:p>
          </table:table-cell>
          <table:table-cell office:value-type="float" office:value="0.242676529000164" calcext:value-type="float">
            <text:p>0.242676529000164</text:p>
          </table:table-cell>
        </table:table-row>
        <table:table-row table:style-name="ro1">
          <table:table-cell office:value-type="float" office:value="23.6368671339997" calcext:value-type="float">
            <text:p>23.6368671339997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32120519594422" calcext:value-type="float">
            <text:p>0.0432120519594422</text:p>
          </table:table-cell>
          <table:table-cell office:value-type="float" office:value="0.243395391999911" calcext:value-type="float">
            <text:p>0.243395391999911</text:p>
          </table:table-cell>
        </table:table-row>
        <table:table-row table:style-name="ro1">
          <table:table-cell office:value-type="float" office:value="23.7391431779997" calcext:value-type="float">
            <text:p>23.7391431779997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30442178387402" calcext:value-type="float">
            <text:p>0.0430442178387402</text:p>
          </table:table-cell>
          <table:table-cell office:value-type="float" office:value="0.245300010999927" calcext:value-type="float">
            <text:p>0.245300010999927</text:p>
          </table:table-cell>
        </table:table-row>
        <table:table-row table:style-name="ro1">
          <table:table-cell office:value-type="float" office:value="23.84044051" calcext:value-type="float">
            <text:p>23.84044051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2874192836393" calcext:value-type="float">
            <text:p>0.042874192836393</text:p>
          </table:table-cell>
          <table:table-cell office:value-type="float" office:value="0.246775509000145" calcext:value-type="float">
            <text:p>0.246775509000145</text:p>
          </table:table-cell>
        </table:table-row>
        <table:table-row table:style-name="ro1">
          <table:table-cell office:value-type="float" office:value="23.9418714019994" calcext:value-type="float">
            <text:p>23.9418714019994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27027156136522" calcext:value-type="float">
            <text:p>0.0427027156136522</text:p>
          </table:table-cell>
          <table:table-cell office:value-type="float" office:value="0.24334885799999" calcext:value-type="float">
            <text:p>0.24334885799999</text:p>
          </table:table-cell>
        </table:table-row>
        <table:table-row table:style-name="ro1">
          <table:table-cell office:value-type="float" office:value="24.0432625209996" calcext:value-type="float">
            <text:p>24.0432625209996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25303733277419" calcext:value-type="float">
            <text:p>0.0425303733277419</text:p>
          </table:table-cell>
          <table:table-cell office:value-type="float" office:value="0.243524660999356" calcext:value-type="float">
            <text:p>0.243524660999356</text:p>
          </table:table-cell>
        </table:table-row>
        <table:table-row table:style-name="ro1">
          <table:table-cell office:value-type="float" office:value="24.1445210499996" calcext:value-type="float">
            <text:p>24.1445210499996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23576319955268" calcext:value-type="float">
            <text:p>0.0423576319955268</text:p>
          </table:table-cell>
          <table:table-cell office:value-type="float" office:value="0.245905464999851" calcext:value-type="float">
            <text:p>0.245905464999851</text:p>
          </table:table-cell>
        </table:table-row>
        <table:table-row table:style-name="ro1">
          <table:table-cell office:value-type="float" office:value="24.2456736619997" calcext:value-type="float">
            <text:p>24.2456736619997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21848607831435" calcext:value-type="float">
            <text:p>0.0421848607831435</text:p>
          </table:table-cell>
          <table:table-cell office:value-type="float" office:value="0.245806218000325" calcext:value-type="float">
            <text:p>0.245806218000325</text:p>
          </table:table-cell>
        </table:table-row>
        <table:table-row table:style-name="ro1">
          <table:table-cell office:value-type="float" office:value="24.3472928459996" calcext:value-type="float">
            <text:p>24.3472928459996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20123514364321" calcext:value-type="float">
            <text:p>0.0420123514364321</text:p>
          </table:table-cell>
          <table:table-cell office:value-type="float" office:value="0.232089454999368" calcext:value-type="float">
            <text:p>0.232089454999368</text:p>
          </table:table-cell>
        </table:table-row>
        <table:table-row table:style-name="ro1">
          <table:table-cell office:value-type="float" office:value="24.4486608990001" calcext:value-type="float">
            <text:p>24.4486608990001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18403338240428" calcext:value-type="float">
            <text:p>0.0418403338240428</text:p>
          </table:table-cell>
          <table:table-cell office:value-type="float" office:value="0.242993646999821" calcext:value-type="float">
            <text:p>0.242993646999821</text:p>
          </table:table-cell>
        </table:table-row>
        <table:table-row table:style-name="ro1">
          <table:table-cell office:value-type="float" office:value="24.550374247" calcext:value-type="float">
            <text:p>24.550374247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16689883707097" calcext:value-type="float">
            <text:p>0.0416689883707097</text:p>
          </table:table-cell>
          <table:table-cell office:value-type="float" office:value="0.245240931999433" calcext:value-type="float">
            <text:p>0.245240931999433</text:p>
          </table:table-cell>
        </table:table-row>
        <table:table-row table:style-name="ro1">
          <table:table-cell office:value-type="float" office:value="24.651393565" calcext:value-type="float">
            <text:p>24.651393565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14984560026902" calcext:value-type="float">
            <text:p>0.0414984560026902</text:p>
          </table:table-cell>
          <table:table-cell office:value-type="float" office:value="0.246718190000138" calcext:value-type="float">
            <text:p>0.246718190000138</text:p>
          </table:table-cell>
        </table:table-row>
        <table:table-row table:style-name="ro1">
          <table:table-cell office:value-type="float" office:value="24.7525273410001" calcext:value-type="float">
            <text:p>24.7525273410001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13288461029652" calcext:value-type="float">
            <text:p>0.0413288461029652</text:p>
          </table:table-cell>
          <table:table-cell office:value-type="float" office:value="0.249551265999799" calcext:value-type="float">
            <text:p>0.249551265999799</text:p>
          </table:table-cell>
        </table:table-row>
        <table:table-row table:style-name="ro1">
          <table:table-cell office:value-type="float" office:value="24.8544431239998" calcext:value-type="float">
            <text:p>24.8544431239998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1160242874275" calcext:value-type="float">
            <text:p>0.041160242874275</text:p>
          </table:table-cell>
          <table:table-cell office:value-type="float" office:value="0.246957297000336" calcext:value-type="float">
            <text:p>0.246957297000336</text:p>
          </table:table-cell>
        </table:table-row>
        <table:table-row table:style-name="ro1">
          <table:table-cell office:value-type="float" office:value="24.9568936759997" calcext:value-type="float">
            <text:p>24.9568936759997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09927104284522" calcext:value-type="float">
            <text:p>0.0409927104284522</text:p>
          </table:table-cell>
          <table:table-cell office:value-type="float" office:value="0.247696030999578" calcext:value-type="float">
            <text:p>0.247696030999578</text:p>
          </table:table-cell>
        </table:table-row>
        <table:table-row table:style-name="ro1">
          <table:table-cell office:value-type="float" office:value="25.0582763599996" calcext:value-type="float">
            <text:p>25.0582763599996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0826296856818" calcext:value-type="float">
            <text:p>0.040826296856818</text:p>
          </table:table-cell>
          <table:table-cell office:value-type="float" office:value="0.245449427000494" calcext:value-type="float">
            <text:p>0.245449427000494</text:p>
          </table:table-cell>
        </table:table-row>
        <table:table-row table:style-name="ro1">
          <table:table-cell office:value-type="float" office:value="25.1597933229996" calcext:value-type="float">
            <text:p>25.1597933229996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06610374854544" calcext:value-type="float">
            <text:p>0.0406610374854544</text:p>
          </table:table-cell>
          <table:table-cell office:value-type="float" office:value="0.248226509000233" calcext:value-type="float">
            <text:p>0.248226509000233</text:p>
          </table:table-cell>
        </table:table-row>
        <table:table-row table:style-name="ro1">
          <table:table-cell office:value-type="float" office:value="25.2615713659998" calcext:value-type="float">
            <text:p>25.2615713659998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04969574784034" calcext:value-type="float">
            <text:p>0.0404969574784034</text:p>
          </table:table-cell>
          <table:table-cell office:value-type="float" office:value="0.247884213999896" calcext:value-type="float">
            <text:p>0.247884213999896</text:p>
          </table:table-cell>
        </table:table-row>
        <table:table-row table:style-name="ro1">
          <table:table-cell office:value-type="float" office:value="25.3629915490001" calcext:value-type="float">
            <text:p>25.3629915490001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03340739192306" calcext:value-type="float">
            <text:p>0.0403340739192306</text:p>
          </table:table-cell>
          <table:table-cell office:value-type="float" office:value="0.235890007000307" calcext:value-type="float">
            <text:p>0.235890007000307</text:p>
          </table:table-cell>
        </table:table-row>
        <table:table-row table:style-name="ro1">
          <table:table-cell office:value-type="float" office:value="25.4648818159994" calcext:value-type="float">
            <text:p>25.4648818159994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01723974753055" calcext:value-type="float">
            <text:p>0.0401723974753055</text:p>
          </table:table-cell>
          <table:table-cell office:value-type="float" office:value="0.246655036999982" calcext:value-type="float">
            <text:p>0.246655036999982</text:p>
          </table:table-cell>
        </table:table-row>
        <table:table-row table:style-name="ro1">
          <table:table-cell office:value-type="float" office:value="25.5660477699994" calcext:value-type="float">
            <text:p>25.5660477699994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00119337282759" calcext:value-type="float">
            <text:p>0.0400119337282759</text:p>
          </table:table-cell>
          <table:table-cell office:value-type="float" office:value="0.247780901000624" calcext:value-type="float">
            <text:p>0.247780901000624</text:p>
          </table:table-cell>
        </table:table-row>
        <table:table-row table:style-name="ro1">
          <table:table-cell office:value-type="float" office:value="25.6671693799999" calcext:value-type="float">
            <text:p>25.6671693799999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98526842375227" calcext:value-type="float">
            <text:p>0.0398526842375227</text:p>
          </table:table-cell>
          <table:table-cell office:value-type="float" office:value="0.249854462000258" calcext:value-type="float">
            <text:p>0.249854462000258</text:p>
          </table:table-cell>
        </table:table-row>
        <table:table-row table:style-name="ro1">
          <table:table-cell office:value-type="float" office:value="25.7694172329993" calcext:value-type="float">
            <text:p>25.7694172329993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96946473900181" calcext:value-type="float">
            <text:p>0.0396946473900181</text:p>
          </table:table-cell>
          <table:table-cell office:value-type="float" office:value="0.249593303999973" calcext:value-type="float">
            <text:p>0.249593303999973</text:p>
          </table:table-cell>
        </table:table-row>
        <table:table-row table:style-name="ro1">
          <table:table-cell office:value-type="float" office:value="25.8713516329999" calcext:value-type="float">
            <text:p>25.8713516329999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95378190793297" calcext:value-type="float">
            <text:p>0.0395378190793297</text:p>
          </table:table-cell>
          <table:table-cell office:value-type="float" office:value="0.245814509000411" calcext:value-type="float">
            <text:p>0.245814509000411</text:p>
          </table:table-cell>
        </table:table-row>
        <table:table-row table:style-name="ro1">
          <table:table-cell office:value-type="float" office:value="25.9727161109995" calcext:value-type="float">
            <text:p>25.9727161109995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93821932479599" calcext:value-type="float">
            <text:p>0.0393821932479599</text:p>
          </table:table-cell>
          <table:table-cell office:value-type="float" office:value="0.245605463000175" calcext:value-type="float">
            <text:p>0.245605463000175</text:p>
          </table:table-cell>
        </table:table-row>
        <table:table-row table:style-name="ro1">
          <table:table-cell office:value-type="float" office:value="26.0748189030001" calcext:value-type="float">
            <text:p>26.0748189030001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92277623203756" calcext:value-type="float">
            <text:p>0.0392277623203756</text:p>
          </table:table-cell>
          <table:table-cell office:value-type="float" office:value="0.244544926000344" calcext:value-type="float">
            <text:p>0.244544926000344</text:p>
          </table:table-cell>
        </table:table-row>
        <table:table-row table:style-name="ro1">
          <table:table-cell office:value-type="float" office:value="26.1764958939993" calcext:value-type="float">
            <text:p>26.1764958939993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90745175486082" calcext:value-type="float">
            <text:p>0.0390745175486082</text:p>
          </table:table-cell>
          <table:table-cell office:value-type="float" office:value="0.246732804999738" calcext:value-type="float">
            <text:p>0.246732804999738</text:p>
          </table:table-cell>
        </table:table-row>
        <table:table-row table:style-name="ro1">
          <table:table-cell office:value-type="float" office:value="26.2782310269995" calcext:value-type="float">
            <text:p>26.2782310269995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89224492879287" calcext:value-type="float">
            <text:p>0.0389224492879287</text:p>
          </table:table-cell>
          <table:table-cell office:value-type="float" office:value="0.247222529999817" calcext:value-type="float">
            <text:p>0.247222529999817</text:p>
          </table:table-cell>
        </table:table-row>
        <table:table-row table:style-name="ro1">
          <table:table-cell office:value-type="float" office:value="26.3797593729996" calcext:value-type="float">
            <text:p>26.3797593729996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87715472166025" calcext:value-type="float">
            <text:p>0.0387715472166025</text:p>
          </table:table-cell>
          <table:table-cell office:value-type="float" office:value="0.243412867999723" calcext:value-type="float">
            <text:p>0.243412867999723</text:p>
          </table:table-cell>
        </table:table-row>
        <table:table-row table:style-name="ro1">
          <table:table-cell office:value-type="float" office:value="26.4813900559993" calcext:value-type="float">
            <text:p>26.4813900559993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86218005109246" calcext:value-type="float">
            <text:p>0.0386218005109246</text:p>
          </table:table-cell>
          <table:table-cell office:value-type="float" office:value="0.238817419000043" calcext:value-type="float">
            <text:p>0.238817419000043</text:p>
          </table:table-cell>
        </table:table-row>
        <table:table-row table:style-name="ro1">
          <table:table-cell office:value-type="float" office:value="26.5839225949994" calcext:value-type="float">
            <text:p>26.5839225949994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84731979844972" calcext:value-type="float">
            <text:p>0.0384731979844972</text:p>
          </table:table-cell>
          <table:table-cell office:value-type="float" office:value="0.240851844000645" calcext:value-type="float">
            <text:p>0.240851844000645</text:p>
          </table:table-cell>
        </table:table-row>
        <table:table-row table:style-name="ro1">
          <table:table-cell office:value-type="float" office:value="26.6863173229995" calcext:value-type="float">
            <text:p>26.6863173229995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83257281989186" calcext:value-type="float">
            <text:p>0.0383257281989186</text:p>
          </table:table-cell>
          <table:table-cell office:value-type="float" office:value="0.247215864999816" calcext:value-type="float">
            <text:p>0.247215864999816</text:p>
          </table:table-cell>
        </table:table-row>
        <table:table-row table:style-name="ro1">
          <table:table-cell office:value-type="float" office:value="26.7873786149994" calcext:value-type="float">
            <text:p>26.7873786149994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8179379551616" calcext:value-type="float">
            <text:p>0.038179379551616</text:p>
          </table:table-cell>
          <table:table-cell office:value-type="float" office:value="0.245732636999492" calcext:value-type="float">
            <text:p>0.245732636999492</text:p>
          </table:table-cell>
        </table:table-row>
        <table:table-row table:style-name="ro1">
          <table:table-cell office:value-type="float" office:value="26.8888850590001" calcext:value-type="float">
            <text:p>26.8888850590001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8006190208457" calcext:value-type="float">
            <text:p>0.038006190208457</text:p>
          </table:table-cell>
          <table:table-cell office:value-type="float" office:value="0.244500668000001" calcext:value-type="float">
            <text:p>0.244500668000001</text:p>
          </table:table-cell>
        </table:table-row>
        <table:table-row table:style-name="ro1">
          <table:table-cell office:value-type="float" office:value="26.9913871459994" calcext:value-type="float">
            <text:p>26.9913871459994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78398964046838" calcext:value-type="float">
            <text:p>0.0378398964046838</text:p>
          </table:table-cell>
          <table:table-cell office:value-type="float" office:value="0.242717408999852" calcext:value-type="float">
            <text:p>0.242717408999852</text:p>
          </table:table-cell>
        </table:table-row>
        <table:table-row table:style-name="ro1">
          <table:table-cell office:value-type="float" office:value="27.093226944" calcext:value-type="float">
            <text:p>27.093226944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76793245311545" calcext:value-type="float">
            <text:p>0.0376793245311545</text:p>
          </table:table-cell>
          <table:table-cell office:value-type="float" office:value="0.243833839000217" calcext:value-type="float">
            <text:p>0.243833839000217</text:p>
          </table:table-cell>
        </table:table-row>
        <table:table-row table:style-name="ro1">
          <table:table-cell office:value-type="float" office:value="27.1950446809997" calcext:value-type="float">
            <text:p>27.1950446809997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75235334256616" calcext:value-type="float">
            <text:p>0.0375235334256616</text:p>
          </table:table-cell>
          <table:table-cell office:value-type="float" office:value="0.247895594999136" calcext:value-type="float">
            <text:p>0.247895594999136</text:p>
          </table:table-cell>
        </table:table-row>
        <table:table-row table:style-name="ro1">
          <table:table-cell office:value-type="float" office:value="27.2968611830001" calcext:value-type="float">
            <text:p>27.2968611830001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73717679169999" calcext:value-type="float">
            <text:p>0.0373717679169999</text:p>
          </table:table-cell>
          <table:table-cell office:value-type="float" office:value="0.247575506999965" calcext:value-type="float">
            <text:p>0.247575506999965</text:p>
          </table:table-cell>
        </table:table-row>
        <table:table-row table:style-name="ro1">
          <table:table-cell office:value-type="float" office:value="27.3978248929998" calcext:value-type="float">
            <text:p>27.3978248929998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72234216596072" calcext:value-type="float">
            <text:p>0.0372234216596072</text:p>
          </table:table-cell>
          <table:table-cell office:value-type="float" office:value="0.249263636000251" calcext:value-type="float">
            <text:p>0.249263636000251</text:p>
          </table:table-cell>
        </table:table-row>
        <table:table-row table:style-name="ro1">
          <table:table-cell office:value-type="float" office:value="27.5004037109993" calcext:value-type="float">
            <text:p>27.5004037109993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70780074006785" calcext:value-type="float">
            <text:p>0.0370780074006785</text:p>
          </table:table-cell>
          <table:table-cell office:value-type="float" office:value="0.249187884999628" calcext:value-type="float">
            <text:p>0.249187884999628</text:p>
          </table:table-cell>
        </table:table-row>
        <table:table-row table:style-name="ro1">
          <table:table-cell office:value-type="float" office:value="27.6028767809994" calcext:value-type="float">
            <text:p>27.6028767809994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69351331932701" calcext:value-type="float">
            <text:p>0.0369351331932701</text:p>
          </table:table-cell>
          <table:table-cell office:value-type="float" office:value="0.248913252999955" calcext:value-type="float">
            <text:p>0.248913252999955</text:p>
          </table:table-cell>
        </table:table-row>
        <table:table-row table:style-name="ro1">
          <table:table-cell office:value-type="float" office:value="27.7052200809994" calcext:value-type="float">
            <text:p>27.7052200809994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67944833662102" calcext:value-type="float">
            <text:p>0.0367944833662102</text:p>
          </table:table-cell>
          <table:table-cell office:value-type="float" office:value="0.248825637000664" calcext:value-type="float">
            <text:p>0.248825637000664</text:p>
          </table:table-cell>
        </table:table-row>
        <table:table-row table:style-name="ro1">
          <table:table-cell office:value-type="float" office:value="27.8059509839995" calcext:value-type="float">
            <text:p>27.8059509839995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66558032994664" calcext:value-type="float">
            <text:p>0.0366558032994664</text:p>
          </table:table-cell>
          <table:table-cell office:value-type="float" office:value="0.249100076000104" calcext:value-type="float">
            <text:p>0.249100076000104</text:p>
          </table:table-cell>
        </table:table-row>
        <table:table-row table:style-name="ro1">
          <table:table-cell office:value-type="float" office:value="27.9068327790001" calcext:value-type="float">
            <text:p>27.9068327790001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65188872438897" calcext:value-type="float">
            <text:p>0.0365188872438897</text:p>
          </table:table-cell>
          <table:table-cell office:value-type="float" office:value="0.249621474999913" calcext:value-type="float">
            <text:p>0.249621474999913</text:p>
          </table:table-cell>
        </table:table-row>
        <table:table-row table:style-name="ro1">
          <table:table-cell office:value-type="float" office:value="28.00863295" calcext:value-type="float">
            <text:p>28.00863295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63835685764737" calcext:value-type="float">
            <text:p>0.0363835685764737</text:p>
          </table:table-cell>
          <table:table-cell office:value-type="float" office:value="0.249243416999889" calcext:value-type="float">
            <text:p>0.249243416999889</text:p>
          </table:table-cell>
        </table:table-row>
        <table:table-row table:style-name="ro1">
          <table:table-cell office:value-type="float" office:value="28.1171694189998" calcext:value-type="float">
            <text:p>28.1171694189998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62497120040361" calcext:value-type="float">
            <text:p>0.0362497120040361</text:p>
          </table:table-cell>
          <table:table-cell office:value-type="float" office:value="0.259329857000012" calcext:value-type="float">
            <text:p>0.259329857000012</text:p>
          </table:table-cell>
        </table:table-row>
        <table:table-row table:style-name="ro1">
          <table:table-cell office:value-type="float" office:value="28.2191619939995" calcext:value-type="float">
            <text:p>28.2191619939995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61172073256488" calcext:value-type="float">
            <text:p>0.0361172073256488</text:p>
          </table:table-cell>
          <table:table-cell office:value-type="float" office:value="0.246965291999913" calcext:value-type="float">
            <text:p>0.246965291999913</text:p>
          </table:table-cell>
        </table:table-row>
        <table:table-row table:style-name="ro1">
          <table:table-cell office:value-type="float" office:value="28.3209316949997" calcext:value-type="float">
            <text:p>28.3209316949997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59859644420794" calcext:value-type="float">
            <text:p>0.0359859644420794</text:p>
          </table:table-cell>
          <table:table-cell office:value-type="float" office:value="0.244482914999935" calcext:value-type="float">
            <text:p>0.244482914999935</text:p>
          </table:table-cell>
        </table:table-row>
        <table:table-row table:style-name="ro1">
          <table:table-cell office:value-type="float" office:value="28.4226010319999" calcext:value-type="float">
            <text:p>28.4226010319999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58559093628508" calcext:value-type="float">
            <text:p>0.0358559093628508</text:p>
          </table:table-cell>
          <table:table-cell office:value-type="float" office:value="0.24518634100059" calcext:value-type="float">
            <text:p>0.24518634100059</text:p>
          </table:table-cell>
        </table:table-row>
        <table:table-row table:style-name="ro1">
          <table:table-cell office:value-type="float" office:value="28.524548589" calcext:value-type="float">
            <text:p>28.524548589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57269810114074" calcext:value-type="float">
            <text:p>0.0357269810114074</text:p>
          </table:table-cell>
          <table:table-cell office:value-type="float" office:value="0.247911076000491" calcext:value-type="float">
            <text:p>0.247911076000491</text:p>
          </table:table-cell>
        </table:table-row>
        <table:table-row table:style-name="ro1">
          <table:table-cell office:value-type="float" office:value="28.6272845939993" calcext:value-type="float">
            <text:p>28.6272845939993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5599128668775" calcext:value-type="float">
            <text:p>0.035599128668775</text:p>
          </table:table-cell>
          <table:table-cell office:value-type="float" office:value="0.253592435999963" calcext:value-type="float">
            <text:p>0.253592435999963</text:p>
          </table:table-cell>
        </table:table-row>
        <table:table-row table:style-name="ro1">
          <table:table-cell office:value-type="float" office:value="28.729449036" calcext:value-type="float">
            <text:p>28.729449036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5472309928027" calcext:value-type="float">
            <text:p>0.035472309928027</text:p>
          </table:table-cell>
          <table:table-cell office:value-type="float" office:value="0.249176606999754" calcext:value-type="float">
            <text:p>0.249176606999754</text:p>
          </table:table-cell>
        </table:table-row>
        <table:table-row table:style-name="ro1">
          <table:table-cell office:value-type="float" office:value="28.8319500739999" calcext:value-type="float">
            <text:p>28.8319500739999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53464890574042" calcext:value-type="float">
            <text:p>0.0353464890574042</text:p>
          </table:table-cell>
          <table:table-cell office:value-type="float" office:value="0.24970517499969" calcext:value-type="float">
            <text:p>0.24970517499969</text:p>
          </table:table-cell>
        </table:table-row>
        <table:table-row table:style-name="ro1">
          <table:table-cell office:value-type="float" office:value="28.9342407059994" calcext:value-type="float">
            <text:p>28.9342407059994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52216356903678" calcext:value-type="float">
            <text:p>0.0352216356903678</text:p>
          </table:table-cell>
          <table:table-cell office:value-type="float" office:value="0.244106090000059" calcext:value-type="float">
            <text:p>0.244106090000059</text:p>
          </table:table-cell>
        </table:table-row>
        <table:table-row table:style-name="ro1">
          <table:table-cell office:value-type="float" office:value="29.0353011489997" calcext:value-type="float">
            <text:p>29.0353011489997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50977237772077" calcext:value-type="float">
            <text:p>0.0350977237772077</text:p>
          </table:table-cell>
          <table:table-cell office:value-type="float" office:value="0.24654796699997" calcext:value-type="float">
            <text:p>0.24654796699997</text:p>
          </table:table-cell>
        </table:table-row>
        <table:table-row table:style-name="ro1">
          <table:table-cell office:value-type="float" office:value="29.136376593" calcext:value-type="float">
            <text:p>29.136376593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49747307459041" calcext:value-type="float">
            <text:p>0.0349747307459041</text:p>
          </table:table-cell>
          <table:table-cell office:value-type="float" office:value="0.257838232999347" calcext:value-type="float">
            <text:p>0.257838232999347</text:p>
          </table:table-cell>
        </table:table-row>
        <table:table-row table:style-name="ro1">
          <table:table-cell office:value-type="float" office:value="29.2380081279998" calcext:value-type="float">
            <text:p>29.2380081279998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48526368304003" calcext:value-type="float">
            <text:p>0.0348526368304003</text:p>
          </table:table-cell>
          <table:table-cell office:value-type="float" office:value="0.247131159000674" calcext:value-type="float">
            <text:p>0.247131159000674</text:p>
          </table:table-cell>
        </table:table-row>
        <table:table-row table:style-name="ro1">
          <table:table-cell office:value-type="float" office:value="29.3396504020002" calcext:value-type="float">
            <text:p>29.3396504020002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47314245328134" calcext:value-type="float">
            <text:p>0.0347314245328134</text:p>
          </table:table-cell>
          <table:table-cell office:value-type="float" office:value="0.243874563000645" calcext:value-type="float">
            <text:p>0.243874563000645</text:p>
          </table:table-cell>
        </table:table-row>
        <table:table-row table:style-name="ro1">
          <table:table-cell office:value-type="float" office:value="29.4417527859996" calcext:value-type="float">
            <text:p>29.4417527859996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46110781928036" calcext:value-type="float">
            <text:p>0.0346110781928036</text:p>
          </table:table-cell>
          <table:table-cell office:value-type="float" office:value="0.245023541999217" calcext:value-type="float">
            <text:p>0.245023541999217</text:p>
          </table:table-cell>
        </table:table-row>
        <table:table-row table:style-name="ro1">
          <table:table-cell office:value-type="float" office:value="29.5429014419997" calcext:value-type="float">
            <text:p>29.5429014419997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44915836426783" calcext:value-type="float">
            <text:p>0.0344915836426783</text:p>
          </table:table-cell>
          <table:table-cell office:value-type="float" office:value="0.246917358999781" calcext:value-type="float">
            <text:p>0.246917358999781</text:p>
          </table:table-cell>
        </table:table-row>
        <table:table-row table:style-name="ro1">
          <table:table-cell office:value-type="float" office:value="29.6440105539996" calcext:value-type="float">
            <text:p>29.6440105539996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43729279310918" calcext:value-type="float">
            <text:p>0.0343729279310918</text:p>
          </table:table-cell>
          <table:table-cell office:value-type="float" office:value="0.249160571000175" calcext:value-type="float">
            <text:p>0.249160571000175</text:p>
          </table:table-cell>
        </table:table-row>
        <table:table-row table:style-name="ro1">
          <table:table-cell office:value-type="float" office:value="29.7458669999996" calcext:value-type="float">
            <text:p>29.7458669999996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42550991016302" calcext:value-type="float">
            <text:p>0.0342550991016302</text:p>
          </table:table-cell>
          <table:table-cell office:value-type="float" office:value="0.247308556999997" calcext:value-type="float">
            <text:p>0.247308556999997</text:p>
          </table:table-cell>
        </table:table-row>
        <table:table-row table:style-name="ro1">
          <table:table-cell office:value-type="float" office:value="29.8474399359993" calcext:value-type="float">
            <text:p>29.8474399359993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41380860153109" calcext:value-type="float">
            <text:p>0.0341380860153109</text:p>
          </table:table-cell>
          <table:table-cell office:value-type="float" office:value="0.247060298999713" calcext:value-type="float">
            <text:p>0.247060298999713</text:p>
          </table:table-cell>
        </table:table-row>
        <table:table-row table:style-name="ro1">
          <table:table-cell office:value-type="float" office:value="29.9499427889996" calcext:value-type="float">
            <text:p>29.9499427889996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40218782082219" calcext:value-type="float">
            <text:p>0.0340218782082219</text:p>
          </table:table-cell>
          <table:table-cell office:value-type="float" office:value="0.248213092000697" calcext:value-type="float">
            <text:p>0.248213092000697</text:p>
          </table:table-cell>
        </table:table-row>
        <table:table-row table:style-name="ro1">
          <table:table-cell office:value-type="float" office:value="30.0511543089997" calcext:value-type="float">
            <text:p>30.0511543089997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39064657772798" calcext:value-type="float">
            <text:p>0.0339064657772798</text:p>
          </table:table-cell>
          <table:table-cell office:value-type="float" office:value="0.246110641000087" calcext:value-type="float">
            <text:p>0.246110641000087</text:p>
          </table:table-cell>
        </table:table-row>
        <table:table-row table:style-name="ro1">
          <table:table-cell office:value-type="float" office:value="30.1537833709999" calcext:value-type="float">
            <text:p>30.1537833709999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37918392884905" calcext:value-type="float">
            <text:p>0.0337918392884905</text:p>
          </table:table-cell>
          <table:table-cell office:value-type="float" office:value="0.247523352999451" calcext:value-type="float">
            <text:p>0.247523352999451</text:p>
          </table:table-cell>
        </table:table-row>
        <table:table-row table:style-name="ro1">
          <table:table-cell office:value-type="float" office:value="30.2559727110001" calcext:value-type="float">
            <text:p>30.2559727110001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36779897032177" calcext:value-type="float">
            <text:p>0.0336779897032177</text:p>
          </table:table-cell>
          <table:table-cell office:value-type="float" office:value="0.247741528000006" calcext:value-type="float">
            <text:p>0.247741528000006</text:p>
          </table:table-cell>
        </table:table-row>
        <table:table-row table:style-name="ro1">
          <table:table-cell office:value-type="float" office:value="30.3574333859997" calcext:value-type="float">
            <text:p>30.3574333859997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35649083188655" calcext:value-type="float">
            <text:p>0.0335649083188655</text:p>
          </table:table-cell>
          <table:table-cell office:value-type="float" office:value="0.233514649000426" calcext:value-type="float">
            <text:p>0.233514649000426</text:p>
          </table:table-cell>
        </table:table-row>
        <table:table-row table:style-name="ro1">
          <table:table-cell office:value-type="float" office:value="30.4594087159994" calcext:value-type="float">
            <text:p>30.4594087159994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3452586721099" calcext:value-type="float">
            <text:p>0.033452586721099</text:p>
          </table:table-cell>
          <table:table-cell office:value-type="float" office:value="0.244227167000645" calcext:value-type="float">
            <text:p>0.244227167000645</text:p>
          </table:table-cell>
        </table:table-row>
        <table:table-row table:style-name="ro1">
          <table:table-cell office:value-type="float" office:value="30.5616691469995" calcext:value-type="float">
            <text:p>30.5616691469995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33410167453003" calcext:value-type="float">
            <text:p>0.0333410167453003</text:p>
          </table:table-cell>
          <table:table-cell office:value-type="float" office:value="0.247156161000021" calcext:value-type="float">
            <text:p>0.247156161000021</text:p>
          </table:table-cell>
        </table:table-row>
        <table:table-row table:style-name="ro1">
          <table:table-cell office:value-type="float" office:value="30.6635841339994" calcext:value-type="float">
            <text:p>30.6635841339994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32301904454205" calcext:value-type="float">
            <text:p>0.0332301904454205</text:p>
          </table:table-cell>
          <table:table-cell office:value-type="float" office:value="0.248956530999749" calcext:value-type="float">
            <text:p>0.248956530999749</text:p>
          </table:table-cell>
        </table:table-row>
        <table:table-row table:style-name="ro1">
          <table:table-cell office:value-type="float" office:value="30.7665955389994" calcext:value-type="float">
            <text:p>30.7665955389994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31201000687547" calcext:value-type="float">
            <text:p>0.0331201000687547</text:p>
          </table:table-cell>
          <table:table-cell office:value-type="float" office:value="0.244905689000007" calcext:value-type="float">
            <text:p>0.244905689000007</text:p>
          </table:table-cell>
        </table:table-row>
        <table:table-row table:style-name="ro1">
          <table:table-cell office:value-type="float" office:value="30.8678566879998" calcext:value-type="float">
            <text:p>30.8678566879998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30107380354598" calcext:value-type="float">
            <text:p>0.0330107380354598</text:p>
          </table:table-cell>
          <table:table-cell office:value-type="float" office:value="0.247278019999612" calcext:value-type="float">
            <text:p>0.247278019999612</text:p>
          </table:table-cell>
        </table:table-row>
        <table:table-row table:style-name="ro1">
          <table:table-cell office:value-type="float" office:value="30.9700987469996" calcext:value-type="float">
            <text:p>30.9700987469996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29020969218743" calcext:value-type="float">
            <text:p>0.0329020969218743</text:p>
          </table:table-cell>
          <table:table-cell office:value-type="float" office:value="0.247403608000241" calcext:value-type="float">
            <text:p>0.247403608000241</text:p>
          </table:table-cell>
        </table:table-row>
        <table:table-row table:style-name="ro1">
          <table:table-cell office:value-type="float" office:value="31.0716365959997" calcext:value-type="float">
            <text:p>31.0716365959997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27941694468846" calcext:value-type="float">
            <text:p>0.0327941694468846</text:p>
          </table:table-cell>
          <table:table-cell office:value-type="float" office:value="0.247565429999668" calcext:value-type="float">
            <text:p>0.247565429999668</text:p>
          </table:table-cell>
        </table:table-row>
        <table:table-row table:style-name="ro1">
          <table:table-cell office:value-type="float" office:value="31.1729979329994" calcext:value-type="float">
            <text:p>31.1729979329994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91385613639593" calcext:value-type="float">
            <text:p>0.0391385613639593</text:p>
          </table:table-cell>
          <table:table-cell office:value-type="float" office:value="0.248274411999773" calcext:value-type="float">
            <text:p>0.248274411999773</text:p>
          </table:table-cell>
        </table:table-row>
        <table:table-row table:style-name="ro1">
          <table:table-cell office:value-type="float" office:value="31.2746290169998" calcext:value-type="float">
            <text:p>31.2746290169998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41725854255726" calcext:value-type="float">
            <text:p>0.0441725854255726</text:p>
          </table:table-cell>
          <table:table-cell office:value-type="float" office:value="0.248235627999748" calcext:value-type="float">
            <text:p>0.248235627999748</text:p>
          </table:table-cell>
        </table:table-row>
        <table:table-row table:style-name="ro1">
          <table:table-cell office:value-type="float" office:value="31.3769968609995" calcext:value-type="float">
            <text:p>31.3769968609995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81585811609709" calcext:value-type="float">
            <text:p>0.0481585811609709</text:p>
          </table:table-cell>
          <table:table-cell office:value-type="float" office:value="0.233260875000269" calcext:value-type="float">
            <text:p>0.233260875000269</text:p>
          </table:table-cell>
        </table:table-row>
        <table:table-row table:style-name="ro1">
          <table:table-cell office:value-type="float" office:value="31.4792920199998" calcext:value-type="float">
            <text:p>31.4792920199998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13064176444317" calcext:value-type="float">
            <text:p>0.0513064176444317</text:p>
          </table:table-cell>
          <table:table-cell office:value-type="float" office:value="0.249035556999843" calcext:value-type="float">
            <text:p>0.249035556999843</text:p>
          </table:table-cell>
        </table:table-row>
        <table:table-row table:style-name="ro1">
          <table:table-cell office:value-type="float" office:value="31.5814548299995" calcext:value-type="float">
            <text:p>31.5814548299995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378398761873" calcext:value-type="float">
            <text:p>0.05378398761873</text:p>
          </table:table-cell>
          <table:table-cell office:value-type="float" office:value="0.24865874399984" calcext:value-type="float">
            <text:p>0.24865874399984</text:p>
          </table:table-cell>
        </table:table-row>
        <table:table-row table:style-name="ro1">
          <table:table-cell office:value-type="float" office:value="31.683645352" calcext:value-type="float">
            <text:p>31.683645352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57256027933967" calcext:value-type="float">
            <text:p>0.0557256027933967</text:p>
          </table:table-cell>
          <table:table-cell office:value-type="float" office:value="0.244791547000204" calcext:value-type="float">
            <text:p>0.244791547000204</text:p>
          </table:table-cell>
        </table:table-row>
        <table:table-row table:style-name="ro1">
          <table:table-cell office:value-type="float" office:value="31.7860567889993" calcext:value-type="float">
            <text:p>31.7860567889993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72387100828187" calcext:value-type="float">
            <text:p>0.0572387100828187</text:p>
          </table:table-cell>
          <table:table-cell office:value-type="float" office:value="0.239818729000035" calcext:value-type="float">
            <text:p>0.239818729000035</text:p>
          </table:table-cell>
        </table:table-row>
        <table:table-row table:style-name="ro1">
          <table:table-cell office:value-type="float" office:value="31.8875678819995" calcext:value-type="float">
            <text:p>31.8875678819995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84092645962234" calcext:value-type="float">
            <text:p>0.0584092645962234</text:p>
          </table:table-cell>
          <table:table-cell office:value-type="float" office:value="0.240199687000313" calcext:value-type="float">
            <text:p>0.240199687000313</text:p>
          </table:table-cell>
        </table:table-row>
        <table:table-row table:style-name="ro1">
          <table:table-cell office:value-type="float" office:value="31.9893675349995" calcext:value-type="float">
            <text:p>31.9893675349995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92665966299568" calcext:value-type="float">
            <text:p>0.0592665966299568</text:p>
          </table:table-cell>
          <table:table-cell office:value-type="float" office:value="0.242502252000122" calcext:value-type="float">
            <text:p>0.242502252000122</text:p>
          </table:table-cell>
        </table:table-row>
        <table:table-row table:style-name="ro1">
          <table:table-cell office:value-type="float" office:value="32.0922814989999" calcext:value-type="float">
            <text:p>32.0922814989999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99132773039654" calcext:value-type="float">
            <text:p>0.0599132773039654</text:p>
          </table:table-cell>
          <table:table-cell office:value-type="float" office:value="0.244068793999759" calcext:value-type="float">
            <text:p>0.244068793999759</text:p>
          </table:table-cell>
        </table:table-row>
        <table:table-row table:style-name="ro1">
          <table:table-cell office:value-type="float" office:value="32.1941201449999" calcext:value-type="float">
            <text:p>32.1941201449999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603916810332035" calcext:value-type="float">
            <text:p>0.0603916810332035</text:p>
          </table:table-cell>
          <table:table-cell office:value-type="float" office:value="0.247132784999849" calcext:value-type="float">
            <text:p>0.247132784999849</text:p>
          </table:table-cell>
        </table:table-row>
        <table:table-row table:style-name="ro1">
          <table:table-cell office:value-type="float" office:value="32.2953064610001" calcext:value-type="float">
            <text:p>32.2953064610001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6073570507501" calcext:value-type="float">
            <text:p>0.06073570507501</text:p>
          </table:table-cell>
          <table:table-cell office:value-type="float" office:value="0.248332007000499" calcext:value-type="float">
            <text:p>0.248332007000499</text:p>
          </table:table-cell>
        </table:table-row>
        <table:table-row table:style-name="ro1">
          <table:table-cell office:value-type="float" office:value="32.3978067399994" calcext:value-type="float">
            <text:p>32.3978067399994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609724649888006" calcext:value-type="float">
            <text:p>0.0609724649888006</text:p>
          </table:table-cell>
          <table:table-cell office:value-type="float" office:value="0.249907315999735" calcext:value-type="float">
            <text:p>0.249907315999735</text:p>
          </table:table-cell>
        </table:table-row>
        <table:table-row table:style-name="ro1">
          <table:table-cell office:value-type="float" office:value="32.5026447769997" calcext:value-type="float">
            <text:p>32.5026447769997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611236510033861" calcext:value-type="float">
            <text:p>0.0611236510033861</text:p>
          </table:table-cell>
          <table:table-cell office:value-type="float" office:value="0.251562309000292" calcext:value-type="float">
            <text:p>0.251562309000292</text:p>
          </table:table-cell>
        </table:table-row>
        <table:table-row table:style-name="ro1">
          <table:table-cell office:value-type="float" office:value="32.6033584279994" calcext:value-type="float">
            <text:p>32.6033584279994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612066131104012" calcext:value-type="float">
            <text:p>0.0612066131104012</text:p>
          </table:table-cell>
          <table:table-cell office:value-type="float" office:value="0.24599176799984" calcext:value-type="float">
            <text:p>0.24599176799984</text:p>
          </table:table-cell>
        </table:table-row>
        <table:table-row table:style-name="ro1">
          <table:table-cell office:value-type="float" office:value="32.7042413519994" calcext:value-type="float">
            <text:p>32.7042413519994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612352291386277" calcext:value-type="float">
            <text:p>0.0612352291386277</text:p>
          </table:table-cell>
          <table:table-cell office:value-type="float" office:value="0.243094630999622" calcext:value-type="float">
            <text:p>0.243094630999622</text:p>
          </table:table-cell>
        </table:table-row>
        <table:table-row table:style-name="ro1">
          <table:table-cell office:value-type="float" office:value="32.8074278200002" calcext:value-type="float">
            <text:p>32.8074278200002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612205992130429" calcext:value-type="float">
            <text:p>0.0612205992130429</text:p>
          </table:table-cell>
          <table:table-cell office:value-type="float" office:value="0.240985790000195" calcext:value-type="float">
            <text:p>0.240985790000195</text:p>
          </table:table-cell>
        </table:table-row>
        <table:table-row table:style-name="ro1">
          <table:table-cell office:value-type="float" office:value="32.9095230809999" calcext:value-type="float">
            <text:p>32.9095230809999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611716013216538" calcext:value-type="float">
            <text:p>0.0611716013216538</text:p>
          </table:table-cell>
          <table:table-cell office:value-type="float" office:value="0.245440978999795" calcext:value-type="float">
            <text:p>0.245440978999795</text:p>
          </table:table-cell>
        </table:table-row>
        <table:table-row table:style-name="ro1">
          <table:table-cell office:value-type="float" office:value="33.01174661" calcext:value-type="float">
            <text:p>33.01174661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610953357685692" calcext:value-type="float">
            <text:p>0.0610953357685692</text:p>
          </table:table-cell>
          <table:table-cell office:value-type="float" office:value="0.241854691000299" calcext:value-type="float">
            <text:p>0.241854691000299</text:p>
          </table:table-cell>
        </table:table-row>
        <table:table-row table:style-name="ro1">
          <table:table-cell office:value-type="float" office:value="33.113807408" calcext:value-type="float">
            <text:p>33.113807408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609974807360675" calcext:value-type="float">
            <text:p>0.0609974807360675</text:p>
          </table:table-cell>
          <table:table-cell office:value-type="float" office:value="0.244512352000129" calcext:value-type="float">
            <text:p>0.244512352000129</text:p>
          </table:table-cell>
        </table:table-row>
        <table:table-row table:style-name="ro1">
          <table:table-cell office:value-type="float" office:value="33.2151718059995" calcext:value-type="float">
            <text:p>33.2151718059995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608825767338691" calcext:value-type="float">
            <text:p>0.0608825767338691</text:p>
          </table:table-cell>
          <table:table-cell office:value-type="float" office:value="0.245017037999787" calcext:value-type="float">
            <text:p>0.245017037999787</text:p>
          </table:table-cell>
        </table:table-row>
        <table:table-row table:style-name="ro1">
          <table:table-cell office:value-type="float" office:value="33.3169492469997" calcext:value-type="float">
            <text:p>33.3169492469997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607542541581796" calcext:value-type="float">
            <text:p>0.0607542541581796</text:p>
          </table:table-cell>
          <table:table-cell office:value-type="float" office:value="0.249929192999844" calcext:value-type="float">
            <text:p>0.249929192999844</text:p>
          </table:table-cell>
        </table:table-row>
        <table:table-row table:style-name="ro1">
          <table:table-cell office:value-type="float" office:value="33.4185818199994" calcext:value-type="float">
            <text:p>33.4185818199994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606154153385557" calcext:value-type="float">
            <text:p>0.0606154153385557</text:p>
          </table:table-cell>
          <table:table-cell office:value-type="float" office:value="0.249522060000345" calcext:value-type="float">
            <text:p>0.249522060000345</text:p>
          </table:table-cell>
        </table:table-row>
        <table:table-row table:style-name="ro1">
          <table:table-cell office:value-type="float" office:value="33.5208025450002" calcext:value-type="float">
            <text:p>33.5208025450002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604683801750362" calcext:value-type="float">
            <text:p>0.0604683801750362</text:p>
          </table:table-cell>
          <table:table-cell office:value-type="float" office:value="0.249226335000458" calcext:value-type="float">
            <text:p>0.249226335000458</text:p>
          </table:table-cell>
        </table:table-row>
        <table:table-row table:style-name="ro1">
          <table:table-cell office:value-type="float" office:value="33.6224059460001" calcext:value-type="float">
            <text:p>33.6224059460001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603150026474916" calcext:value-type="float">
            <text:p>0.0603150026474916</text:p>
          </table:table-cell>
          <table:table-cell office:value-type="float" office:value="0.248859899000308" calcext:value-type="float">
            <text:p>0.248859899000308</text:p>
          </table:table-cell>
        </table:table-row>
        <table:table-row table:style-name="ro1">
          <table:table-cell office:value-type="float" office:value="33.7243910039997" calcext:value-type="float">
            <text:p>33.7243910039997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601567640227552" calcext:value-type="float">
            <text:p>0.0601567640227552</text:p>
          </table:table-cell>
          <table:table-cell office:value-type="float" office:value="0.24726252399978" calcext:value-type="float">
            <text:p>0.24726252399978</text:p>
          </table:table-cell>
        </table:table-row>
        <table:table-row table:style-name="ro1">
          <table:table-cell office:value-type="float" office:value="33.8256581309997" calcext:value-type="float">
            <text:p>33.8256581309997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99948474199846" calcext:value-type="float">
            <text:p>0.0599948474199846</text:p>
          </table:table-cell>
          <table:table-cell office:value-type="float" office:value="0.247895708999749" calcext:value-type="float">
            <text:p>0.247895708999749</text:p>
          </table:table-cell>
        </table:table-row>
        <table:table-row table:style-name="ro1">
          <table:table-cell office:value-type="float" office:value="33.9281618559999" calcext:value-type="float">
            <text:p>33.9281618559999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98301974626149" calcext:value-type="float">
            <text:p>0.0598301974626149</text:p>
          </table:table-cell>
          <table:table-cell office:value-type="float" office:value="0.242295498999738" calcext:value-type="float">
            <text:p>0.242295498999738</text:p>
          </table:table-cell>
        </table:table-row>
        <table:table-row table:style-name="ro1">
          <table:table-cell office:value-type="float" office:value="34.0317541089999" calcext:value-type="float">
            <text:p>34.0317541089999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96635679995904" calcext:value-type="float">
            <text:p>0.0596635679995904</text:p>
          </table:table-cell>
          <table:table-cell office:value-type="float" office:value="0.242337521999616" calcext:value-type="float">
            <text:p>0.242337521999616</text:p>
          </table:table-cell>
        </table:table-row>
        <table:table-row table:style-name="ro1">
          <table:table-cell office:value-type="float" office:value="34.1421341380001" calcext:value-type="float">
            <text:p>34.1421341380001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94955602820253" calcext:value-type="float">
            <text:p>0.0594955602820253</text:p>
          </table:table-cell>
          <table:table-cell office:value-type="float" office:value="0.267829147000157" calcext:value-type="float">
            <text:p>0.267829147000157</text:p>
          </table:table-cell>
        </table:table-row>
        <table:table-row table:style-name="ro1">
          <table:table-cell office:value-type="float" office:value="34.2439142519997" calcext:value-type="float">
            <text:p>34.2439142519997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93266535042126" calcext:value-type="float">
            <text:p>0.0593266535042126</text:p>
          </table:table-cell>
          <table:table-cell office:value-type="float" office:value="0.244596294000075" calcext:value-type="float">
            <text:p>0.244596294000075</text:p>
          </table:table-cell>
        </table:table-row>
        <table:table-row table:style-name="ro1">
          <table:table-cell office:value-type="float" office:value="34.3470546409999" calcext:value-type="float">
            <text:p>34.3470546409999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91572292361186" calcext:value-type="float">
            <text:p>0.0591572292361186</text:p>
          </table:table-cell>
          <table:table-cell office:value-type="float" office:value="0.246034555000733" calcext:value-type="float">
            <text:p>0.246034555000733</text:p>
          </table:table-cell>
        </table:table-row>
        <table:table-row table:style-name="ro1">
          <table:table-cell office:value-type="float" office:value="34.4489677499996" calcext:value-type="float">
            <text:p>34.4489677499996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89875909690698" calcext:value-type="float">
            <text:p>0.0589875909690698</text:p>
          </table:table-cell>
          <table:table-cell office:value-type="float" office:value="0.242734044999452" calcext:value-type="float">
            <text:p>0.242734044999452</text:p>
          </table:table-cell>
        </table:table-row>
        <table:table-row table:style-name="ro1">
          <table:table-cell office:value-type="float" office:value="34.5507564299996" calcext:value-type="float">
            <text:p>34.5507564299996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88179797520001" calcext:value-type="float">
            <text:p>0.0588179797520001</text:p>
          </table:table-cell>
          <table:table-cell office:value-type="float" office:value="0.24715130200002" calcext:value-type="float">
            <text:p>0.24715130200002</text:p>
          </table:table-cell>
        </table:table-row>
        <table:table-row table:style-name="ro1">
          <table:table-cell office:value-type="float" office:value="34.652590183" calcext:value-type="float">
            <text:p>34.652590183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86485867001508" calcext:value-type="float">
            <text:p>0.0586485867001508</text:p>
          </table:table-cell>
          <table:table-cell office:value-type="float" office:value="0.248095648999879" calcext:value-type="float">
            <text:p>0.248095648999879</text:p>
          </table:table-cell>
        </table:table-row>
        <table:table-row table:style-name="ro1">
          <table:table-cell office:value-type="float" office:value="34.7548517469995" calcext:value-type="float">
            <text:p>34.7548517469995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84795630017391" calcext:value-type="float">
            <text:p>0.0584795630017391</text:p>
          </table:table-cell>
          <table:table-cell office:value-type="float" office:value="0.247399978999965" calcext:value-type="float">
            <text:p>0.247399978999965</text:p>
          </table:table-cell>
        </table:table-row>
        <table:table-row table:style-name="ro1">
          <table:table-cell office:value-type="float" office:value="34.8569464779994" calcext:value-type="float">
            <text:p>34.8569464779994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83110279230051" calcext:value-type="float">
            <text:p>0.0583110279230051</text:p>
          </table:table-cell>
          <table:table-cell office:value-type="float" office:value="0.248445494000407" calcext:value-type="float">
            <text:p>0.248445494000407</text:p>
          </table:table-cell>
        </table:table-row>
        <table:table-row table:style-name="ro1">
          <table:table-cell office:value-type="float" office:value="34.9587853019993" calcext:value-type="float">
            <text:p>34.9587853019993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81430752119673" calcext:value-type="float">
            <text:p>0.0581430752119673</text:p>
          </table:table-cell>
          <table:table-cell office:value-type="float" office:value="0.249581295000098" calcext:value-type="float">
            <text:p>0.249581295000098</text:p>
          </table:table-cell>
        </table:table-row>
        <table:table-row table:style-name="ro1">
          <table:table-cell office:value-type="float" office:value="35.0599562979996" calcext:value-type="float">
            <text:p>35.0599562979996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79757782211498" calcext:value-type="float">
            <text:p>0.0579757782211498</text:p>
          </table:table-cell>
          <table:table-cell office:value-type="float" office:value="0.249945811000543" calcext:value-type="float">
            <text:p>0.249945811000543</text:p>
          </table:table-cell>
        </table:table-row>
        <table:table-row table:style-name="ro1">
          <table:table-cell office:value-type="float" office:value="35.1616720729999" calcext:value-type="float">
            <text:p>35.1616720729999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78091940054913" calcext:value-type="float">
            <text:p>0.0578091940054913</text:p>
          </table:table-cell>
          <table:table-cell office:value-type="float" office:value="0.245302899999842" calcext:value-type="float">
            <text:p>0.245302899999842</text:p>
          </table:table-cell>
        </table:table-row>
        <table:table-row table:style-name="ro1">
          <table:table-cell office:value-type="float" office:value="35.2623858159996" calcext:value-type="float">
            <text:p>35.2623858159996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76433666004044" calcext:value-type="float">
            <text:p>0.0576433666004044</text:p>
          </table:table-cell>
          <table:table-cell office:value-type="float" office:value="0.24274634700032" calcext:value-type="float">
            <text:p>0.24274634700032</text:p>
          </table:table-cell>
        </table:table-row>
        <table:table-row table:style-name="ro1">
          <table:table-cell office:value-type="float" office:value="35.3636083809997" calcext:value-type="float">
            <text:p>35.3636083809997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74783296439599" calcext:value-type="float">
            <text:p>0.0574783296439599</text:p>
          </table:table-cell>
          <table:table-cell office:value-type="float" office:value="0.244064007999441" calcext:value-type="float">
            <text:p>0.244064007999441</text:p>
          </table:table-cell>
        </table:table-row>
        <table:table-row table:style-name="ro1">
          <table:table-cell office:value-type="float" office:value="35.4648579889999" calcext:value-type="float">
            <text:p>35.4648579889999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73141084743747" calcext:value-type="float">
            <text:p>0.0573141084743747</text:p>
          </table:table-cell>
          <table:table-cell office:value-type="float" office:value="0.247440294999251" calcext:value-type="float">
            <text:p>0.247440294999251</text:p>
          </table:table-cell>
        </table:table-row>
        <table:table-row table:style-name="ro1">
          <table:table-cell office:value-type="float" office:value="35.5657911939998" calcext:value-type="float">
            <text:p>35.5657911939998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71507218077484" calcext:value-type="float">
            <text:p>0.0571507218077484</text:p>
          </table:table-cell>
          <table:table-cell office:value-type="float" office:value="0.24996051800008" calcext:value-type="float">
            <text:p>0.24996051800008</text:p>
          </table:table-cell>
        </table:table-row>
        <table:table-row table:style-name="ro1">
          <table:table-cell office:value-type="float" office:value="35.6673895459999" calcext:value-type="float">
            <text:p>35.6673895459999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69881830800015" calcext:value-type="float">
            <text:p>0.0569881830800015</text:p>
          </table:table-cell>
          <table:table-cell office:value-type="float" office:value="0.246994236000319" calcext:value-type="float">
            <text:p>0.246994236000319</text:p>
          </table:table-cell>
        </table:table-row>
        <table:table-row table:style-name="ro1">
          <table:table-cell office:value-type="float" office:value="35.7700430429995" calcext:value-type="float">
            <text:p>35.7700430429995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6826501520181" calcext:value-type="float">
            <text:p>0.056826501520181</text:p>
          </table:table-cell>
          <table:table-cell office:value-type="float" office:value="0.243783306999831" calcext:value-type="float">
            <text:p>0.243783306999831</text:p>
          </table:table-cell>
        </table:table-row>
        <table:table-row table:style-name="ro1">
          <table:table-cell office:value-type="float" office:value="35.8729196859995" calcext:value-type="float">
            <text:p>35.8729196859995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66656830088619" calcext:value-type="float">
            <text:p>0.0566656830088619</text:p>
          </table:table-cell>
          <table:table-cell office:value-type="float" office:value="0.241310461000467" calcext:value-type="float">
            <text:p>0.241310461000467</text:p>
          </table:table-cell>
        </table:table-row>
        <table:table-row table:style-name="ro1">
          <table:table-cell office:value-type="float" office:value="35.9747324439995" calcext:value-type="float">
            <text:p>35.9747324439995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65057307646314" calcext:value-type="float">
            <text:p>0.0565057307646314</text:p>
          </table:table-cell>
          <table:table-cell office:value-type="float" office:value="0.239952343999903" calcext:value-type="float">
            <text:p>0.239952343999903</text:p>
          </table:table-cell>
        </table:table-row>
        <table:table-row table:style-name="ro1">
          <table:table-cell office:value-type="float" office:value="36.0763640979994" calcext:value-type="float">
            <text:p>36.0763640979994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63466458930422" calcext:value-type="float">
            <text:p>0.0563466458930422</text:p>
          </table:table-cell>
          <table:table-cell office:value-type="float" office:value="0.245088349999605" calcext:value-type="float">
            <text:p>0.245088349999605</text:p>
          </table:table-cell>
        </table:table-row>
        <table:table-row table:style-name="ro1">
          <table:table-cell office:value-type="float" office:value="36.1777094519994" calcext:value-type="float">
            <text:p>36.1777094519994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61884278255449" calcext:value-type="float">
            <text:p>0.0561884278255449</text:p>
          </table:table-cell>
          <table:table-cell office:value-type="float" office:value="0.245438735999414" calcext:value-type="float">
            <text:p>0.245438735999414</text:p>
          </table:table-cell>
        </table:table-row>
        <table:table-row table:style-name="ro1">
          <table:table-cell office:value-type="float" office:value="36.2789151050001" calcext:value-type="float">
            <text:p>36.2789151050001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60310746704082" calcext:value-type="float">
            <text:p>0.0560310746704082</text:p>
          </table:table-cell>
          <table:table-cell office:value-type="float" office:value="0.24825093400068" calcext:value-type="float">
            <text:p>0.24825093400068</text:p>
          </table:table-cell>
        </table:table-row>
        <table:table-row table:style-name="ro1">
          <table:table-cell office:value-type="float" office:value="36.3801714679994" calcext:value-type="float">
            <text:p>36.3801714679994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58745834932326" calcext:value-type="float">
            <text:p>0.0558745834932326</text:p>
          </table:table-cell>
          <table:table-cell office:value-type="float" office:value="0.231961799000601" calcext:value-type="float">
            <text:p>0.231961799000601</text:p>
          </table:table-cell>
        </table:table-row>
        <table:table-row table:style-name="ro1">
          <table:table-cell office:value-type="float" office:value="36.4823364260001" calcext:value-type="float">
            <text:p>36.4823364260001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57189505411426" calcext:value-type="float">
            <text:p>0.0557189505411426</text:p>
          </table:table-cell>
          <table:table-cell office:value-type="float" office:value="0.244134431999555" calcext:value-type="float">
            <text:p>0.244134431999555</text:p>
          </table:table-cell>
        </table:table-row>
        <table:table-row table:style-name="ro1">
          <table:table-cell office:value-type="float" office:value="36.5859819299994" calcext:value-type="float">
            <text:p>36.5859819299994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55641714219251" calcext:value-type="float">
            <text:p>0.0555641714219251</text:p>
          </table:table-cell>
          <table:table-cell office:value-type="float" office:value="0.246546800000033" calcext:value-type="float">
            <text:p>0.246546800000033</text:p>
          </table:table-cell>
        </table:table-row>
        <table:table-row table:style-name="ro1">
          <table:table-cell office:value-type="float" office:value="36.6874017749997" calcext:value-type="float">
            <text:p>36.6874017749997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54102412471291" calcext:value-type="float">
            <text:p>0.0554102412471291</text:p>
          </table:table-cell>
          <table:table-cell office:value-type="float" office:value="0.246670358999836" calcext:value-type="float">
            <text:p>0.246670358999836</text:p>
          </table:table-cell>
        </table:table-row>
        <table:table-row table:style-name="ro1">
          <table:table-cell office:value-type="float" office:value="36.7896339879999" calcext:value-type="float">
            <text:p>36.7896339879999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52273755590112" calcext:value-type="float">
            <text:p>0.0552273755590112</text:p>
          </table:table-cell>
          <table:table-cell office:value-type="float" office:value="0.249309136999727" calcext:value-type="float">
            <text:p>0.249309136999727</text:p>
          </table:table-cell>
        </table:table-row>
        <table:table-row table:style-name="ro1">
          <table:table-cell office:value-type="float" office:value="36.8915129659999" calcext:value-type="float">
            <text:p>36.8915129659999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50514656646003" calcext:value-type="float">
            <text:p>0.0550514656646003</text:p>
          </table:table-cell>
          <table:table-cell office:value-type="float" office:value="0.249815142000443" calcext:value-type="float">
            <text:p>0.249815142000443</text:p>
          </table:table-cell>
        </table:table-row>
        <table:table-row table:style-name="ro1">
          <table:table-cell office:value-type="float" office:value="36.992901439" calcext:value-type="float">
            <text:p>36.992901439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48812809327642" calcext:value-type="float">
            <text:p>0.0548812809327642</text:p>
          </table:table-cell>
          <table:table-cell office:value-type="float" office:value="0.250034707999475" calcext:value-type="float">
            <text:p>0.250034707999475</text:p>
          </table:table-cell>
        </table:table-row>
        <table:table-row table:style-name="ro1">
          <table:table-cell office:value-type="float" office:value="37.0946505080001" calcext:value-type="float">
            <text:p>37.0946505080001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47158355570222" calcext:value-type="float">
            <text:p>0.0547158355570222</text:p>
          </table:table-cell>
          <table:table-cell office:value-type="float" office:value="0.249451226000019" calcext:value-type="float">
            <text:p>0.249451226000019</text:p>
          </table:table-cell>
        </table:table-row>
        <table:table-row table:style-name="ro1">
          <table:table-cell office:value-type="float" office:value="37.1959152620002" calcext:value-type="float">
            <text:p>37.1959152620002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45543396046474" calcext:value-type="float">
            <text:p>0.0545543396046474</text:p>
          </table:table-cell>
          <table:table-cell office:value-type="float" office:value="0.248354847999508" calcext:value-type="float">
            <text:p>0.248354847999508</text:p>
          </table:table-cell>
        </table:table-row>
        <table:table-row table:style-name="ro1">
          <table:table-cell office:value-type="float" office:value="37.29756602" calcext:value-type="float">
            <text:p>37.29756602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43961598557609" calcext:value-type="float">
            <text:p>0.0543961598557609</text:p>
          </table:table-cell>
          <table:table-cell office:value-type="float" office:value="0.245631851000326" calcext:value-type="float">
            <text:p>0.245631851000326</text:p>
          </table:table-cell>
        </table:table-row>
        <table:table-row table:style-name="ro1">
          <table:table-cell office:value-type="float" office:value="37.3997979979995" calcext:value-type="float">
            <text:p>37.3997979979995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42407884744211" calcext:value-type="float">
            <text:p>0.0542407884744211</text:p>
          </table:table-cell>
          <table:table-cell office:value-type="float" office:value="0.246401450999656" calcext:value-type="float">
            <text:p>0.246401450999656</text:p>
          </table:table-cell>
        </table:table-row>
        <table:table-row table:style-name="ro1">
          <table:table-cell office:value-type="float" office:value="37.5025323829996" calcext:value-type="float">
            <text:p>37.5025323829996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40878179453123" calcext:value-type="float">
            <text:p>0.0540878179453123</text:p>
          </table:table-cell>
          <table:table-cell office:value-type="float" office:value="0.246031681000204" calcext:value-type="float">
            <text:p>0.246031681000204</text:p>
          </table:table-cell>
        </table:table-row>
        <table:table-row table:style-name="ro1">
          <table:table-cell office:value-type="float" office:value="37.6058720999999" calcext:value-type="float">
            <text:p>37.6058720999999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39369210229165" calcext:value-type="float">
            <text:p>0.0539369210229165</text:p>
          </table:table-cell>
          <table:table-cell office:value-type="float" office:value="0.245626560999881" calcext:value-type="float">
            <text:p>0.245626560999881</text:p>
          </table:table-cell>
        </table:table-row>
        <table:table-row table:style-name="ro1">
          <table:table-cell office:value-type="float" office:value="37.7079989119993" calcext:value-type="float">
            <text:p>37.7079989119993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37878346906736" calcext:value-type="float">
            <text:p>0.0537878346906736</text:p>
          </table:table-cell>
          <table:table-cell office:value-type="float" office:value="0.2469524549997" calcext:value-type="float">
            <text:p>0.2469524549997</text:p>
          </table:table-cell>
        </table:table-row>
        <table:table-row table:style-name="ro1">
          <table:table-cell office:value-type="float" office:value="37.8100456769998" calcext:value-type="float">
            <text:p>37.8100456769998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36403473281357" calcext:value-type="float">
            <text:p>0.0536403473281357</text:p>
          </table:table-cell>
          <table:table-cell office:value-type="float" office:value="0.248791535000237" calcext:value-type="float">
            <text:p>0.248791535000237</text:p>
          </table:table-cell>
        </table:table-row>
        <table:table-row table:style-name="ro1">
          <table:table-cell office:value-type="float" office:value="37.9110595799993" calcext:value-type="float">
            <text:p>37.9110595799993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34942884445192" calcext:value-type="float">
            <text:p>0.0534942884445192</text:p>
          </table:table-cell>
          <table:table-cell office:value-type="float" office:value="0.247913342999709" calcext:value-type="float">
            <text:p>0.247913342999709</text:p>
          </table:table-cell>
        </table:table-row>
        <table:table-row table:style-name="ro1">
          <table:table-cell office:value-type="float" office:value="38.0127440999995" calcext:value-type="float">
            <text:p>38.0127440999995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33495204653779" calcext:value-type="float">
            <text:p>0.0533495204653779</text:p>
          </table:table-cell>
          <table:table-cell office:value-type="float" office:value="0.247183460000088" calcext:value-type="float">
            <text:p>0.247183460000088</text:p>
          </table:table-cell>
        </table:table-row>
        <table:table-row table:style-name="ro1">
          <table:table-cell office:value-type="float" office:value="38.1159496079999" calcext:value-type="float">
            <text:p>38.1159496079999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3205932161776" calcext:value-type="float">
            <text:p>0.053205932161776</text:p>
          </table:table-cell>
          <table:table-cell office:value-type="float" office:value="0.249083935000272" calcext:value-type="float">
            <text:p>0.249083935000272</text:p>
          </table:table-cell>
        </table:table-row>
        <table:table-row table:style-name="ro1">
          <table:table-cell office:value-type="float" office:value="38.2184176929995" calcext:value-type="float">
            <text:p>38.2184176929995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30634333934628" calcext:value-type="float">
            <text:p>0.0530634333934628</text:p>
          </table:table-cell>
          <table:table-cell office:value-type="float" office:value="0.248890312000185" calcext:value-type="float">
            <text:p>0.248890312000185</text:p>
          </table:table-cell>
        </table:table-row>
        <table:table-row table:style-name="ro1">
          <table:table-cell office:value-type="float" office:value="38.3195517670001" calcext:value-type="float">
            <text:p>38.3195517670001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29219509032519" calcext:value-type="float">
            <text:p>0.0529219509032519</text:p>
          </table:table-cell>
          <table:table-cell office:value-type="float" office:value="0.249475235999853" calcext:value-type="float">
            <text:p>0.249475235999853</text:p>
          </table:table-cell>
        </table:table-row>
        <table:table-row table:style-name="ro1">
          <table:table-cell office:value-type="float" office:value="38.4204620780001" calcext:value-type="float">
            <text:p>38.4204620780001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27814249523665" calcext:value-type="float">
            <text:p>0.0527814249523665</text:p>
          </table:table-cell>
          <table:table-cell office:value-type="float" office:value="0.246670202999667" calcext:value-type="float">
            <text:p>0.246670202999667</text:p>
          </table:table-cell>
        </table:table-row>
        <table:table-row table:style-name="ro1">
          <table:table-cell office:value-type="float" office:value="38.5222328089994" calcext:value-type="float">
            <text:p>38.5222328089994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26418066285599" calcext:value-type="float">
            <text:p>0.0526418066285599</text:p>
          </table:table-cell>
          <table:table-cell office:value-type="float" office:value="0.246546680999927" calcext:value-type="float">
            <text:p>0.246546680999927</text:p>
          </table:table-cell>
        </table:table-row>
        <table:table-row table:style-name="ro1">
          <table:table-cell office:value-type="float" office:value="38.6238749419999" calcext:value-type="float">
            <text:p>38.6238749419999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25030556924583" calcext:value-type="float">
            <text:p>0.0525030556924583</text:p>
          </table:table-cell>
          <table:table-cell office:value-type="float" office:value="0.248046688000613" calcext:value-type="float">
            <text:p>0.248046688000613</text:p>
          </table:table-cell>
        </table:table-row>
        <table:table-row table:style-name="ro1">
          <table:table-cell office:value-type="float" office:value="38.72558768" calcext:value-type="float">
            <text:p>38.72558768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23651388544848" calcext:value-type="float">
            <text:p>0.0523651388544848</text:p>
          </table:table-cell>
          <table:table-cell office:value-type="float" office:value="0.247965501999715" calcext:value-type="float">
            <text:p>0.247965501999715</text:p>
          </table:table-cell>
        </table:table-row>
        <table:table-row table:style-name="ro1">
          <table:table-cell office:value-type="float" office:value="38.826988846" calcext:value-type="float">
            <text:p>38.826988846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22280283962493" calcext:value-type="float">
            <text:p>0.0522280283962493</text:p>
          </table:table-cell>
          <table:table-cell office:value-type="float" office:value="0.24337451700012" calcext:value-type="float">
            <text:p>0.24337451700012</text:p>
          </table:table-cell>
        </table:table-row>
        <table:table-row table:style-name="ro1">
          <table:table-cell office:value-type="float" office:value="38.9307015249997" calcext:value-type="float">
            <text:p>38.9307015249997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20917010675149" calcext:value-type="float">
            <text:p>0.0520917010675149</text:p>
          </table:table-cell>
          <table:table-cell office:value-type="float" office:value="0.240325640999799" calcext:value-type="float">
            <text:p>0.240325640999799</text:p>
          </table:table-cell>
        </table:table-row>
        <table:table-row table:style-name="ro1">
          <table:table-cell office:value-type="float" office:value="39.0324545359999" calcext:value-type="float">
            <text:p>39.0324545359999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19561372036263" calcext:value-type="float">
            <text:p>0.0519561372036263</text:p>
          </table:table-cell>
          <table:table-cell office:value-type="float" office:value="0.242608691999521" calcext:value-type="float">
            <text:p>0.242608691999521</text:p>
          </table:table-cell>
        </table:table-row>
        <table:table-row table:style-name="ro1">
          <table:table-cell office:value-type="float" office:value="39.1557479329995" calcext:value-type="float">
            <text:p>39.1557479329995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18213200193113" calcext:value-type="float">
            <text:p>0.0518213200193113</text:p>
          </table:table-cell>
          <table:table-cell office:value-type="float" office:value="0.268327675000364" calcext:value-type="float">
            <text:p>0.268327675000364</text:p>
          </table:table-cell>
        </table:table-row>
        <table:table-row table:style-name="ro1">
          <table:table-cell office:value-type="float" office:value="39.2568847799994" calcext:value-type="float">
            <text:p>39.2568847799994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16872350435821" calcext:value-type="float">
            <text:p>0.0516872350435821</text:p>
          </table:table-cell>
          <table:table-cell office:value-type="float" office:value="0.241423608000332" calcext:value-type="float">
            <text:p>0.241423608000332</text:p>
          </table:table-cell>
        </table:table-row>
        <table:table-row table:style-name="ro1">
          <table:table-cell office:value-type="float" office:value="39.3589346089993" calcext:value-type="float">
            <text:p>39.3589346089993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15538696675187" calcext:value-type="float">
            <text:p>0.0515538696675187</text:p>
          </table:table-cell>
          <table:table-cell office:value-type="float" office:value="0.24785876200076" calcext:value-type="float">
            <text:p>0.24785876200076</text:p>
          </table:table-cell>
        </table:table-row>
        <table:table-row table:style-name="ro1">
          <table:table-cell office:value-type="float" office:value="39.4607790919999" calcext:value-type="float">
            <text:p>39.4607790919999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1421212782361" calcext:value-type="float">
            <text:p>0.051421212782361</text:p>
          </table:table-cell>
          <table:table-cell office:value-type="float" office:value="0.247772851000263" calcext:value-type="float">
            <text:p>0.247772851000263</text:p>
          </table:table-cell>
        </table:table-row>
        <table:table-row table:style-name="ro1">
          <table:table-cell office:value-type="float" office:value="39.5640150339996" calcext:value-type="float">
            <text:p>39.5640150339996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12892544898482" calcext:value-type="float">
            <text:p>0.0512892544898482</text:p>
          </table:table-cell>
          <table:table-cell office:value-type="float" office:value="0.247077304999948" calcext:value-type="float">
            <text:p>0.247077304999948</text:p>
          </table:table-cell>
        </table:table-row>
        <table:table-row table:style-name="ro1">
          <table:table-cell office:value-type="float" office:value="39.6660959629999" calcext:value-type="float">
            <text:p>39.6660959629999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11579858703596" calcext:value-type="float">
            <text:p>0.0511579858703596</text:p>
          </table:table-cell>
          <table:table-cell office:value-type="float" office:value="0.248963947999982" calcext:value-type="float">
            <text:p>0.248963947999982</text:p>
          </table:table-cell>
        </table:table-row>
        <table:table-row table:style-name="ro1">
          <table:table-cell office:value-type="float" office:value="39.767183383" calcext:value-type="float">
            <text:p>39.767183383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10273987972978" calcext:value-type="float">
            <text:p>0.0510273987972978</text:p>
          </table:table-cell>
          <table:table-cell office:value-type="float" office:value="0.245614612000281" calcext:value-type="float">
            <text:p>0.245614612000281</text:p>
          </table:table-cell>
        </table:table-row>
        <table:table-row table:style-name="ro1">
          <table:table-cell office:value-type="float" office:value="39.8689725419999" calcext:value-type="float">
            <text:p>39.8689725419999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0897485788468" calcext:value-type="float">
            <text:p>0.050897485788468</text:p>
          </table:table-cell>
          <table:table-cell office:value-type="float" office:value="0.242976673999692" calcext:value-type="float">
            <text:p>0.242976673999692</text:p>
          </table:table-cell>
        </table:table-row>
        <table:table-row table:style-name="ro1">
          <table:table-cell office:value-type="float" office:value="39.969890159" calcext:value-type="float">
            <text:p>39.969890159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07682398870558" calcext:value-type="float">
            <text:p>0.0507682398870558</text:p>
          </table:table-cell>
          <table:table-cell office:value-type="float" office:value="0.240955422000297" calcext:value-type="float">
            <text:p>0.240955422000297</text:p>
          </table:table-cell>
        </table:table-row>
        <table:table-row table:style-name="ro1">
          <table:table-cell office:value-type="float" office:value="40.0716923999999" calcext:value-type="float">
            <text:p>40.0716923999999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06396545662862" calcext:value-type="float">
            <text:p>0.0506396545662862</text:p>
          </table:table-cell>
          <table:table-cell office:value-type="float" office:value="0.240261472999919" calcext:value-type="float">
            <text:p>0.240261472999919</text:p>
          </table:table-cell>
        </table:table-row>
        <table:table-row table:style-name="ro1">
          <table:table-cell office:value-type="float" office:value="40.1765451049996" calcext:value-type="float">
            <text:p>40.1765451049996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0511723653029" calcext:value-type="float">
            <text:p>0.050511723653029</text:p>
          </table:table-cell>
          <table:table-cell office:value-type="float" office:value="0.246029031000035" calcext:value-type="float">
            <text:p>0.246029031000035</text:p>
          </table:table-cell>
        </table:table-row>
        <table:table-row table:style-name="ro1">
          <table:table-cell office:value-type="float" office:value="40.2787212599997" calcext:value-type="float">
            <text:p>40.2787212599997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03844412665628" calcext:value-type="float">
            <text:p>0.0503844412665628</text:p>
          </table:table-cell>
          <table:table-cell office:value-type="float" office:value="0.246253464999427" calcext:value-type="float">
            <text:p>0.246253464999427</text:p>
          </table:table-cell>
        </table:table-row>
        <table:table-row table:style-name="ro1">
          <table:table-cell office:value-type="float" office:value="40.380532567" calcext:value-type="float">
            <text:p>40.380532567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02578017694692" calcext:value-type="float">
            <text:p>0.0502578017694692</text:p>
          </table:table-cell>
          <table:table-cell office:value-type="float" office:value="0.246748796000247" calcext:value-type="float">
            <text:p>0.246748796000247</text:p>
          </table:table-cell>
        </table:table-row>
        <table:table-row table:style-name="ro1">
          <table:table-cell office:value-type="float" office:value="40.4822724179994" calcext:value-type="float">
            <text:p>40.4822724179994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01317997282304" calcext:value-type="float">
            <text:p>0.0501317997282304</text:p>
          </table:table-cell>
          <table:table-cell office:value-type="float" office:value="0.249827390000064" calcext:value-type="float">
            <text:p>0.249827390000064</text:p>
          </table:table-cell>
        </table:table-row>
        <table:table-row table:style-name="ro1">
          <table:table-cell office:value-type="float" office:value="40.5836218220002" calcext:value-type="float">
            <text:p>40.5836218220002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500064298815943" calcext:value-type="float">
            <text:p>0.0500064298815943</text:p>
          </table:table-cell>
          <table:table-cell office:value-type="float" office:value="0.245812860999649" calcext:value-type="float">
            <text:p>0.245812860999649</text:p>
          </table:table-cell>
        </table:table-row>
        <table:table-row table:style-name="ro1">
          <table:table-cell office:value-type="float" office:value="40.6848587579998" calcext:value-type="float">
            <text:p>40.6848587579998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98816871151519" calcext:value-type="float">
            <text:p>0.0498816871151519</text:p>
          </table:table-cell>
          <table:table-cell office:value-type="float" office:value="0.247309936999955" calcext:value-type="float">
            <text:p>0.247309936999955</text:p>
          </table:table-cell>
        </table:table-row>
        <table:table-row table:style-name="ro1">
          <table:table-cell office:value-type="float" office:value="40.7870097790001" calcext:value-type="float">
            <text:p>40.7870097790001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975756644089" calcext:value-type="float">
            <text:p>0.04975756644089</text:p>
          </table:table-cell>
          <table:table-cell office:value-type="float" office:value="0.246794391000549" calcext:value-type="float">
            <text:p>0.246794391000549</text:p>
          </table:table-cell>
        </table:table-row>
        <table:table-row table:style-name="ro1">
          <table:table-cell office:value-type="float" office:value="40.888325461" calcext:value-type="float">
            <text:p>40.888325461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96340629807219" calcext:value-type="float">
            <text:p>0.0496340629807219</text:p>
          </table:table-cell>
          <table:table-cell office:value-type="float" office:value="0.248996056000578" calcext:value-type="float">
            <text:p>0.248996056000578</text:p>
          </table:table-cell>
        </table:table-row>
        <table:table-row table:style-name="ro1">
          <table:table-cell office:value-type="float" office:value="40.9891800899995" calcext:value-type="float">
            <text:p>40.9891800899995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9487201484822" calcext:value-type="float">
            <text:p>0.049487201484822</text:p>
          </table:table-cell>
          <table:table-cell office:value-type="float" office:value="0.2451904870004" calcext:value-type="float">
            <text:p>0.2451904870004</text:p>
          </table:table-cell>
        </table:table-row>
        <table:table-row table:style-name="ro1">
          <table:table-cell office:value-type="float" office:value="41.090933642" calcext:value-type="float">
            <text:p>41.090933642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93458587488332" calcext:value-type="float">
            <text:p>0.0493458587488332</text:p>
          </table:table-cell>
          <table:table-cell office:value-type="float" office:value="0.244684151000001" calcext:value-type="float">
            <text:p>0.244684151000001</text:p>
          </table:table-cell>
        </table:table-row>
        <table:table-row table:style-name="ro1">
          <table:table-cell office:value-type="float" office:value="41.1943818740001" calcext:value-type="float">
            <text:p>41.1943818740001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92090470963902" calcext:value-type="float">
            <text:p>0.0492090470963902</text:p>
          </table:table-cell>
          <table:table-cell office:value-type="float" office:value="0.243126731999837" calcext:value-type="float">
            <text:p>0.243126731999837</text:p>
          </table:table-cell>
        </table:table-row>
        <table:table-row table:style-name="ro1">
          <table:table-cell office:value-type="float" office:value="41.2958799649996" calcext:value-type="float">
            <text:p>41.2958799649996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90759755411898" calcext:value-type="float">
            <text:p>0.0490759755411898</text:p>
          </table:table-cell>
          <table:table-cell office:value-type="float" office:value="0.245757252999283" calcext:value-type="float">
            <text:p>0.245757252999283</text:p>
          </table:table-cell>
        </table:table-row>
        <table:table-row table:style-name="ro1">
          <table:table-cell office:value-type="float" office:value="41.399240146" calcext:value-type="float">
            <text:p>41.399240146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89460104571649" calcext:value-type="float">
            <text:p>0.0489460104571649</text:p>
          </table:table-cell>
          <table:table-cell office:value-type="float" office:value="0.243829503000597" calcext:value-type="float">
            <text:p>0.243829503000597</text:p>
          </table:table-cell>
        </table:table-row>
        <table:table-row table:style-name="ro1">
          <table:table-cell office:value-type="float" office:value="41.5010556890002" calcext:value-type="float">
            <text:p>41.5010556890002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88186441145242" calcext:value-type="float">
            <text:p>0.0488186441145242</text:p>
          </table:table-cell>
          <table:table-cell office:value-type="float" office:value="0.247731264999857" calcext:value-type="float">
            <text:p>0.247731264999857</text:p>
          </table:table-cell>
        </table:table-row>
        <table:table-row table:style-name="ro1">
          <table:table-cell office:value-type="float" office:value="41.602248358" calcext:value-type="float">
            <text:p>41.602248358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86934695084868" calcext:value-type="float">
            <text:p>0.0486934695084868</text:p>
          </table:table-cell>
          <table:table-cell office:value-type="float" office:value="0.2477889769998" calcext:value-type="float">
            <text:p>0.2477889769998</text:p>
          </table:table-cell>
        </table:table-row>
        <table:table-row table:style-name="ro1">
          <table:table-cell office:value-type="float" office:value="41.7040271979995" calcext:value-type="float">
            <text:p>41.7040271979995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85701602221741" calcext:value-type="float">
            <text:p>0.0485701602221741</text:p>
          </table:table-cell>
          <table:table-cell office:value-type="float" office:value="0.245114857999397" calcext:value-type="float">
            <text:p>0.245114857999397</text:p>
          </table:table-cell>
        </table:table-row>
        <table:table-row table:style-name="ro1">
          <table:table-cell office:value-type="float" office:value="41.8062300189995" calcext:value-type="float">
            <text:p>41.8062300189995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8448454316828" calcext:value-type="float">
            <text:p>0.048448454316828</text:p>
          </table:table-cell>
          <table:table-cell office:value-type="float" office:value="0.246212796000691" calcext:value-type="float">
            <text:p>0.246212796000691</text:p>
          </table:table-cell>
        </table:table-row>
        <table:table-row table:style-name="ro1">
          <table:table-cell office:value-type="float" office:value="41.9086035509999" calcext:value-type="float">
            <text:p>41.9086035509999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8328141443893" calcext:value-type="float">
            <text:p>0.048328141443893</text:p>
          </table:table-cell>
          <table:table-cell office:value-type="float" office:value="0.248980960000154" calcext:value-type="float">
            <text:p>0.248980960000154</text:p>
          </table:table-cell>
        </table:table-row>
        <table:table-row table:style-name="ro1">
          <table:table-cell office:value-type="float" office:value="42.0105526529997" calcext:value-type="float">
            <text:p>42.0105526529997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82090525345894" calcext:value-type="float">
            <text:p>0.0482090525345894</text:p>
          </table:table-cell>
          <table:table-cell office:value-type="float" office:value="0.249619035999785" calcext:value-type="float">
            <text:p>0.249619035999785</text:p>
          </table:table-cell>
        </table:table-row>
        <table:table-row table:style-name="ro1">
          <table:table-cell office:value-type="float" office:value="42.1130457640002" calcext:value-type="float">
            <text:p>42.1130457640002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8091051551481" calcext:value-type="float">
            <text:p>0.048091051551481</text:p>
          </table:table-cell>
          <table:table-cell office:value-type="float" office:value="0.247745412999393" calcext:value-type="float">
            <text:p>0.247745412999393</text:p>
          </table:table-cell>
        </table:table-row>
        <table:table-row table:style-name="ro1">
          <table:table-cell office:value-type="float" office:value="42.2149581029998" calcext:value-type="float">
            <text:p>42.2149581029998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79740288896409" calcext:value-type="float">
            <text:p>0.0479740288896409</text:p>
          </table:table-cell>
          <table:table-cell office:value-type="float" office:value="0.246592812000017" calcext:value-type="float">
            <text:p>0.246592812000017</text:p>
          </table:table-cell>
        </table:table-row>
        <table:table-row table:style-name="ro1">
          <table:table-cell office:value-type="float" office:value="42.3161175730002" calcext:value-type="float">
            <text:p>42.3161175730002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78578960974947" calcext:value-type="float">
            <text:p>0.0478578960974947</text:p>
          </table:table-cell>
          <table:table-cell office:value-type="float" office:value="0.248959812000066" calcext:value-type="float">
            <text:p>0.248959812000066</text:p>
          </table:table-cell>
        </table:table-row>
        <table:table-row table:style-name="ro1">
          <table:table-cell office:value-type="float" office:value="42.417720937" calcext:value-type="float">
            <text:p>42.417720937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77425816534095" calcext:value-type="float">
            <text:p>0.0477425816534095</text:p>
          </table:table-cell>
          <table:table-cell office:value-type="float" office:value="0.246831857999496" calcext:value-type="float">
            <text:p>0.246831857999496</text:p>
          </table:table-cell>
        </table:table-row>
        <table:table-row table:style-name="ro1">
          <table:table-cell office:value-type="float" office:value="42.5194129370002" calcext:value-type="float">
            <text:p>42.5194129370002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76280275868785" calcext:value-type="float">
            <text:p>0.0476280275868785</text:p>
          </table:table-cell>
          <table:table-cell office:value-type="float" office:value="0.244481329999871" calcext:value-type="float">
            <text:p>0.244481329999871</text:p>
          </table:table-cell>
        </table:table-row>
        <table:table-row table:style-name="ro1">
          <table:table-cell office:value-type="float" office:value="42.6203371729998" calcext:value-type="float">
            <text:p>42.6203371729998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75141867753852" calcext:value-type="float">
            <text:p>0.0475141867753852</text:p>
          </table:table-cell>
          <table:table-cell office:value-type="float" office:value="0.246165497999755" calcext:value-type="float">
            <text:p>0.246165497999755</text:p>
          </table:table-cell>
        </table:table-row>
        <table:table-row table:style-name="ro1">
          <table:table-cell office:value-type="float" office:value="42.7225848620001" calcext:value-type="float">
            <text:p>42.7225848620001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74010207818105" calcext:value-type="float">
            <text:p>0.0474010207818105</text:p>
          </table:table-cell>
          <table:table-cell office:value-type="float" office:value="0.242068190999817" calcext:value-type="float">
            <text:p>0.242068190999817</text:p>
          </table:table-cell>
        </table:table-row>
        <table:table-row table:style-name="ro1">
          <table:table-cell office:value-type="float" office:value="42.823850623" calcext:value-type="float">
            <text:p>42.823850623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72884981242774" calcext:value-type="float">
            <text:p>0.0472884981242774</text:p>
          </table:table-cell>
          <table:table-cell office:value-type="float" office:value="0.24716208800055" calcext:value-type="float">
            <text:p>0.24716208800055</text:p>
          </table:table-cell>
        </table:table-row>
        <table:table-row table:style-name="ro1">
          <table:table-cell office:value-type="float" office:value="42.9261375549995" calcext:value-type="float">
            <text:p>42.9261375549995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71765928919453" calcext:value-type="float">
            <text:p>0.0471765928919453</text:p>
          </table:table-cell>
          <table:table-cell office:value-type="float" office:value="0.249115745999916" calcext:value-type="float">
            <text:p>0.249115745999916</text:p>
          </table:table-cell>
        </table:table-row>
        <table:table-row table:style-name="ro1">
          <table:table-cell office:value-type="float" office:value="43.0292393339996" calcext:value-type="float">
            <text:p>43.0292393339996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70652836375656" calcext:value-type="float">
            <text:p>0.0470652836375656</text:p>
          </table:table-cell>
          <table:table-cell office:value-type="float" office:value="0.247512463000021" calcext:value-type="float">
            <text:p>0.247512463000021</text:p>
          </table:table-cell>
        </table:table-row>
        <table:table-row table:style-name="ro1">
          <table:table-cell office:value-type="float" office:value="43.1314591809996" calcext:value-type="float">
            <text:p>43.1314591809996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69545524914478" calcext:value-type="float">
            <text:p>0.0469545524914478</text:p>
          </table:table-cell>
          <table:table-cell office:value-type="float" office:value="0.247528873999727" calcext:value-type="float">
            <text:p>0.247528873999727</text:p>
          </table:table-cell>
        </table:table-row>
        <table:table-row table:style-name="ro1">
          <table:table-cell office:value-type="float" office:value="43.2333732970001" calcext:value-type="float">
            <text:p>43.2333732970001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6844384452555" calcext:value-type="float">
            <text:p>0.046844384452555</text:p>
          </table:table-cell>
          <table:table-cell office:value-type="float" office:value="0.247672043999955" calcext:value-type="float">
            <text:p>0.247672043999955</text:p>
          </table:table-cell>
        </table:table-row>
        <table:table-row table:style-name="ro1">
          <table:table-cell office:value-type="float" office:value="43.3368499729995" calcext:value-type="float">
            <text:p>43.3368499729995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67347668213033" calcext:value-type="float">
            <text:p>0.0467347668213033</text:p>
          </table:table-cell>
          <table:table-cell office:value-type="float" office:value="0.245614180000302" calcext:value-type="float">
            <text:p>0.245614180000302</text:p>
          </table:table-cell>
        </table:table-row>
        <table:table-row table:style-name="ro1">
          <table:table-cell office:value-type="float" office:value="43.4387729749997" calcext:value-type="float">
            <text:p>43.4387729749997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66256887457262" calcext:value-type="float">
            <text:p>0.0466256887457262</text:p>
          </table:table-cell>
          <table:table-cell office:value-type="float" office:value="0.242831520000436" calcext:value-type="float">
            <text:p>0.242831520000436</text:p>
          </table:table-cell>
        </table:table-row>
        <table:table-row table:style-name="ro1">
          <table:table-cell office:value-type="float" office:value="43.540331872" calcext:value-type="float">
            <text:p>43.540331872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65171408583321" calcext:value-type="float">
            <text:p>0.0465171408583321</text:p>
          </table:table-cell>
          <table:table-cell office:value-type="float" office:value="0.247495258000527" calcext:value-type="float">
            <text:p>0.247495258000527</text:p>
          </table:table-cell>
        </table:table-row>
        <table:table-row table:style-name="ro1">
          <table:table-cell office:value-type="float" office:value="43.6417856009994" calcext:value-type="float">
            <text:p>43.6417856009994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64091149855163" calcext:value-type="float">
            <text:p>0.0464091149855163</text:p>
          </table:table-cell>
          <table:table-cell office:value-type="float" office:value="0.243027004000396" calcext:value-type="float">
            <text:p>0.243027004000396</text:p>
          </table:table-cell>
        </table:table-row>
        <table:table-row table:style-name="ro1">
          <table:table-cell office:value-type="float" office:value="43.743502239" calcext:value-type="float">
            <text:p>43.743502239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63016039150185" calcext:value-type="float">
            <text:p>0.0463016039150185</text:p>
          </table:table-cell>
          <table:table-cell office:value-type="float" office:value="0.244774355999652" calcext:value-type="float">
            <text:p>0.244774355999652</text:p>
          </table:table-cell>
        </table:table-row>
        <table:table-row table:style-name="ro1">
          <table:table-cell office:value-type="float" office:value="43.8456068539999" calcext:value-type="float">
            <text:p>43.8456068539999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6194601209818" calcext:value-type="float">
            <text:p>0.046194601209818</text:p>
          </table:table-cell>
          <table:table-cell office:value-type="float" office:value="0.248112090999712" calcext:value-type="float">
            <text:p>0.248112090999712</text:p>
          </table:table-cell>
        </table:table-row>
        <table:table-row table:style-name="ro1">
          <table:table-cell office:value-type="float" office:value="43.9476585559996" calcext:value-type="float">
            <text:p>43.9476585559996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60881010591786" calcext:value-type="float">
            <text:p>0.0460881010591786</text:p>
          </table:table-cell>
          <table:table-cell office:value-type="float" office:value="0.247730784999476" calcext:value-type="float">
            <text:p>0.247730784999476</text:p>
          </table:table-cell>
        </table:table-row>
        <table:table-row table:style-name="ro1">
          <table:table-cell office:value-type="float" office:value="44.0485822679993" calcext:value-type="float">
            <text:p>44.0485822679993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59820981594158" calcext:value-type="float">
            <text:p>0.0459820981594158</text:p>
          </table:table-cell>
          <table:table-cell office:value-type="float" office:value="0.24708149900016" calcext:value-type="float">
            <text:p>0.24708149900016</text:p>
          </table:table-cell>
        </table:table-row>
        <table:table-row table:style-name="ro1">
          <table:table-cell office:value-type="float" office:value="44.1710019989996" calcext:value-type="float">
            <text:p>44.1710019989996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58765876184417" calcext:value-type="float">
            <text:p>0.0458765876184417</text:p>
          </table:table-cell>
          <table:table-cell office:value-type="float" office:value="0.263305107000633" calcext:value-type="float">
            <text:p>0.263305107000633</text:p>
          </table:table-cell>
        </table:table-row>
        <table:table-row table:style-name="ro1">
          <table:table-cell office:value-type="float" office:value="44.2728372739994" calcext:value-type="float">
            <text:p>44.2728372739994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57715648793339" calcext:value-type="float">
            <text:p>0.0457715648793339</text:p>
          </table:table-cell>
          <table:table-cell office:value-type="float" office:value="0.24681413899998" calcext:value-type="float">
            <text:p>0.24681413899998</text:p>
          </table:table-cell>
        </table:table-row>
        <table:table-row table:style-name="ro1">
          <table:table-cell office:value-type="float" office:value="44.3746081919999" calcext:value-type="float">
            <text:p>44.3746081919999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56670256591232" calcext:value-type="float">
            <text:p>0.0456670256591232</text:p>
          </table:table-cell>
          <table:table-cell office:value-type="float" office:value="0.248473750999437" calcext:value-type="float">
            <text:p>0.248473750999437</text:p>
          </table:table-cell>
        </table:table-row>
        <table:table-row table:style-name="ro1">
          <table:table-cell office:value-type="float" office:value="44.4783490769996" calcext:value-type="float">
            <text:p>44.4783490769996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55629658997591" calcext:value-type="float">
            <text:p>0.0455629658997591</text:p>
          </table:table-cell>
          <table:table-cell office:value-type="float" office:value="0.246211629000754" calcext:value-type="float">
            <text:p>0.246211629000754</text:p>
          </table:table-cell>
        </table:table-row>
        <table:table-row table:style-name="ro1">
          <table:table-cell office:value-type="float" office:value="44.5798937889995" calcext:value-type="float">
            <text:p>44.5798937889995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54593817288163" calcext:value-type="float">
            <text:p>0.0454593817288163</text:p>
          </table:table-cell>
          <table:table-cell office:value-type="float" office:value="0.245092656000452" calcext:value-type="float">
            <text:p>0.245092656000452</text:p>
          </table:table-cell>
        </table:table-row>
        <table:table-row table:style-name="ro1">
          <table:table-cell office:value-type="float" office:value="44.682451912" calcext:value-type="float">
            <text:p>44.682451912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53562694279968" calcext:value-type="float">
            <text:p>0.0453562694279968</text:p>
          </table:table-cell>
          <table:table-cell office:value-type="float" office:value="0.244788414000141" calcext:value-type="float">
            <text:p>0.244788414000141</text:p>
          </table:table-cell>
        </table:table-row>
        <table:table-row table:style-name="ro1">
          <table:table-cell office:value-type="float" office:value="44.7850633889993" calcext:value-type="float">
            <text:p>44.7850633889993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52536254078683" calcext:value-type="float">
            <text:p>0.0452536254078683</text:p>
          </table:table-cell>
          <table:table-cell office:value-type="float" office:value="0.24769988800017" calcext:value-type="float">
            <text:p>0.24769988800017</text:p>
          </table:table-cell>
        </table:table-row>
        <table:table-row table:style-name="ro1">
          <table:table-cell office:value-type="float" office:value="44.8878953009998" calcext:value-type="float">
            <text:p>44.8878953009998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51514461875922" calcext:value-type="float">
            <text:p>0.0451514461875922</text:p>
          </table:table-cell>
          <table:table-cell office:value-type="float" office:value="0.246395856000163" calcext:value-type="float">
            <text:p>0.246395856000163</text:p>
          </table:table-cell>
        </table:table-row>
        <table:table-row table:style-name="ro1">
          <table:table-cell office:value-type="float" office:value="44.9897056809996" calcext:value-type="float">
            <text:p>44.9897056809996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50298429188934" calcext:value-type="float">
            <text:p>0.0450298429188934</text:p>
          </table:table-cell>
          <table:table-cell office:value-type="float" office:value="0.24843613900066" calcext:value-type="float">
            <text:p>0.24843613900066</text:p>
          </table:table-cell>
        </table:table-row>
        <table:table-row table:style-name="ro1">
          <table:table-cell office:value-type="float" office:value="45.0908604859997" calcext:value-type="float">
            <text:p>45.0908604859997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49127632240036" calcext:value-type="float">
            <text:p>0.0449127632240036</text:p>
          </table:table-cell>
          <table:table-cell office:value-type="float" office:value="0.246228885000164" calcext:value-type="float">
            <text:p>0.246228885000164</text:p>
          </table:table-cell>
        </table:table-row>
        <table:table-row table:style-name="ro1">
          <table:table-cell office:value-type="float" office:value="45.1925852200002" calcext:value-type="float">
            <text:p>45.1925852200002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47993901800898" calcext:value-type="float">
            <text:p>0.0447993901800898</text:p>
          </table:table-cell>
          <table:table-cell office:value-type="float" office:value="0.246006888999545" calcext:value-type="float">
            <text:p>0.246006888999545</text:p>
          </table:table-cell>
        </table:table-row>
        <table:table-row table:style-name="ro1">
          <table:table-cell office:value-type="float" office:value="45.2951623999998" calcext:value-type="float">
            <text:p>45.2951623999998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46890696661957" calcext:value-type="float">
            <text:p>0.0446890696661957</text:p>
          </table:table-cell>
          <table:table-cell office:value-type="float" office:value="0.242931921000491" calcext:value-type="float">
            <text:p>0.242931921000491</text:p>
          </table:table-cell>
        </table:table-row>
        <table:table-row table:style-name="ro1">
          <table:table-cell office:value-type="float" office:value="45.3969979289996" calcext:value-type="float">
            <text:p>45.3969979289996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45812778080118" calcext:value-type="float">
            <text:p>0.0445812778080118</text:p>
          </table:table-cell>
          <table:table-cell office:value-type="float" office:value="0.224154110999734" calcext:value-type="float">
            <text:p>0.224154110999734</text:p>
          </table:table-cell>
        </table:table-row>
        <table:table-row table:style-name="ro1">
          <table:table-cell office:value-type="float" office:value="45.4987471609993" calcext:value-type="float">
            <text:p>45.4987471609993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44755949336341" calcext:value-type="float">
            <text:p>0.0444755949336341</text:p>
          </table:table-cell>
          <table:table-cell office:value-type="float" office:value="0.242475049999484" calcext:value-type="float">
            <text:p>0.242475049999484</text:p>
          </table:table-cell>
        </table:table-row>
        <table:table-row table:style-name="ro1">
          <table:table-cell office:value-type="float" office:value="45.602713708" calcext:value-type="float">
            <text:p>45.602713708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43716847381161" calcext:value-type="float">
            <text:p>0.0443716847381161</text:p>
          </table:table-cell>
          <table:table-cell office:value-type="float" office:value="0.247022587000174" calcext:value-type="float">
            <text:p>0.247022587000174</text:p>
          </table:table-cell>
        </table:table-row>
        <table:table-row table:style-name="ro1">
          <table:table-cell office:value-type="float" office:value="45.704835947" calcext:value-type="float">
            <text:p>45.704835947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42692776150543" calcext:value-type="float">
            <text:p>0.0442692776150543</text:p>
          </table:table-cell>
          <table:table-cell office:value-type="float" office:value="0.247867566000423" calcext:value-type="float">
            <text:p>0.247867566000423</text:p>
          </table:table-cell>
        </table:table-row>
        <table:table-row table:style-name="ro1">
          <table:table-cell office:value-type="float" office:value="45.8072598159997" calcext:value-type="float">
            <text:p>45.8072598159997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41681573218027" calcext:value-type="float">
            <text:p>0.0441681573218027</text:p>
          </table:table-cell>
          <table:table-cell office:value-type="float" office:value="0.248475098999734" calcext:value-type="float">
            <text:p>0.248475098999734</text:p>
          </table:table-cell>
        </table:table-row>
        <table:table-row table:style-name="ro1">
          <table:table-cell office:value-type="float" office:value="45.9082182430002" calcext:value-type="float">
            <text:p>45.9082182430002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40681503115906" calcext:value-type="float">
            <text:p>0.0440681503115906</text:p>
          </table:table-cell>
          <table:table-cell office:value-type="float" office:value="0.245670212000732" calcext:value-type="float">
            <text:p>0.245670212000732</text:p>
          </table:table-cell>
        </table:table-row>
        <table:table-row table:style-name="ro1">
          <table:table-cell office:value-type="float" office:value="46.0093173300002" calcext:value-type="float">
            <text:p>46.0093173300002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39691171991636" calcext:value-type="float">
            <text:p>0.0439691171991636</text:p>
          </table:table-cell>
          <table:table-cell office:value-type="float" office:value="0.247251013000096" calcext:value-type="float">
            <text:p>0.247251013000096</text:p>
          </table:table-cell>
        </table:table-row>
        <table:table-row table:style-name="ro1">
          <table:table-cell office:value-type="float" office:value="46.1111951109997" calcext:value-type="float">
            <text:p>46.1111951109997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38709459332439" calcext:value-type="float">
            <text:p>0.0438709459332439</text:p>
          </table:table-cell>
          <table:table-cell office:value-type="float" office:value="0.245530531999975" calcext:value-type="float">
            <text:p>0.245530531999975</text:p>
          </table:table-cell>
        </table:table-row>
        <table:table-row table:style-name="ro1">
          <table:table-cell office:value-type="float" office:value="46.2134996320001" calcext:value-type="float">
            <text:p>46.2134996320001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37735463344476" calcext:value-type="float">
            <text:p>0.0437735463344476</text:p>
          </table:table-cell>
          <table:table-cell office:value-type="float" office:value="0.245992995000051" calcext:value-type="float">
            <text:p>0.245992995000051</text:p>
          </table:table-cell>
        </table:table-row>
        <table:table-row table:style-name="ro1">
          <table:table-cell office:value-type="float" office:value="46.3152691489995" calcext:value-type="float">
            <text:p>46.3152691489995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36768457255668" calcext:value-type="float">
            <text:p>0.0436768457255668</text:p>
          </table:table-cell>
          <table:table-cell office:value-type="float" office:value="0.242930534000152" calcext:value-type="float">
            <text:p>0.242930534000152</text:p>
          </table:table-cell>
        </table:table-row>
        <table:table-row table:style-name="ro1">
          <table:table-cell office:value-type="float" office:value="46.4174975709993" calcext:value-type="float">
            <text:p>46.4174975709993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3580785435745" calcext:value-type="float">
            <text:p>0.043580785435745</text:p>
          </table:table-cell>
          <table:table-cell office:value-type="float" office:value="0.242066759000409" calcext:value-type="float">
            <text:p>0.242066759000409</text:p>
          </table:table-cell>
        </table:table-row>
        <table:table-row table:style-name="ro1">
          <table:table-cell office:value-type="float" office:value="46.5198975349995" calcext:value-type="float">
            <text:p>46.5198975349995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34853180037684" calcext:value-type="float">
            <text:p>0.0434853180037684</text:p>
          </table:table-cell>
          <table:table-cell office:value-type="float" office:value="0.250209535000067" calcext:value-type="float">
            <text:p>0.250209535000067</text:p>
          </table:table-cell>
        </table:table-row>
        <table:table-row table:style-name="ro1">
          <table:table-cell office:value-type="float" office:value="46.6219387929996" calcext:value-type="float">
            <text:p>46.6219387929996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33904049406491" calcext:value-type="float">
            <text:p>0.0433904049406491</text:p>
          </table:table-cell>
          <table:table-cell office:value-type="float" office:value="0.248179784000058" calcext:value-type="float">
            <text:p>0.248179784000058</text:p>
          </table:table-cell>
        </table:table-row>
        <table:table-row table:style-name="ro1">
          <table:table-cell office:value-type="float" office:value="46.7235804439997" calcext:value-type="float">
            <text:p>46.7235804439997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32960149396438" calcext:value-type="float">
            <text:p>0.0432960149396438</text:p>
          </table:table-cell>
          <table:table-cell office:value-type="float" office:value="0.246288181000637" calcext:value-type="float">
            <text:p>0.246288181000637</text:p>
          </table:table-cell>
        </table:table-row>
        <table:table-row table:style-name="ro1">
          <table:table-cell office:value-type="float" office:value="46.8271339080002" calcext:value-type="float">
            <text:p>46.8271339080002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32021224442204" calcext:value-type="float">
            <text:p>0.0432021224442204</text:p>
          </table:table-cell>
          <table:table-cell office:value-type="float" office:value="0.241595213999972" calcext:value-type="float">
            <text:p>0.241595213999972</text:p>
          </table:table-cell>
        </table:table-row>
        <table:table-row table:style-name="ro1">
          <table:table-cell office:value-type="float" office:value="46.9296189779998" calcext:value-type="float">
            <text:p>46.9296189779998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31087065023848" calcext:value-type="float">
            <text:p>0.0431087065023848</text:p>
          </table:table-cell>
          <table:table-cell office:value-type="float" office:value="0.243706322000435" calcext:value-type="float">
            <text:p>0.243706322000435</text:p>
          </table:table-cell>
        </table:table-row>
        <table:table-row table:style-name="ro1">
          <table:table-cell office:value-type="float" office:value="47.031040414" calcext:value-type="float">
            <text:p>47.031040414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30157498500955" calcext:value-type="float">
            <text:p>0.0430157498500955</text:p>
          </table:table-cell>
          <table:table-cell office:value-type="float" office:value="0.245668217999992" calcext:value-type="float">
            <text:p>0.245668217999992</text:p>
          </table:table-cell>
        </table:table-row>
        <table:table-row table:style-name="ro1">
          <table:table-cell office:value-type="float" office:value="47.132987086" calcext:value-type="float">
            <text:p>47.132987086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29232381779488" calcext:value-type="float">
            <text:p>0.0429232381779488</text:p>
          </table:table-cell>
          <table:table-cell office:value-type="float" office:value="0.246218516999761" calcext:value-type="float">
            <text:p>0.246218516999761</text:p>
          </table:table-cell>
        </table:table-row>
        <table:table-row table:style-name="ro1">
          <table:table-cell office:value-type="float" office:value="47.2341526529999" calcext:value-type="float">
            <text:p>47.2341526529999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28311595444821" calcext:value-type="float">
            <text:p>0.0428311595444821</text:p>
          </table:table-cell>
          <table:table-cell office:value-type="float" office:value="0.246454803999768" calcext:value-type="float">
            <text:p>0.246454803999768</text:p>
          </table:table-cell>
        </table:table-row>
        <table:table-row table:style-name="ro1">
          <table:table-cell office:value-type="float" office:value="47.3365333459997" calcext:value-type="float">
            <text:p>47.3365333459997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27395039067722" calcext:value-type="float">
            <text:p>0.0427395039067722</text:p>
          </table:table-cell>
          <table:table-cell office:value-type="float" office:value="0.247959208999418" calcext:value-type="float">
            <text:p>0.247959208999418</text:p>
          </table:table-cell>
        </table:table-row>
        <table:table-row table:style-name="ro1">
          <table:table-cell office:value-type="float" office:value="47.4387545640002" calcext:value-type="float">
            <text:p>47.4387545640002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2648262744868" calcext:value-type="float">
            <text:p>0.042648262744868</text:p>
          </table:table-cell>
          <table:table-cell office:value-type="float" office:value="0.25044873799925" calcext:value-type="float">
            <text:p>0.25044873799925</text:p>
          </table:table-cell>
        </table:table-row>
        <table:table-row table:style-name="ro1">
          <table:table-cell office:value-type="float" office:value="47.5398263709994" calcext:value-type="float">
            <text:p>47.5398263709994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25574287612953" calcext:value-type="float">
            <text:p>0.0425574287612953</text:p>
          </table:table-cell>
          <table:table-cell office:value-type="float" office:value="0.247933662999458" calcext:value-type="float">
            <text:p>0.247933662999458</text:p>
          </table:table-cell>
        </table:table-row>
        <table:table-row table:style-name="ro1">
          <table:table-cell office:value-type="float" office:value="47.6423778509998" calcext:value-type="float">
            <text:p>47.6423778509998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24669956406152" calcext:value-type="float">
            <text:p>0.0424669956406152</text:p>
          </table:table-cell>
          <table:table-cell office:value-type="float" office:value="0.246937163000439" calcext:value-type="float">
            <text:p>0.246937163000439</text:p>
          </table:table-cell>
        </table:table-row>
        <table:table-row table:style-name="ro1">
          <table:table-cell office:value-type="float" office:value="47.7444426980001" calcext:value-type="float">
            <text:p>47.7444426980001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237695785703" calcext:value-type="float">
            <text:p>0.04237695785703</text:p>
          </table:table-cell>
          <table:table-cell office:value-type="float" office:value="0.246458720000192" calcext:value-type="float">
            <text:p>0.246458720000192</text:p>
          </table:table-cell>
        </table:table-row>
        <table:table-row table:style-name="ro1">
          <table:table-cell office:value-type="float" office:value="47.8472144030002" calcext:value-type="float">
            <text:p>47.8472144030002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22873105204248" calcext:value-type="float">
            <text:p>0.0422873105204248</text:p>
          </table:table-cell>
          <table:table-cell office:value-type="float" office:value="0.254273044999536" calcext:value-type="float">
            <text:p>0.254273044999536</text:p>
          </table:table-cell>
        </table:table-row>
        <table:table-row table:style-name="ro1">
          <table:table-cell office:value-type="float" office:value="47.9496668769998" calcext:value-type="float">
            <text:p>47.9496668769998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21980492531599" calcext:value-type="float">
            <text:p>0.0421980492531599</text:p>
          </table:table-cell>
          <table:table-cell office:value-type="float" office:value="0.246245075999468" calcext:value-type="float">
            <text:p>0.246245075999468</text:p>
          </table:table-cell>
        </table:table-row>
        <table:table-row table:style-name="ro1">
          <table:table-cell office:value-type="float" office:value="48.0520889379995" calcext:value-type="float">
            <text:p>48.0520889379995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21091700914632" calcext:value-type="float">
            <text:p>0.0421091700914632</text:p>
          </table:table-cell>
          <table:table-cell office:value-type="float" office:value="0.245645273999799" calcext:value-type="float">
            <text:p>0.245645273999799</text:p>
          </table:table-cell>
        </table:table-row>
        <table:table-row table:style-name="ro1">
          <table:table-cell office:value-type="float" office:value="48.1532823939997" calcext:value-type="float">
            <text:p>48.1532823939997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20206694065039" calcext:value-type="float">
            <text:p>0.0420206694065039</text:p>
          </table:table-cell>
          <table:table-cell office:value-type="float" office:value="0.243102577000172" calcext:value-type="float">
            <text:p>0.243102577000172</text:p>
          </table:table-cell>
        </table:table-row>
        <table:table-row table:style-name="ro1">
          <table:table-cell office:value-type="float" office:value="48.2541651679994" calcext:value-type="float">
            <text:p>48.2541651679994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19325438412115" calcext:value-type="float">
            <text:p>0.0419325438412115</text:p>
          </table:table-cell>
          <table:table-cell office:value-type="float" office:value="0.245800783999584" calcext:value-type="float">
            <text:p>0.245800783999584</text:p>
          </table:table-cell>
        </table:table-row>
        <table:table-row table:style-name="ro1">
          <table:table-cell office:value-type="float" office:value="48.3555291339999" calcext:value-type="float">
            <text:p>48.3555291339999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18447902596912" calcext:value-type="float">
            <text:p>0.0418447902596912</text:p>
          </table:table-cell>
          <table:table-cell office:value-type="float" office:value="0.249789469999996" calcext:value-type="float">
            <text:p>0.249789469999996</text:p>
          </table:table-cell>
        </table:table-row>
        <table:table-row table:style-name="ro1">
          <table:table-cell office:value-type="float" office:value="48.4574335749994" calcext:value-type="float">
            <text:p>48.4574335749994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17574057067177" calcext:value-type="float">
            <text:p>0.0417574057067177</text:p>
          </table:table-cell>
          <table:table-cell office:value-type="float" office:value="0.249391217999801" calcext:value-type="float">
            <text:p>0.249391217999801</text:p>
          </table:table-cell>
        </table:table-row>
        <table:table-row table:style-name="ro1">
          <table:table-cell office:value-type="float" office:value="48.5585463309999" calcext:value-type="float">
            <text:p>48.5585463309999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16703873752915" calcext:value-type="float">
            <text:p>0.0416703873752915</text:p>
          </table:table-cell>
          <table:table-cell office:value-type="float" office:value="0.249308385000404" calcext:value-type="float">
            <text:p>0.249308385000404</text:p>
          </table:table-cell>
        </table:table-row>
        <table:table-row table:style-name="ro1">
          <table:table-cell office:value-type="float" office:value="48.6600464049998" calcext:value-type="float">
            <text:p>48.6600464049998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15837325806456" calcext:value-type="float">
            <text:p>0.0415837325806456</text:p>
          </table:table-cell>
          <table:table-cell office:value-type="float" office:value="0.248870024000098" calcext:value-type="float">
            <text:p>0.248870024000098</text:p>
          </table:table-cell>
        </table:table-row>
        <table:table-row table:style-name="ro1">
          <table:table-cell office:value-type="float" office:value="48.7624373399995" calcext:value-type="float">
            <text:p>48.7624373399995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14974387394136" calcext:value-type="float">
            <text:p>0.0414974387394136</text:p>
          </table:table-cell>
          <table:table-cell office:value-type="float" office:value="0.248576442999365" calcext:value-type="float">
            <text:p>0.248576442999365</text:p>
          </table:table-cell>
        </table:table-row>
        <table:table-row table:style-name="ro1">
          <table:table-cell office:value-type="float" office:value="48.8645899089997" calcext:value-type="float">
            <text:p>48.8645899089997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14115033529272" calcext:value-type="float">
            <text:p>0.0414115033529272</text:p>
          </table:table-cell>
          <table:table-cell office:value-type="float" office:value="0.244421274999695" calcext:value-type="float">
            <text:p>0.244421274999695</text:p>
          </table:table-cell>
        </table:table-row>
        <table:table-row table:style-name="ro1">
          <table:table-cell office:value-type="float" office:value="48.9663883929998" calcext:value-type="float">
            <text:p>48.9663883929998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13259239938172" calcext:value-type="float">
            <text:p>0.0413259239938172</text:p>
          </table:table-cell>
          <table:table-cell office:value-type="float" office:value="0.244459007999467" calcext:value-type="float">
            <text:p>0.244459007999467</text:p>
          </table:table-cell>
        </table:table-row>
        <table:table-row table:style-name="ro1">
          <table:table-cell office:value-type="float" office:value="49.0677697880001" calcext:value-type="float">
            <text:p>49.0677697880001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12406982952582" calcext:value-type="float">
            <text:p>0.0412406982952582</text:p>
          </table:table-cell>
          <table:table-cell office:value-type="float" office:value="0.242080762000114" calcext:value-type="float">
            <text:p>0.242080762000114</text:p>
          </table:table-cell>
        </table:table-row>
        <table:table-row table:style-name="ro1">
          <table:table-cell office:value-type="float" office:value="49.1819896850002" calcext:value-type="float">
            <text:p>49.1819896850002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1155823942329" calcext:value-type="float">
            <text:p>0.041155823942329</text:p>
          </table:table-cell>
          <table:table-cell office:value-type="float" office:value="0.263051079999968" calcext:value-type="float">
            <text:p>0.263051079999968</text:p>
          </table:table-cell>
        </table:table-row>
        <table:table-row table:style-name="ro1">
          <table:table-cell office:value-type="float" office:value="49.2841976549998" calcext:value-type="float">
            <text:p>49.2841976549998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10712986650649" calcext:value-type="float">
            <text:p>0.0410712986650649</text:p>
          </table:table-cell>
          <table:table-cell office:value-type="float" office:value="0.238336790000176" calcext:value-type="float">
            <text:p>0.238336790000176</text:p>
          </table:table-cell>
        </table:table-row>
        <table:table-row table:style-name="ro1">
          <table:table-cell office:value-type="float" office:value="49.3863332279998" calcext:value-type="float">
            <text:p>49.3863332279998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09871202328649" calcext:value-type="float">
            <text:p>0.0409871202328649</text:p>
          </table:table-cell>
          <table:table-cell office:value-type="float" office:value="0.238475156000277" calcext:value-type="float">
            <text:p>0.238475156000277</text:p>
          </table:table-cell>
        </table:table-row>
        <table:table-row table:style-name="ro1">
          <table:table-cell office:value-type="float" office:value="49.4876521649994" calcext:value-type="float">
            <text:p>49.4876521649994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09032864499836" calcext:value-type="float">
            <text:p>0.0409032864499836</text:p>
          </table:table-cell>
          <table:table-cell office:value-type="float" office:value="0.242461627999546" calcext:value-type="float">
            <text:p>0.242461627999546</text:p>
          </table:table-cell>
        </table:table-row>
        <table:table-row table:style-name="ro1">
          <table:table-cell office:value-type="float" office:value="49.5895458320001" calcext:value-type="float">
            <text:p>49.5895458320001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0803437240795" calcext:value-type="float">
            <text:p>0.040803437240795</text:p>
          </table:table-cell>
          <table:table-cell office:value-type="float" office:value="0.246808176999366" calcext:value-type="float">
            <text:p>0.246808176999366</text:p>
          </table:table-cell>
        </table:table-row>
        <table:table-row table:style-name="ro1">
          <table:table-cell office:value-type="float" office:value="49.692113176" calcext:value-type="float">
            <text:p>49.692113176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07072659216682" calcext:value-type="float">
            <text:p>0.0407072659216682</text:p>
          </table:table-cell>
          <table:table-cell office:value-type="float" office:value="0.246541189000709" calcext:value-type="float">
            <text:p>0.246541189000709</text:p>
          </table:table-cell>
        </table:table-row>
        <table:table-row table:style-name="ro1">
          <table:table-cell office:value-type="float" office:value="49.7964246499996" calcext:value-type="float">
            <text:p>49.7964246499996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06141024757652" calcext:value-type="float">
            <text:p>0.0406141024757652</text:p>
          </table:table-cell>
          <table:table-cell office:value-type="float" office:value="0.248396916999809" calcext:value-type="float">
            <text:p>0.248396916999809</text:p>
          </table:table-cell>
        </table:table-row>
        <table:table-row table:style-name="ro1">
          <table:table-cell office:value-type="float" office:value="49.8979980849999" calcext:value-type="float">
            <text:p>49.8979980849999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05234104946684" calcext:value-type="float">
            <text:p>0.0405234104946684</text:p>
          </table:table-cell>
          <table:table-cell office:value-type="float" office:value="0.24708847599959" calcext:value-type="float">
            <text:p>0.24708847599959</text:p>
          </table:table-cell>
        </table:table-row>
        <table:table-row table:style-name="ro1">
          <table:table-cell office:value-type="float" office:value="49.9999755879999" calcext:value-type="float">
            <text:p>49.9999755879999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0434760459863" calcext:value-type="float">
            <text:p>0.040434760459863</text:p>
          </table:table-cell>
          <table:table-cell office:value-type="float" office:value="0.248704219000501" calcext:value-type="float">
            <text:p>0.248704219000501</text:p>
          </table:table-cell>
        </table:table-row>
        <table:table-row table:style-name="ro1">
          <table:table-cell office:value-type="float" office:value="50.1029889820002" calcext:value-type="float">
            <text:p>50.1029889820002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03478083678904" calcext:value-type="float">
            <text:p>0.0403478083678904</text:p>
          </table:table-cell>
          <table:table-cell office:value-type="float" office:value="0.249453479999829" calcext:value-type="float">
            <text:p>0.249453479999829</text:p>
          </table:table-cell>
        </table:table-row>
        <table:table-row table:style-name="ro1">
          <table:table-cell office:value-type="float" office:value="50.2050027770001" calcext:value-type="float">
            <text:p>50.2050027770001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026227863044" calcext:value-type="float">
            <text:p>0.04026227863044</text:p>
          </table:table-cell>
          <table:table-cell office:value-type="float" office:value="0.249877139999626" calcext:value-type="float">
            <text:p>0.249877139999626</text:p>
          </table:table-cell>
        </table:table-row>
        <table:table-row table:style-name="ro1">
          <table:table-cell office:value-type="float" office:value="50.3061494869999" calcext:value-type="float">
            <text:p>50.3061494869999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01779503943919" calcext:value-type="float">
            <text:p>0.0401779503943919</text:p>
          </table:table-cell>
          <table:table-cell office:value-type="float" office:value="0.249495237999327" calcext:value-type="float">
            <text:p>0.249495237999327</text:p>
          </table:table-cell>
        </table:table-row>
        <table:table-row table:style-name="ro1">
          <table:table-cell office:value-type="float" office:value="50.4092705749999" calcext:value-type="float">
            <text:p>50.4092705749999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00946465978197" calcext:value-type="float">
            <text:p>0.0400946465978197</text:p>
          </table:table-cell>
          <table:table-cell office:value-type="float" office:value="0.247213325999837" calcext:value-type="float">
            <text:p>0.247213325999837</text:p>
          </table:table-cell>
        </table:table-row>
        <table:table-row table:style-name="ro1">
          <table:table-cell office:value-type="float" office:value="50.5134913189995" calcext:value-type="float">
            <text:p>50.5134913189995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400122252147637" calcext:value-type="float">
            <text:p>0.0400122252147637</text:p>
          </table:table-cell>
          <table:table-cell office:value-type="float" office:value="0.244062613999631" calcext:value-type="float">
            <text:p>0.244062613999631</text:p>
          </table:table-cell>
        </table:table-row>
        <table:table-row table:style-name="ro1">
          <table:table-cell office:value-type="float" office:value="50.6157195449996" calcext:value-type="float">
            <text:p>50.6157195449996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99305722510189" calcext:value-type="float">
            <text:p>0.0399305722510189</text:p>
          </table:table-cell>
          <table:table-cell office:value-type="float" office:value="0.245639273000052" calcext:value-type="float">
            <text:p>0.245639273000052</text:p>
          </table:table-cell>
        </table:table-row>
        <table:table-row table:style-name="ro1">
          <table:table-cell office:value-type="float" office:value="50.7170490889994" calcext:value-type="float">
            <text:p>50.7170490889994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9849596140736" calcext:value-type="float">
            <text:p>0.039849596140736</text:p>
          </table:table-cell>
          <table:table-cell office:value-type="float" office:value="0.247179099999812" calcext:value-type="float">
            <text:p>0.247179099999812</text:p>
          </table:table-cell>
        </table:table-row>
        <table:table-row table:style-name="ro1">
          <table:table-cell office:value-type="float" office:value="50.8189388820001" calcext:value-type="float">
            <text:p>50.8189388820001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97692232636736" calcext:value-type="float">
            <text:p>0.0397692232636736</text:p>
          </table:table-cell>
          <table:table-cell office:value-type="float" office:value="0.249124934000065" calcext:value-type="float">
            <text:p>0.249124934000065</text:p>
          </table:table-cell>
        </table:table-row>
        <table:table-row table:style-name="ro1">
          <table:table-cell office:value-type="float" office:value="50.9206174199999" calcext:value-type="float">
            <text:p>50.9206174199999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96893943589704" calcext:value-type="float">
            <text:p>0.0396893943589704</text:p>
          </table:table-cell>
          <table:table-cell office:value-type="float" office:value="0.245172210999954" calcext:value-type="float">
            <text:p>0.245172210999954</text:p>
          </table:table-cell>
        </table:table-row>
        <table:table-row table:style-name="ro1">
          <table:table-cell office:value-type="float" office:value="51.0224642889998" calcext:value-type="float">
            <text:p>51.0224642889998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96100616561351" calcext:value-type="float">
            <text:p>0.0396100616561351</text:p>
          </table:table-cell>
          <table:table-cell office:value-type="float" office:value="0.240749454999786" calcext:value-type="float">
            <text:p>0.240749454999786</text:p>
          </table:table-cell>
        </table:table-row>
        <table:table-row table:style-name="ro1">
          <table:table-cell office:value-type="float" office:value="51.1245609059997" calcext:value-type="float">
            <text:p>51.1245609059997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0.03953118657981" calcext:value-type="float">
            <text:p>0.03953118657981</text:p>
          </table:table-cell>
          <table:table-cell office:value-type="float" office:value="0.242259538999861" calcext:value-type="float">
            <text:p>0.2422595389998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2499" meta:object-count="0"/>
    <meta:generator>LibreOffice/24.2.7.2$Linux_X86_64 LibreOffice_project/420$Build-2</meta:generator>
  </office:meta>
</office:document-meta>
</file>